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office:value-type="string">
            <text:p>faseSync</text:p>
          </table:table-cell>
          <table:table-cell office:value-type="string">
            <text:p>Izquierda</text:p>
          </table:table-cell>
          <table:table-cell/>
          <table:table-cell office:value-type="string">
            <text:p>Derecha</text:p>
          </table:table-cell>
          <table:table-cell table:number-columns-repeated="9"/>
          <table:table-cell>
            <draw:frame table:end-cell-address="Hoja1.U18" table:end-x="2.103cm" table:end-y="0.081cm" draw:z-index="0" draw:style-name="gr1" draw:text-style-name="P1" svg:width="14.966cm" svg:height="7.758cm" svg:x="0.084cm" svg:y="0cm">
              <draw:object draw:notify-on-update-of-ranges="Hoja1.A3:Hoja1.A103 Hoja1.C3:Hoja1.C10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Hoja1.AB18" table:end-x="2.049cm" table:end-y="0.267cm" draw:z-index="3" draw:style-name="gr1" draw:text-style-name="P1" svg:width="14.896cm" svg:height="7.896cm" svg:x="0.101cm" svg:y="0.048cm">
              <draw:object draw:notify-on-update-of-ranges="Hoja1.A3:Hoja1.A103 Hoja1.D2:Hoja1.D2 Hoja1.D3:Hoja1.D103 Hoja1.C2:Hoja1.C2 Hoja1.C3:Hoja1.C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35"/>
        </table:table-row>
        <table:table-row table:style-name="ro1">
          <table:table-cell office:value-type="string">
            <text:p>tiempo</text:p>
          </table:table-cell>
          <table:table-cell office:value-type="string">
            <text:p>Partida</text:p>
          </table:table-cell>
          <table:table-cell office:value-type="string">
            <text:p>Inicio</text:p>
          </table:table-cell>
          <table:table-cell office:value-type="string">
            <text:p>Caminata</text:p>
          </table:table-cell>
          <table:table-cell table:number-columns-repeated="25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formula="of:=(SIN([.B3])+0.7)*30" office:value-type="float" office:value="6.61723384187391">
            <text:p>6.6172338419</text:p>
          </table:table-cell>
          <table:table-cell table:formula="of:=(SIN([.B3])+0.7)*30" office:value-type="float" office:value="6.61723384187391">
            <text:p>6.6172338419</text:p>
          </table:table-cell>
          <table:table-cell table:formula="of:=(SIN([.B3]+PI())+0.7)*30" office:value-type="float" office:value="35.3827661581261">
            <text:p>35.3827661581</text:p>
          </table:table-cell>
          <table:table-cell table:formula="of:=0.7 *30" office:value-type="float" office:value="21">
            <text:p>21</text:p>
          </table:table-cell>
          <table:table-cell table:formula="of:=SIN([.B3])*30" office:value-type="float" office:value="-14.3827661581261">
            <text:p>-14.3827661581</text:p>
          </table:table-cell>
          <table:table-cell table:formula="of:=0.6*SIN(2*[.B3])*30" office:value-type="float" office:value="-15.1464777265421">
            <text:p>-15.1464777265</text:p>
          </table:table-cell>
          <table:table-cell table:formula="of:=0.5*COS([.B3])*30" office:value-type="float" office:value="13.1637384283556">
            <text:p>13.1637384284</text:p>
          </table:table-cell>
          <table:table-cell table:formula="of:=0.25*COS([.B3]*2)*30" office:value-type="float" office:value="4.05226729401105">
            <text:p>4.052267294</text:p>
          </table:table-cell>
          <table:table-cell table:formula="of:=SUM([.F3:.J3])" office:value-type="float" office:value="8.68676183769841">
            <text:p>8.6867618377</text:p>
          </table:table-cell>
          <table:table-cell table:formula="of:=SIN([.B3])*30" office:value-type="float" office:value="-14.3827661581261">
            <text:p>-14.382766158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-0.4">
            <text:p>-0.4</text:p>
          </table:table-cell>
          <table:table-cell table:formula="of:=(SIN([.B4])+0.7)*30" office:value-type="float" office:value="9.31744973074049">
            <text:p>9.3174497307</text:p>
          </table:table-cell>
          <table:table-cell table:formula="of:=(SIN([.B4])+0.7)*30" office:value-type="float" office:value="9.31744973074049">
            <text:p>9.3174497307</text:p>
          </table:table-cell>
          <table:table-cell table:formula="of:=(SIN([.B4]+PI())+0.7)*30" office:value-type="float" office:value="32.6825502692595">
            <text:p>32.6825502693</text:p>
          </table:table-cell>
          <table:table-cell table:formula="of:=0.7 *30" office:value-type="float" office:value="21">
            <text:p>21</text:p>
          </table:table-cell>
          <table:table-cell table:formula="of:=SIN([.B4])*30" office:value-type="float" office:value="-11.6825502692595">
            <text:p>-11.6825502693</text:p>
          </table:table-cell>
          <table:table-cell table:formula="of:=0.6*SIN(2*[.B4])*30" office:value-type="float" office:value="-12.9124096361914">
            <text:p>-12.9124096362</text:p>
          </table:table-cell>
          <table:table-cell table:formula="of:=0.5*COS([.B4])*30" office:value-type="float" office:value="13.8159149100433">
            <text:p>13.81591491</text:p>
          </table:table-cell>
          <table:table-cell table:formula="of:=0.25*COS([.B4]*2)*30" office:value-type="float" office:value="5.22530032010374">
            <text:p>5.2253003201</text:p>
          </table:table-cell>
          <table:table-cell table:formula="of:=SUM([.F4:.J4])" office:value-type="float" office:value="15.4462553246961">
            <text:p>15.4462553247</text:p>
          </table:table-cell>
          <table:table-cell table:formula="of:=SIN([.B4])*30" office:value-type="float" office:value="-11.6825502692595">
            <text:p>-11.682550269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-0.3">
            <text:p>-0.3</text:p>
          </table:table-cell>
          <table:table-cell table:formula="of:=(SIN([.B5])+0.7)*30" office:value-type="float" office:value="12.1343938001598">
            <text:p>12.1343938002</text:p>
          </table:table-cell>
          <table:table-cell table:formula="of:=(SIN([.B5])+0.7)*30" office:value-type="float" office:value="12.1343938001598">
            <text:p>12.1343938002</text:p>
          </table:table-cell>
          <table:table-cell table:formula="of:=(SIN([.B5]+PI())+0.7)*30" office:value-type="float" office:value="29.8656061998402">
            <text:p>29.8656061998</text:p>
          </table:table-cell>
          <table:table-cell table:formula="of:=0.7 *30" office:value-type="float" office:value="21">
            <text:p>21</text:p>
          </table:table-cell>
          <table:table-cell table:formula="of:=SIN([.B5])*30" office:value-type="float" office:value="-8.86560619984019">
            <text:p>-8.8656061998</text:p>
          </table:table-cell>
          <table:table-cell table:formula="of:=0.6*SIN(2*[.B5])*30" office:value-type="float" office:value="-10.1635645211106">
            <text:p>-10.1635645211</text:p>
          </table:table-cell>
          <table:table-cell table:formula="of:=0.5*COS([.B5])*30" office:value-type="float" office:value="14.3300473368841">
            <text:p>14.3300473369</text:p>
          </table:table-cell>
          <table:table-cell table:formula="of:=0.25*COS([.B5]*2)*30" office:value-type="float" office:value="6.19001711182259">
            <text:p>6.1900171118</text:p>
          </table:table-cell>
          <table:table-cell table:formula="of:=SUM([.F5:.J5])" office:value-type="float" office:value="22.4908937277559">
            <text:p>22.4908937278</text:p>
          </table:table-cell>
          <table:table-cell table:formula="of:=SIN([.B5])*30" office:value-type="float" office:value="-8.86560619984019">
            <text:p>-8.865606199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-0.2">
            <text:p>-0.2</text:p>
          </table:table-cell>
          <table:table-cell table:formula="of:=(SIN([.B6])+0.7)*30" office:value-type="float" office:value="15.0399200761482">
            <text:p>15.0399200761</text:p>
          </table:table-cell>
          <table:table-cell table:formula="of:=(SIN([.B6])+0.7)*30" office:value-type="float" office:value="15.0399200761482">
            <text:p>15.0399200761</text:p>
          </table:table-cell>
          <table:table-cell table:formula="of:=(SIN([.B6]+PI())+0.7)*30" office:value-type="float" office:value="26.9600799238518">
            <text:p>26.9600799239</text:p>
          </table:table-cell>
          <table:table-cell table:formula="of:=0.7 *30" office:value-type="float" office:value="21">
            <text:p>21</text:p>
          </table:table-cell>
          <table:table-cell table:formula="of:=SIN([.B6])*30" office:value-type="float" office:value="-5.96007992385184">
            <text:p>-5.9600799239</text:p>
          </table:table-cell>
          <table:table-cell table:formula="of:=0.6*SIN(2*[.B6])*30" office:value-type="float" office:value="-7.00953016155571">
            <text:p>-7.0095301616</text:p>
          </table:table-cell>
          <table:table-cell table:formula="of:=0.5*COS([.B6])*30" office:value-type="float" office:value="14.7009986676186">
            <text:p>14.7009986676</text:p>
          </table:table-cell>
          <table:table-cell table:formula="of:=0.25*COS([.B6]*2)*30" office:value-type="float" office:value="6.90795745502164">
            <text:p>6.907957455</text:p>
          </table:table-cell>
          <table:table-cell table:formula="of:=SUM([.F6:.J6])" office:value-type="float" office:value="29.6393460372327">
            <text:p>29.6393460372</text:p>
          </table:table-cell>
          <table:table-cell table:formula="of:=SIN([.B6])*30" office:value-type="float" office:value="-5.96007992385184">
            <text:p>-5.960079923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-0.1">
            <text:p>-0.1</text:p>
          </table:table-cell>
          <table:table-cell table:formula="of:=(SIN([.B7])+0.7)*30" office:value-type="float" office:value="18.0049975005952">
            <text:p>18.0049975006</text:p>
          </table:table-cell>
          <table:table-cell table:formula="of:=(SIN([.B7])+0.7)*30" office:value-type="float" office:value="18.0049975005952">
            <text:p>18.0049975006</text:p>
          </table:table-cell>
          <table:table-cell table:formula="of:=(SIN([.B7]+PI())+0.7)*30" office:value-type="float" office:value="23.9950024994048">
            <text:p>23.9950024994</text:p>
          </table:table-cell>
          <table:table-cell table:formula="of:=0.7 *30" office:value-type="float" office:value="21">
            <text:p>21</text:p>
          </table:table-cell>
          <table:table-cell table:formula="of:=SIN([.B7])*30" office:value-type="float" office:value="-2.99500249940484">
            <text:p>-2.9950024994</text:p>
          </table:table-cell>
          <table:table-cell table:formula="of:=0.6*SIN(2*[.B7])*30" office:value-type="float" office:value="-3.5760479543111">
            <text:p>-3.5760479543</text:p>
          </table:table-cell>
          <table:table-cell table:formula="of:=0.5*COS([.B7])*30" office:value-type="float" office:value="14.9250624791704">
            <text:p>14.9250624792</text:p>
          </table:table-cell>
          <table:table-cell table:formula="of:=0.25*COS([.B7]*2)*30" office:value-type="float" office:value="7.35049933380931">
            <text:p>7.3504993338</text:p>
          </table:table-cell>
          <table:table-cell table:formula="of:=SUM([.F7:.J7])" office:value-type="float" office:value="36.7045113592638">
            <text:p>36.7045113593</text:p>
          </table:table-cell>
          <table:table-cell table:formula="of:=SIN([.B7])*30" office:value-type="float" office:value="-2.99500249940484">
            <text:p>-2.995002499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SIN([.B8])+0.7)*30" office:value-type="float" office:value="21">
            <text:p>21</text:p>
          </table:table-cell>
          <table:table-cell table:formula="of:=(SIN([.B8])+0.7)*30" office:value-type="float" office:value="21">
            <text:p>21</text:p>
          </table:table-cell>
          <table:table-cell table:formula="of:=(SIN([.B8]+PI())+0.7)*30" office:value-type="float" office:value="21">
            <text:p>21</text:p>
          </table:table-cell>
          <table:table-cell table:formula="of:=0.7 *30" office:value-type="float" office:value="21">
            <text:p>21</text:p>
          </table:table-cell>
          <table:table-cell table:formula="of:=SIN([.B8])*30" office:value-type="float" office:value="0">
            <text:p>0</text:p>
          </table:table-cell>
          <table:table-cell table:formula="of:=0.6*SIN(2*[.B8])*30" office:value-type="float" office:value="0">
            <text:p>0</text:p>
          </table:table-cell>
          <table:table-cell table:formula="of:=0.5*COS([.B8])*30" office:value-type="float" office:value="15">
            <text:p>15</text:p>
          </table:table-cell>
          <table:table-cell table:formula="of:=0.25*COS([.B8]*2)*30" office:value-type="float" office:value="7.5">
            <text:p>7.5</text:p>
          </table:table-cell>
          <table:table-cell table:formula="of:=SUM([.F8:.J8])" office:value-type="float" office:value="43.5">
            <text:p>43.5</text:p>
          </table:table-cell>
          <table:table-cell table:formula="of:=SIN([.B8])*30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(SIN([.B9])+0.7)*30" office:value-type="float" office:value="23.9950024994048">
            <text:p>23.9950024994</text:p>
          </table:table-cell>
          <table:table-cell table:formula="of:=(SIN([.B9])+0.7)*30" office:value-type="float" office:value="23.9950024994048">
            <text:p>23.9950024994</text:p>
          </table:table-cell>
          <table:table-cell table:formula="of:=(SIN([.B9]+PI())+0.7)*30" office:value-type="float" office:value="18.0049975005952">
            <text:p>18.0049975006</text:p>
          </table:table-cell>
          <table:table-cell table:formula="of:=0.7 *30" office:value-type="float" office:value="21">
            <text:p>21</text:p>
          </table:table-cell>
          <table:table-cell table:formula="of:=SIN([.B9])*30" office:value-type="float" office:value="2.99500249940484">
            <text:p>2.9950024994</text:p>
          </table:table-cell>
          <table:table-cell table:formula="of:=0.6*SIN(2*[.B9])*30" office:value-type="float" office:value="3.5760479543111">
            <text:p>3.5760479543</text:p>
          </table:table-cell>
          <table:table-cell table:formula="of:=0.5*COS([.B9])*30" office:value-type="float" office:value="14.9250624791704">
            <text:p>14.9250624792</text:p>
          </table:table-cell>
          <table:table-cell table:formula="of:=0.25*COS([.B9]*2)*30" office:value-type="float" office:value="7.35049933380931">
            <text:p>7.3504993338</text:p>
          </table:table-cell>
          <table:table-cell table:formula="of:=SUM([.F9:.J9])" office:value-type="float" office:value="49.8466122666956">
            <text:p>49.8466122667</text:p>
          </table:table-cell>
          <table:table-cell table:formula="of:=SIN([.B9])*30" office:value-type="float" office:value="2.99500249940484">
            <text:p>2.995002499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(SIN([.B10])+0.7)*30" office:value-type="float" office:value="26.9600799238518">
            <text:p>26.9600799239</text:p>
          </table:table-cell>
          <table:table-cell table:formula="of:=(SIN([.B10])+0.7)*30" office:value-type="float" office:value="26.9600799238518">
            <text:p>26.9600799239</text:p>
          </table:table-cell>
          <table:table-cell table:formula="of:=(SIN([.B10]+PI())+0.7)*30" office:value-type="float" office:value="15.0399200761482">
            <text:p>15.0399200761</text:p>
          </table:table-cell>
          <table:table-cell table:formula="of:=0.7 *30" office:value-type="float" office:value="21">
            <text:p>21</text:p>
          </table:table-cell>
          <table:table-cell table:formula="of:=SIN([.B10])*30" office:value-type="float" office:value="5.96007992385184">
            <text:p>5.9600799239</text:p>
          </table:table-cell>
          <table:table-cell table:formula="of:=0.6*SIN(2*[.B10])*30" office:value-type="float" office:value="7.00953016155571">
            <text:p>7.0095301616</text:p>
          </table:table-cell>
          <table:table-cell table:formula="of:=0.5*COS([.B10])*30" office:value-type="float" office:value="14.7009986676186">
            <text:p>14.7009986676</text:p>
          </table:table-cell>
          <table:table-cell table:formula="of:=0.25*COS([.B10]*2)*30" office:value-type="float" office:value="6.90795745502164">
            <text:p>6.907957455</text:p>
          </table:table-cell>
          <table:table-cell table:formula="of:=SUM([.F10:.J10])" office:value-type="float" office:value="55.5785662080478">
            <text:p>55.578566208</text:p>
          </table:table-cell>
          <table:table-cell table:formula="of:=SIN([.B10])*30" office:value-type="float" office:value="5.96007992385184">
            <text:p>5.960079923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(SIN([.B11])+0.7)*30" office:value-type="float" office:value="29.8656061998402">
            <text:p>29.8656061998</text:p>
          </table:table-cell>
          <table:table-cell table:formula="of:=(SIN([.B11])+0.7)*30" office:value-type="float" office:value="29.8656061998402">
            <text:p>29.8656061998</text:p>
          </table:table-cell>
          <table:table-cell table:formula="of:=(SIN([.B11]+PI())+0.7)*30" office:value-type="float" office:value="12.1343938001598">
            <text:p>12.1343938002</text:p>
          </table:table-cell>
          <table:table-cell table:formula="of:=0.7 *30" office:value-type="float" office:value="21">
            <text:p>21</text:p>
          </table:table-cell>
          <table:table-cell table:formula="of:=SIN([.B11])*30" office:value-type="float" office:value="8.86560619984019">
            <text:p>8.8656061998</text:p>
          </table:table-cell>
          <table:table-cell table:formula="of:=0.6*SIN(2*[.B11])*30" office:value-type="float" office:value="10.1635645211106">
            <text:p>10.1635645211</text:p>
          </table:table-cell>
          <table:table-cell table:formula="of:=0.5*COS([.B11])*30" office:value-type="float" office:value="14.3300473368841">
            <text:p>14.3300473369</text:p>
          </table:table-cell>
          <table:table-cell table:formula="of:=0.25*COS([.B11]*2)*30" office:value-type="float" office:value="6.19001711182259">
            <text:p>6.1900171118</text:p>
          </table:table-cell>
          <table:table-cell table:formula="of:=SUM([.F11:.J11])" office:value-type="float" office:value="60.5492351696575">
            <text:p>60.5492351697</text:p>
          </table:table-cell>
          <table:table-cell table:formula="of:=SIN([.B11])*30" office:value-type="float" office:value="8.86560619984019">
            <text:p>8.865606199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(SIN([.B12])+0.7)*30" office:value-type="float" office:value="32.6825502692595">
            <text:p>32.6825502693</text:p>
          </table:table-cell>
          <table:table-cell table:formula="of:=(SIN([.B12])+0.7)*30" office:value-type="float" office:value="32.6825502692595">
            <text:p>32.6825502693</text:p>
          </table:table-cell>
          <table:table-cell table:formula="of:=(SIN([.B12]+PI())+0.7)*30" office:value-type="float" office:value="9.31744973074049">
            <text:p>9.3174497307</text:p>
          </table:table-cell>
          <table:table-cell table:formula="of:=0.7 *30" office:value-type="float" office:value="21">
            <text:p>21</text:p>
          </table:table-cell>
          <table:table-cell table:formula="of:=SIN([.B12])*30" office:value-type="float" office:value="11.6825502692595">
            <text:p>11.6825502693</text:p>
          </table:table-cell>
          <table:table-cell table:formula="of:=0.6*SIN(2*[.B12])*30" office:value-type="float" office:value="12.9124096361914">
            <text:p>12.9124096362</text:p>
          </table:table-cell>
          <table:table-cell table:formula="of:=0.5*COS([.B12])*30" office:value-type="float" office:value="13.8159149100433">
            <text:p>13.81591491</text:p>
          </table:table-cell>
          <table:table-cell table:formula="of:=0.25*COS([.B12]*2)*30" office:value-type="float" office:value="5.22530032010374">
            <text:p>5.2253003201</text:p>
          </table:table-cell>
          <table:table-cell table:formula="of:=SUM([.F12:.J12])" office:value-type="float" office:value="64.636175135598">
            <text:p>64.6361751356</text:p>
          </table:table-cell>
          <table:table-cell table:formula="of:=SIN([.B12])*30" office:value-type="float" office:value="11.6825502692595">
            <text:p>11.682550269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(SIN([.B13])+0.7)*30" office:value-type="float" office:value="35.3827661581261">
            <text:p>35.3827661581</text:p>
          </table:table-cell>
          <table:table-cell table:formula="of:=(SIN([.B13])+0.7)*30" office:value-type="float" office:value="35.3827661581261">
            <text:p>35.3827661581</text:p>
          </table:table-cell>
          <table:table-cell table:formula="of:=(SIN([.B13]+PI())+0.7)*30" office:value-type="float" office:value="6.61723384187392">
            <text:p>6.6172338419</text:p>
          </table:table-cell>
          <table:table-cell table:formula="of:=0.7 *30" office:value-type="float" office:value="21">
            <text:p>21</text:p>
          </table:table-cell>
          <table:table-cell table:formula="of:=SIN([.B13])*30" office:value-type="float" office:value="14.3827661581261">
            <text:p>14.3827661581</text:p>
          </table:table-cell>
          <table:table-cell table:formula="of:=0.6*SIN(2*[.B13])*30" office:value-type="float" office:value="15.1464777265421">
            <text:p>15.1464777265</text:p>
          </table:table-cell>
          <table:table-cell table:formula="of:=0.5*COS([.B13])*30" office:value-type="float" office:value="13.1637384283556">
            <text:p>13.1637384284</text:p>
          </table:table-cell>
          <table:table-cell table:formula="of:=0.25*COS([.B13]*2)*30" office:value-type="float" office:value="4.05226729401105">
            <text:p>4.052267294</text:p>
          </table:table-cell>
          <table:table-cell table:formula="of:=SUM([.F13:.J13])" office:value-type="float" office:value="67.7452496070349">
            <text:p>67.745249607</text:p>
          </table:table-cell>
          <table:table-cell table:formula="of:=SIN([.B13])*30" office:value-type="float" office:value="14.3827661581261">
            <text:p>14.382766158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(SIN([.B14])+0.7)*30" office:value-type="float" office:value="37.9392742018511">
            <text:p>37.9392742019</text:p>
          </table:table-cell>
          <table:table-cell table:formula="of:=(SIN([.B14])+0.7)*30" office:value-type="float" office:value="37.9392742018511">
            <text:p>37.9392742019</text:p>
          </table:table-cell>
          <table:table-cell table:formula="of:=(SIN([.B14]+PI())+0.7)*30" office:value-type="float" office:value="4.06072579814894">
            <text:p>4.0607257981</text:p>
          </table:table-cell>
          <table:table-cell table:formula="of:=0.7 *30" office:value-type="float" office:value="21">
            <text:p>21</text:p>
          </table:table-cell>
          <table:table-cell table:formula="of:=SIN([.B14])*30" office:value-type="float" office:value="16.9392742018511">
            <text:p>16.9392742019</text:p>
          </table:table-cell>
          <table:table-cell table:formula="of:=0.6*SIN(2*[.B14])*30" office:value-type="float" office:value="16.7767035474101">
            <text:p>16.7767035474</text:p>
          </table:table-cell>
          <table:table-cell table:formula="of:=0.5*COS([.B14])*30" office:value-type="float" office:value="12.3800342236452">
            <text:p>12.3800342236</text:p>
          </table:table-cell>
          <table:table-cell table:formula="of:=0.25*COS([.B14]*2)*30" office:value-type="float" office:value="2.71768315857505">
            <text:p>2.7176831586</text:p>
          </table:table-cell>
          <table:table-cell table:formula="of:=SUM([.F14:.J14])" office:value-type="float" office:value="69.8136951314814">
            <text:p>69.8136951315</text:p>
          </table:table-cell>
          <table:table-cell table:formula="of:=SIN([.B14])*30" office:value-type="float" office:value="16.9392742018511">
            <text:p>16.939274201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(SIN([.B15])+0.7)*30" office:value-type="float" office:value="40.3265306171307">
            <text:p>40.3265306171</text:p>
          </table:table-cell>
          <table:table-cell table:formula="of:=(SIN([.B15])+0.7)*30" office:value-type="float" office:value="40.3265306171307">
            <text:p>40.3265306171</text:p>
          </table:table-cell>
          <table:table-cell table:formula="of:=(SIN([.B15]+PI())+0.7)*30" office:value-type="float" office:value="1.67346938286927">
            <text:p>1.6734693829</text:p>
          </table:table-cell>
          <table:table-cell table:formula="of:=0.7 *30" office:value-type="float" office:value="21">
            <text:p>21</text:p>
          </table:table-cell>
          <table:table-cell table:formula="of:=SIN([.B15])*30" office:value-type="float" office:value="19.3265306171307">
            <text:p>19.3265306171</text:p>
          </table:table-cell>
          <table:table-cell table:formula="of:=0.6*SIN(2*[.B15])*30" office:value-type="float" office:value="17.7380951397923">
            <text:p>17.7380951398</text:p>
          </table:table-cell>
          <table:table-cell table:formula="of:=0.5*COS([.B15])*30" office:value-type="float" office:value="11.4726328092673">
            <text:p>11.4726328093</text:p>
          </table:table-cell>
          <table:table-cell table:formula="of:=0.25*COS([.B15]*2)*30" office:value-type="float" office:value="1.27475357175181">
            <text:p>1.2747535718</text:p>
          </table:table-cell>
          <table:table-cell table:formula="of:=SUM([.F15:.J15])" office:value-type="float" office:value="70.8120121379422">
            <text:p>70.8120121379</text:p>
          </table:table-cell>
          <table:table-cell table:formula="of:=SIN([.B15])*30" office:value-type="float" office:value="19.3265306171307">
            <text:p>19.326530617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(SIN([.B16])+0.7)*30" office:value-type="float" office:value="42.5206827269857">
            <text:p>42.520682727</text:p>
          </table:table-cell>
          <table:table-cell table:formula="of:=(SIN([.B16])+0.7)*30" office:value-type="float" office:value="42.5206827269857">
            <text:p>42.520682727</text:p>
          </table:table-cell>
          <table:table-cell table:formula="of:=(SIN([.B16]+PI())+0.7)*30" office:value-type="float" office:value="-0.520682726985675">
            <text:p>-0.520682727</text:p>
          </table:table-cell>
          <table:table-cell table:formula="of:=0.7 *30" office:value-type="float" office:value="21">
            <text:p>21</text:p>
          </table:table-cell>
          <table:table-cell table:formula="of:=SIN([.B16])*30" office:value-type="float" office:value="21.5206827269857">
            <text:p>21.520682727</text:p>
          </table:table-cell>
          <table:table-cell table:formula="of:=0.6*SIN(2*[.B16])*30" office:value-type="float" office:value="17.9923248547471">
            <text:p>17.9923248547</text:p>
          </table:table-cell>
          <table:table-cell table:formula="of:=0.5*COS([.B16])*30" office:value-type="float" office:value="10.4506006402075">
            <text:p>10.4506006402</text:p>
          </table:table-cell>
          <table:table-cell table:formula="of:=0.25*COS([.B16]*2)*30" office:value-type="float" office:value="-0.218996417259666">
            <text:p>-0.2189964173</text:p>
          </table:table-cell>
          <table:table-cell table:formula="of:=SUM([.F16:.J16])" office:value-type="float" office:value="70.7446118046806">
            <text:p>70.7446118047</text:p>
          </table:table-cell>
          <table:table-cell table:formula="of:=SIN([.B16])*30" office:value-type="float" office:value="21.5206827269857">
            <text:p>21.52068272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(SIN([.B17])+0.7)*30" office:value-type="float" office:value="44.4998072888245">
            <text:p>44.4998072888</text:p>
          </table:table-cell>
          <table:table-cell table:formula="of:=(SIN([.B17])+0.7)*30" office:value-type="float" office:value="44.4998072888245">
            <text:p>44.4998072888</text:p>
          </table:table-cell>
          <table:table-cell table:formula="of:=(SIN([.B17]+PI())+0.7)*30" office:value-type="float" office:value="-2.4998072888245">
            <text:p>-2.4998072888</text:p>
          </table:table-cell>
          <table:table-cell table:formula="of:=0.7 *30" office:value-type="float" office:value="21">
            <text:p>21</text:p>
          </table:table-cell>
          <table:table-cell table:formula="of:=SIN([.B17])*30" office:value-type="float" office:value="23.4998072888245">
            <text:p>23.4998072888</text:p>
          </table:table-cell>
          <table:table-cell table:formula="of:=0.6*SIN(2*[.B17])*30" office:value-type="float" office:value="17.5292573558075">
            <text:p>17.5292573558</text:p>
          </table:table-cell>
          <table:table-cell table:formula="of:=0.5*COS([.B17])*30" office:value-type="float" office:value="9.32414952405997">
            <text:p>9.3241495241</text:p>
          </table:table-cell>
          <table:table-cell table:formula="of:=0.25*COS([.B17]*2)*30" office:value-type="float" office:value="-1.70401571019815">
            <text:p>-1.7040157102</text:p>
          </table:table-cell>
          <table:table-cell table:formula="of:=SUM([.F17:.J17])" office:value-type="float" office:value="69.6491984584938">
            <text:p>69.6491984585</text:p>
          </table:table-cell>
          <table:table-cell table:formula="of:=SIN([.B17])*30" office:value-type="float" office:value="23.4998072888245">
            <text:p>23.499807288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SIN([.B18])+0.7)*30" office:value-type="float" office:value="46.2441295442369">
            <text:p>46.2441295442</text:p>
          </table:table-cell>
          <table:table-cell table:formula="of:=(SIN([.B18])+0.7)*30" office:value-type="float" office:value="46.2441295442369">
            <text:p>46.2441295442</text:p>
          </table:table-cell>
          <table:table-cell table:formula="of:=(SIN([.B18]+PI())+0.7)*30" office:value-type="float" office:value="-4.24412954423689">
            <text:p>-4.2441295442</text:p>
          </table:table-cell>
          <table:table-cell table:formula="of:=0.7 *30" office:value-type="float" office:value="21">
            <text:p>21</text:p>
          </table:table-cell>
          <table:table-cell table:formula="of:=SIN([.B18])*30" office:value-type="float" office:value="25.2441295442369">
            <text:p>25.2441295442</text:p>
          </table:table-cell>
          <table:table-cell table:formula="of:=0.6*SIN(2*[.B18])*30" office:value-type="float" office:value="16.3673536828623">
            <text:p>16.3673536829</text:p>
          </table:table-cell>
          <table:table-cell table:formula="of:=0.5*COS([.B18])*30" office:value-type="float" office:value="8.1045345880221">
            <text:p>8.104534588</text:p>
          </table:table-cell>
          <table:table-cell table:formula="of:=0.25*COS([.B18]*2)*30" office:value-type="float" office:value="-3.12110127410357">
            <text:p>-3.1211012741</text:p>
          </table:table-cell>
          <table:table-cell table:formula="of:=SUM([.F18:.J18])" office:value-type="float" office:value="67.5949165410177">
            <text:p>67.594916541</text:p>
          </table:table-cell>
          <table:table-cell table:formula="of:=SIN([.B18])*30" office:value-type="float" office:value="25.2441295442369">
            <text:p>25.2441295442</text:p>
          </table:table-cell>
          <table:table-cell table:number-columns-repeated="2"/>
          <table:table-cell>
            <draw:frame table:end-cell-address="Hoja1.U36" table:end-x="1.993cm" table:end-y="0.239cm" draw:z-index="1" draw:style-name="gr1" draw:text-style-name="P1" svg:width="14.856cm" svg:height="8.029cm" svg:x="0.084cm" svg:y="0.339cm">
              <draw:object draw:notify-on-update-of-ranges="Hoja1.A3:Hoja1.A103 Hoja1.L3:Hoja1.L10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/>
          <table:table-cell office:value-type="float" office:value="1.1">
            <text:p>1.1</text:p>
          </table:table-cell>
          <table:table-cell table:formula="of:=(SIN([.B19])+0.7)*30" office:value-type="float" office:value="47.7362208018431">
            <text:p>47.7362208018</text:p>
          </table:table-cell>
          <table:table-cell table:formula="of:=(SIN([.B19])+0.7)*30" office:value-type="float" office:value="47.7362208018431">
            <text:p>47.7362208018</text:p>
          </table:table-cell>
          <table:table-cell table:formula="of:=(SIN([.B19]+PI())+0.7)*30" office:value-type="float" office:value="-5.73622080184305">
            <text:p>-5.7362208018</text:p>
          </table:table-cell>
          <table:table-cell table:formula="of:=0.7 *30" office:value-type="float" office:value="21">
            <text:p>21</text:p>
          </table:table-cell>
          <table:table-cell table:formula="of:=SIN([.B19])*30" office:value-type="float" office:value="26.7362208018431">
            <text:p>26.7362208018</text:p>
          </table:table-cell>
          <table:table-cell table:formula="of:=0.6*SIN(2*[.B19])*30" office:value-type="float" office:value="14.5529352687526">
            <text:p>14.5529352688</text:p>
          </table:table-cell>
          <table:table-cell table:formula="of:=0.5*COS([.B19])*30" office:value-type="float" office:value="6.80394182138366">
            <text:p>6.8039418214</text:p>
          </table:table-cell>
          <table:table-cell table:formula="of:=0.25*COS([.B19]*2)*30" office:value-type="float" office:value="-4.41375837941509">
            <text:p>-4.4137583794</text:p>
          </table:table-cell>
          <table:table-cell table:formula="of:=SUM([.F19:.J19])" office:value-type="float" office:value="64.6793395125643">
            <text:p>64.6793395126</text:p>
          </table:table-cell>
          <table:table-cell table:formula="of:=SIN([.B19])*30" office:value-type="float" office:value="26.7362208018431">
            <text:p>26.7362208018</text:p>
          </table:table-cell>
          <table:table-cell table:number-columns-repeated="9"/>
          <table:table-cell>
            <draw:frame table:end-cell-address="Hoja1.AB37" table:end-x="1.938cm" table:end-y="0.213cm" draw:z-index="4" draw:style-name="gr1" draw:text-style-name="P1" svg:width="14.73cm" svg:height="8.195cm" svg:x="0.156cm" svg:y="0.147cm">
              <draw:object draw:notify-on-update-of-ranges="Hoja1.A3:Hoja1.A103 Hoja1.C1:Hoja1.C1 Hoja1.C3:Hoja1.C103 Hoja1.E1:Hoja1.E1 Hoja1.E3:Hoja1.E1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5"/>
        </table:table-row>
        <table:table-row table:style-name="ro1">
          <table:table-cell/>
          <table:table-cell office:value-type="float" office:value="1.2">
            <text:p>1.2</text:p>
          </table:table-cell>
          <table:table-cell table:formula="of:=(SIN([.B20])+0.7)*30" office:value-type="float" office:value="48.9611725790168">
            <text:p>48.961172579</text:p>
          </table:table-cell>
          <table:table-cell table:formula="of:=(SIN([.B20])+0.7)*30" office:value-type="float" office:value="48.9611725790168">
            <text:p>48.961172579</text:p>
          </table:table-cell>
          <table:table-cell table:formula="of:=(SIN([.B20]+PI())+0.7)*30" office:value-type="float" office:value="-6.96117257901679">
            <text:p>-6.961172579</text:p>
          </table:table-cell>
          <table:table-cell table:formula="of:=0.7 *30" office:value-type="float" office:value="21">
            <text:p>21</text:p>
          </table:table-cell>
          <table:table-cell table:formula="of:=SIN([.B20])*30" office:value-type="float" office:value="27.9611725790168">
            <text:p>27.961172579</text:p>
          </table:table-cell>
          <table:table-cell table:formula="of:=0.6*SIN(2*[.B20])*30" office:value-type="float" office:value="12.1583372499207">
            <text:p>12.1583372499</text:p>
          </table:table-cell>
          <table:table-cell table:formula="of:=0.5*COS([.B20])*30" office:value-type="float" office:value="5.4353663171501">
            <text:p>5.4353663172</text:p>
          </table:table-cell>
          <table:table-cell table:formula="of:=0.25*COS([.B20]*2)*30" office:value-type="float" office:value="-5.53045286655934">
            <text:p>-5.5304528666</text:p>
          </table:table-cell>
          <table:table-cell table:formula="of:=SUM([.F20:.J20])" office:value-type="float" office:value="61.0244232795283">
            <text:p>61.0244232795</text:p>
          </table:table-cell>
          <table:table-cell table:formula="of:=SIN([.B20])*30" office:value-type="float" office:value="27.9611725790168">
            <text:p>27.96117257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3">
            <text:p>1.3</text:p>
          </table:table-cell>
          <table:table-cell table:formula="of:=(SIN([.B21])+0.7)*30" office:value-type="float" office:value="49.9067455625158">
            <text:p>49.9067455625</text:p>
          </table:table-cell>
          <table:table-cell table:formula="of:=(SIN([.B21])+0.7)*30" office:value-type="float" office:value="49.9067455625158">
            <text:p>49.9067455625</text:p>
          </table:table-cell>
          <table:table-cell table:formula="of:=(SIN([.B21]+PI())+0.7)*30" office:value-type="float" office:value="-7.90674556251578">
            <text:p>-7.9067455625</text:p>
          </table:table-cell>
          <table:table-cell table:formula="of:=0.7 *30" office:value-type="float" office:value="21">
            <text:p>21</text:p>
          </table:table-cell>
          <table:table-cell table:formula="of:=SIN([.B21])*30" office:value-type="float" office:value="28.9067455625158">
            <text:p>28.9067455625</text:p>
          </table:table-cell>
          <table:table-cell table:formula="of:=0.6*SIN(2*[.B21])*30" office:value-type="float" office:value="9.27902469278636">
            <text:p>9.2790246928</text:p>
          </table:table-cell>
          <table:table-cell table:formula="of:=0.5*COS([.B21])*30" office:value-type="float" office:value="4.01248242936881">
            <text:p>4.0124824294</text:p>
          </table:table-cell>
          <table:table-cell table:formula="of:=0.25*COS([.B21]*2)*30" office:value-type="float" office:value="-6.42666565026711">
            <text:p>-6.4266656503</text:p>
          </table:table-cell>
          <table:table-cell table:formula="of:=SUM([.F21:.J21])" office:value-type="float" office:value="56.7715870344039">
            <text:p>56.7715870344</text:p>
          </table:table-cell>
          <table:table-cell table:formula="of:=SIN([.B21])*30" office:value-type="float" office:value="28.9067455625158">
            <text:p>28.906745562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4">
            <text:p>1.4</text:p>
          </table:table-cell>
          <table:table-cell table:formula="of:=(SIN([.B22])+0.7)*30" office:value-type="float" office:value="50.5634918996538">
            <text:p>50.5634918997</text:p>
          </table:table-cell>
          <table:table-cell table:formula="of:=(SIN([.B22])+0.7)*30" office:value-type="float" office:value="50.5634918996538">
            <text:p>50.5634918997</text:p>
          </table:table-cell>
          <table:table-cell table:formula="of:=(SIN([.B22]+PI())+0.7)*30" office:value-type="float" office:value="-8.56349189965381">
            <text:p>-8.5634918997</text:p>
          </table:table-cell>
          <table:table-cell table:formula="of:=0.7 *30" office:value-type="float" office:value="21">
            <text:p>21</text:p>
          </table:table-cell>
          <table:table-cell table:formula="of:=SIN([.B22])*30" office:value-type="float" office:value="29.5634918996538">
            <text:p>29.5634918997</text:p>
          </table:table-cell>
          <table:table-cell table:formula="of:=0.6*SIN(2*[.B22])*30" office:value-type="float" office:value="6.02978670280629">
            <text:p>6.0297867028</text:p>
          </table:table-cell>
          <table:table-cell table:formula="of:=0.5*COS([.B22])*30" office:value-type="float" office:value="2.54950714350362">
            <text:p>2.5495071435</text:p>
          </table:table-cell>
          <table:table-cell table:formula="of:=0.25*COS([.B22]*2)*30" office:value-type="float" office:value="-7.06666755501494">
            <text:p>-7.066667555</text:p>
          </table:table-cell>
          <table:table-cell table:formula="of:=SUM([.F22:.J22])" office:value-type="float" office:value="52.0761181909488">
            <text:p>52.0761181909</text:p>
          </table:table-cell>
          <table:table-cell table:formula="of:=SIN([.B22])*30" office:value-type="float" office:value="29.5634918996538">
            <text:p>29.563491899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5">
            <text:p>1.5</text:p>
          </table:table-cell>
          <table:table-cell table:formula="of:=(SIN([.B23])+0.7)*30" office:value-type="float" office:value="50.9248495981216">
            <text:p>50.9248495981</text:p>
          </table:table-cell>
          <table:table-cell table:formula="of:=(SIN([.B23])+0.7)*30" office:value-type="float" office:value="50.9248495981216">
            <text:p>50.9248495981</text:p>
          </table:table-cell>
          <table:table-cell table:formula="of:=(SIN([.B23]+PI())+0.7)*30" office:value-type="float" office:value="-8.92484959812163">
            <text:p>-8.9248495981</text:p>
          </table:table-cell>
          <table:table-cell table:formula="of:=0.7 *30" office:value-type="float" office:value="21">
            <text:p>21</text:p>
          </table:table-cell>
          <table:table-cell table:formula="of:=SIN([.B23])*30" office:value-type="float" office:value="29.9248495981216">
            <text:p>29.9248495981</text:p>
          </table:table-cell>
          <table:table-cell table:formula="of:=0.6*SIN(2*[.B23])*30" office:value-type="float" office:value="2.54016014507761">
            <text:p>2.5401601451</text:p>
          </table:table-cell>
          <table:table-cell table:formula="of:=0.5*COS([.B23])*30" office:value-type="float" office:value="1.06105802501554">
            <text:p>1.061058025</text:p>
          </table:table-cell>
          <table:table-cell table:formula="of:=0.25*COS([.B23]*2)*30" office:value-type="float" office:value="-7.42494372450334">
            <text:p>-7.4249437245</text:p>
          </table:table-cell>
          <table:table-cell table:formula="of:=SUM([.F23:.J23])" office:value-type="float" office:value="47.1011240437114">
            <text:p>47.1011240437</text:p>
          </table:table-cell>
          <table:table-cell table:formula="of:=SIN([.B23])*30" office:value-type="float" office:value="29.9248495981216">
            <text:p>29.924849598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6">
            <text:p>1.6</text:p>
          </table:table-cell>
          <table:table-cell table:formula="of:=(SIN([.B24])+0.7)*30" office:value-type="float" office:value="50.9872080912452">
            <text:p>50.9872080912</text:p>
          </table:table-cell>
          <table:table-cell table:formula="of:=(SIN([.B24])+0.7)*30" office:value-type="float" office:value="50.9872080912452">
            <text:p>50.9872080912</text:p>
          </table:table-cell>
          <table:table-cell table:formula="of:=(SIN([.B24]+PI())+0.7)*30" office:value-type="float" office:value="-8.98720809124515">
            <text:p>-8.9872080912</text:p>
          </table:table-cell>
          <table:table-cell table:formula="of:=0.7 *30" office:value-type="float" office:value="21">
            <text:p>21</text:p>
          </table:table-cell>
          <table:table-cell table:formula="of:=SIN([.B24])*30" office:value-type="float" office:value="29.9872080912452">
            <text:p>29.9872080912</text:p>
          </table:table-cell>
          <table:table-cell table:formula="of:=0.6*SIN(2*[.B24])*30" office:value-type="float" office:value="-1.05073458169644">
            <text:p>-1.0507345817</text:p>
          </table:table-cell>
          <table:table-cell table:formula="of:=0.5*COS([.B24])*30" office:value-type="float" office:value="-0.437992834519332">
            <text:p>-0.4379928345</text:p>
          </table:table-cell>
          <table:table-cell table:formula="of:=0.25*COS([.B24]*2)*30" office:value-type="float" office:value="-7.48721081846065">
            <text:p>-7.4872108185</text:p>
          </table:table-cell>
          <table:table-cell table:formula="of:=SUM([.F24:.J24])" office:value-type="float" office:value="42.0112698565687">
            <text:p>42.0112698566</text:p>
          </table:table-cell>
          <table:table-cell table:formula="of:=SIN([.B16]*2)*30" office:value-type="float" office:value="29.9872080912452">
            <text:p>29.987208091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7">
            <text:p>1.7</text:p>
          </table:table-cell>
          <table:table-cell table:formula="of:=(SIN([.B25])+0.7)*30" office:value-type="float" office:value="50.7499443135741">
            <text:p>50.7499443136</text:p>
          </table:table-cell>
          <table:table-cell table:formula="of:=(SIN([.B25])+0.7)*30" office:value-type="float" office:value="50.7499443135741">
            <text:p>50.7499443136</text:p>
          </table:table-cell>
          <table:table-cell table:formula="of:=(SIN([.B25]+PI())+0.7)*30" office:value-type="float" office:value="-8.74994431357406">
            <text:p>-8.7499443136</text:p>
          </table:table-cell>
          <table:table-cell table:formula="of:=0.7 *30" office:value-type="float" office:value="21">
            <text:p>21</text:p>
          </table:table-cell>
          <table:table-cell table:formula="of:=SIN([.B25])*30" office:value-type="float" office:value="29.7499443135741">
            <text:p>29.7499443136</text:p>
          </table:table-cell>
          <table:table-cell table:formula="of:=0.6*SIN(2*[.B25])*30" office:value-type="float" office:value="-4.59973983648297">
            <text:p>-4.5997398365</text:p>
          </table:table-cell>
          <table:table-cell table:formula="of:=0.5*COS([.B25])*30" office:value-type="float" office:value="-1.93266741443287">
            <text:p>-1.9326674144</text:p>
          </table:table-cell>
          <table:table-cell table:formula="of:=0.25*COS([.B25]*2)*30" office:value-type="float" office:value="-7.25098644434596">
            <text:p>-7.2509864443</text:p>
          </table:table-cell>
          <table:table-cell table:formula="of:=SUM([.F25:.J25])" office:value-type="float" office:value="36.9665506183123">
            <text:p>36.9665506183</text:p>
          </table:table-cell>
          <table:table-cell table:formula="of:=SIN([.B17]*2)*30" office:value-type="float" office:value="29.2154289263459">
            <text:p>29.215428926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(SIN([.B26])+0.7)*30" office:value-type="float" office:value="50.2154289263459">
            <text:p>50.2154289263</text:p>
          </table:table-cell>
          <table:table-cell table:formula="of:=(SIN([.B26])+0.7)*30" office:value-type="float" office:value="50.2154289263459">
            <text:p>50.2154289263</text:p>
          </table:table-cell>
          <table:table-cell table:formula="of:=(SIN([.B26]+PI())+0.7)*30" office:value-type="float" office:value="-8.21542892634586">
            <text:p>-8.2154289263</text:p>
          </table:table-cell>
          <table:table-cell table:formula="of:=0.7 *30" office:value-type="float" office:value="21">
            <text:p>21</text:p>
          </table:table-cell>
          <table:table-cell table:formula="of:=SIN([.B26])*30" office:value-type="float" office:value="29.2154289263459">
            <text:p>29.2154289263</text:p>
          </table:table-cell>
          <table:table-cell table:formula="of:=0.6*SIN(2*[.B26])*30" office:value-type="float" office:value="-7.96536797930735">
            <text:p>-7.9653679793</text:p>
          </table:table-cell>
          <table:table-cell table:formula="of:=0.5*COS([.B26])*30" office:value-type="float" office:value="-3.40803142039631">
            <text:p>-3.4080314204</text:p>
          </table:table-cell>
          <table:table-cell table:formula="of:=0.25*COS([.B26]*2)*30" office:value-type="float" office:value="-6.7256881225061">
            <text:p>-6.7256881225</text:p>
          </table:table-cell>
          <table:table-cell table:formula="of:=SUM([.F26:.J26])" office:value-type="float" office:value="32.1163414041361">
            <text:p>32.1163414041</text:p>
          </table:table-cell>
          <table:table-cell table:formula="of:=SIN([.B18]*2)*30" office:value-type="float" office:value="27.2789228047705">
            <text:p>27.278922804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.9">
            <text:p>1.9</text:p>
          </table:table-cell>
          <table:table-cell table:formula="of:=(SIN([.B27])+0.7)*30" office:value-type="float" office:value="49.3890026306224">
            <text:p>49.3890026306</text:p>
          </table:table-cell>
          <table:table-cell table:formula="of:=(SIN([.B27])+0.7)*30" office:value-type="float" office:value="49.3890026306224">
            <text:p>49.3890026306</text:p>
          </table:table-cell>
          <table:table-cell table:formula="of:=(SIN([.B27]+PI())+0.7)*30" office:value-type="float" office:value="-7.38900263062243">
            <text:p>-7.3890026306</text:p>
          </table:table-cell>
          <table:table-cell table:formula="of:=0.7 *30" office:value-type="float" office:value="21">
            <text:p>21</text:p>
          </table:table-cell>
          <table:table-cell table:formula="of:=SIN([.B27])*30" office:value-type="float" office:value="28.3890026306224">
            <text:p>28.3890026306</text:p>
          </table:table-cell>
          <table:table-cell table:formula="of:=0.6*SIN(2*[.B27])*30" office:value-type="float" office:value="-11.0134420369689">
            <text:p>-11.013442037</text:p>
          </table:table-cell>
          <table:table-cell table:formula="of:=0.5*COS([.B27])*30" office:value-type="float" office:value="-4.84934350295255">
            <text:p>-4.849343503</text:p>
          </table:table-cell>
          <table:table-cell table:formula="of:=0.25*COS([.B27]*2)*30" office:value-type="float" office:value="-5.93225783935813">
            <text:p>-5.9322578394</text:p>
          </table:table-cell>
          <table:table-cell table:formula="of:=SUM([.F27:.J27])" office:value-type="float" office:value="27.5939592513428">
            <text:p>27.5939592513</text:p>
          </table:table-cell>
          <table:table-cell table:formula="of:=SIN([.B19]*2)*30" office:value-type="float" office:value="24.2548921145877">
            <text:p>24.25489211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SIN([.B28])+0.7)*30" office:value-type="float" office:value="48.2789228047705">
            <text:p>48.2789228048</text:p>
          </table:table-cell>
          <table:table-cell table:formula="of:=(SIN([.B28])+0.7)*30" office:value-type="float" office:value="48.2789228047705">
            <text:p>48.2789228048</text:p>
          </table:table-cell>
          <table:table-cell table:formula="of:=(SIN([.B28]+PI())+0.7)*30" office:value-type="float" office:value="-6.27892280477045">
            <text:p>-6.2789228048</text:p>
          </table:table-cell>
          <table:table-cell table:formula="of:=0.7 *30" office:value-type="float" office:value="21">
            <text:p>21</text:p>
          </table:table-cell>
          <table:table-cell table:formula="of:=SIN([.B28])*30" office:value-type="float" office:value="27.2789228047705">
            <text:p>27.2789228048</text:p>
          </table:table-cell>
          <table:table-cell table:formula="of:=0.6*SIN(2*[.B28])*30" office:value-type="float" office:value="-13.6224449155427">
            <text:p>-13.6224449155</text:p>
          </table:table-cell>
          <table:table-cell table:formula="of:=0.5*COS([.B28])*30" office:value-type="float" office:value="-6.24220254820714">
            <text:p>-6.2422025482</text:p>
          </table:table-cell>
          <table:table-cell table:formula="of:=0.25*COS([.B28]*2)*30" office:value-type="float" office:value="-4.90232715647709">
            <text:p>-4.9023271565</text:p>
          </table:table-cell>
          <table:table-cell table:formula="of:=SUM([.F28:.J28])" office:value-type="float" office:value="23.5119481845435">
            <text:p>23.5119481845</text:p>
          </table:table-cell>
          <table:table-cell table:formula="of:=SIN([.B20]*2)*30" office:value-type="float" office:value="20.2638954165345">
            <text:p>20.263895416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1">
            <text:p>2.1</text:p>
          </table:table-cell>
          <table:table-cell table:formula="of:=(SIN([.B29])+0.7)*30" office:value-type="float" office:value="46.8962809994662">
            <text:p>46.8962809995</text:p>
          </table:table-cell>
          <table:table-cell table:formula="of:=(SIN([.B29])+0.7)*30" office:value-type="float" office:value="46.8962809994662">
            <text:p>46.8962809995</text:p>
          </table:table-cell>
          <table:table-cell table:formula="of:=(SIN([.B29]+PI())+0.7)*30" office:value-type="float" office:value="-4.89628099946622">
            <text:p>-4.8962809995</text:p>
          </table:table-cell>
          <table:table-cell table:formula="of:=0.7 *30" office:value-type="float" office:value="21">
            <text:p>21</text:p>
          </table:table-cell>
          <table:table-cell table:formula="of:=SIN([.B29])*30" office:value-type="float" office:value="25.8962809994662">
            <text:p>25.8962809995</text:p>
          </table:table-cell>
          <table:table-cell table:formula="of:=0.6*SIN(2*[.B29])*30" office:value-type="float" office:value="-15.6883639034446">
            <text:p>-15.6883639034</text:p>
          </table:table-cell>
          <table:table-cell table:formula="of:=0.5*COS([.B29])*30" office:value-type="float" office:value="-7.57269156899786">
            <text:p>-7.572691569</text:p>
          </table:table-cell>
          <table:table-cell table:formula="of:=0.25*COS([.B29]*2)*30" office:value-type="float" office:value="-3.67695616005525">
            <text:p>-3.6769561601</text:p>
          </table:table-cell>
          <table:table-cell table:formula="of:=SUM([.F29:.J29])" office:value-type="float" office:value="19.9582693669685">
            <text:p>19.958269367</text:p>
          </table:table-cell>
          <table:table-cell table:formula="of:=SIN([.B21]*2)*30" office:value-type="float" office:value="15.4650411546439">
            <text:p>15.46504115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2">
            <text:p>2.2</text:p>
          </table:table-cell>
          <table:table-cell table:formula="of:=(SIN([.B30])+0.7)*30" office:value-type="float" office:value="45.2548921145877">
            <text:p>45.2548921146</text:p>
          </table:table-cell>
          <table:table-cell table:formula="of:=(SIN([.B30])+0.7)*30" office:value-type="float" office:value="45.2548921145877">
            <text:p>45.2548921146</text:p>
          </table:table-cell>
          <table:table-cell table:formula="of:=(SIN([.B30]+PI())+0.7)*30" office:value-type="float" office:value="-3.2548921145877">
            <text:p>-3.2548921146</text:p>
          </table:table-cell>
          <table:table-cell table:formula="of:=0.7 *30" office:value-type="float" office:value="21">
            <text:p>21</text:p>
          </table:table-cell>
          <table:table-cell table:formula="of:=SIN([.B30])*30" office:value-type="float" office:value="24.2548921145877">
            <text:p>24.2548921146</text:p>
          </table:table-cell>
          <table:table-cell table:formula="of:=0.6*SIN(2*[.B30])*30" office:value-type="float" office:value="-17.1288373300113">
            <text:p>-17.12883733</text:p>
          </table:table-cell>
          <table:table-cell table:formula="of:=0.5*COS([.B30])*30" office:value-type="float" office:value="-8.82751675883019">
            <text:p>-8.8275167588</text:p>
          </table:table-cell>
          <table:table-cell table:formula="of:=0.25*COS([.B30]*2)*30" office:value-type="float" office:value="-2.30499652483814">
            <text:p>-2.3049965248</text:p>
          </table:table-cell>
          <table:table-cell table:formula="of:=SUM([.F30:.J30])" office:value-type="float" office:value="16.9935415009081">
            <text:p>16.9935415009</text:p>
          </table:table-cell>
          <table:table-cell table:formula="of:=SIN([.B22]*2)*30" office:value-type="float" office:value="10.0496445046772">
            <text:p>10.049644504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3">
            <text:p>2.3</text:p>
          </table:table-cell>
          <table:table-cell table:formula="of:=(SIN([.B31])+0.7)*30" office:value-type="float" office:value="43.3711563653016">
            <text:p>43.3711563653</text:p>
          </table:table-cell>
          <table:table-cell table:formula="of:=(SIN([.B31])+0.7)*30" office:value-type="float" office:value="43.3711563653016">
            <text:p>43.3711563653</text:p>
          </table:table-cell>
          <table:table-cell table:formula="of:=(SIN([.B31]+PI())+0.7)*30" office:value-type="float" office:value="-1.37115636530161">
            <text:p>-1.3711563653</text:p>
          </table:table-cell>
          <table:table-cell table:formula="of:=0.7 *30" office:value-type="float" office:value="21">
            <text:p>21</text:p>
          </table:table-cell>
          <table:table-cell table:formula="of:=SIN([.B31])*30" office:value-type="float" office:value="22.3711563653016">
            <text:p>22.3711563653</text:p>
          </table:table-cell>
          <table:table-cell table:formula="of:=0.6*SIN(2*[.B31])*30" office:value-type="float" office:value="-17.8864380654024">
            <text:p>-17.8864380654</text:p>
          </table:table-cell>
          <table:table-cell table:formula="of:=0.5*COS([.B31])*30" office:value-type="float" office:value="-9.99414031919736">
            <text:p>-9.9941403192</text:p>
          </table:table-cell>
          <table:table-cell table:formula="of:=0.25*COS([.B31]*2)*30" office:value-type="float" office:value="-0.841143952012911">
            <text:p>-0.841143952</text:p>
          </table:table-cell>
          <table:table-cell table:formula="of:=SUM([.F31:.J31])" office:value-type="float" office:value="14.649434028689">
            <text:p>14.6494340287</text:p>
          </table:table-cell>
          <table:table-cell table:formula="of:=SIN([.B23]*2)*30" office:value-type="float" office:value="4.23360024179602">
            <text:p>4.233600241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4">
            <text:p>2.4</text:p>
          </table:table-cell>
          <table:table-cell table:formula="of:=(SIN([.B32])+0.7)*30" office:value-type="float" office:value="41.2638954165345">
            <text:p>41.2638954165</text:p>
          </table:table-cell>
          <table:table-cell table:formula="of:=(SIN([.B32])+0.7)*30" office:value-type="float" office:value="41.2638954165345">
            <text:p>41.2638954165</text:p>
          </table:table-cell>
          <table:table-cell table:formula="of:=(SIN([.B32]+PI())+0.7)*30" office:value-type="float" office:value="0.73610458346548">
            <text:p>0.7361045835</text:p>
          </table:table-cell>
          <table:table-cell table:formula="of:=0.7 *30" office:value-type="float" office:value="21">
            <text:p>21</text:p>
          </table:table-cell>
          <table:table-cell table:formula="of:=SIN([.B32])*30" office:value-type="float" office:value="20.2638954165345">
            <text:p>20.2638954165</text:p>
          </table:table-cell>
          <table:table-cell table:formula="of:=0.6*SIN(2*[.B32])*30" office:value-type="float" office:value="-17.9309629590451">
            <text:p>-17.930962959</text:p>
          </table:table-cell>
          <table:table-cell table:formula="of:=0.5*COS([.B32])*30" office:value-type="float" office:value="-11.0609057331187">
            <text:p>-11.0609057331</text:p>
          </table:table-cell>
          <table:table-cell table:formula="of:=0.25*COS([.B32]*2)*30" office:value-type="float" office:value="0.656242375795848">
            <text:p>0.6562423758</text:p>
          </table:table-cell>
          <table:table-cell table:formula="of:=SUM([.F32:.J32])" office:value-type="float" office:value="12.9282691001666">
            <text:p>12.9282691002</text:p>
          </table:table-cell>
          <table:table-cell table:formula="of:=SIN([.B24]*2)*30" office:value-type="float" office:value="-1.7512243028274">
            <text:p>-1.7512243028</text:p>
          </table:table-cell>
          <table:table-cell table:number-columns-repeated="24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formula="of:=(SIN([.B33])+0.7)*30" office:value-type="float" office:value="38.9541643231187">
            <text:p>38.9541643231</text:p>
          </table:table-cell>
          <table:table-cell table:formula="of:=(SIN([.B33])+0.7)*30" office:value-type="float" office:value="38.9541643231187">
            <text:p>38.9541643231</text:p>
          </table:table-cell>
          <table:table-cell table:formula="of:=(SIN([.B33]+PI())+0.7)*30" office:value-type="float" office:value="3.04583567688131">
            <text:p>3.0458356769</text:p>
          </table:table-cell>
          <table:table-cell table:formula="of:=0.7 *30" office:value-type="float" office:value="21">
            <text:p>21</text:p>
          </table:table-cell>
          <table:table-cell table:formula="of:=SIN([.B33])*30" office:value-type="float" office:value="17.9541643231187">
            <text:p>17.9541643231</text:p>
          </table:table-cell>
          <table:table-cell table:formula="of:=0.6*SIN(2*[.B33])*30" office:value-type="float" office:value="-17.2606369439365">
            <text:p>-17.2606369439</text:p>
          </table:table-cell>
          <table:table-cell table:formula="of:=0.5*COS([.B33])*30" office:value-type="float" office:value="-12.017154233204">
            <text:p>-12.0171542332</text:p>
          </table:table-cell>
          <table:table-cell table:formula="of:=0.25*COS([.B33]*2)*30" office:value-type="float" office:value="2.1274663909742">
            <text:p>2.127466391</text:p>
          </table:table-cell>
          <table:table-cell table:formula="of:=SUM([.F33:.J33])" office:value-type="float" office:value="11.8038395369524">
            <text:p>11.803839537</text:p>
          </table:table-cell>
          <table:table-cell table:formula="of:=SIN([.B25]*2)*30" office:value-type="float" office:value="-7.66623306080495">
            <text:p>-7.666233060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6">
            <text:p>2.6</text:p>
          </table:table-cell>
          <table:table-cell table:formula="of:=(SIN([.B34])+0.7)*30" office:value-type="float" office:value="36.4650411546439">
            <text:p>36.4650411546</text:p>
          </table:table-cell>
          <table:table-cell table:formula="of:=(SIN([.B34])+0.7)*30" office:value-type="float" office:value="36.4650411546439">
            <text:p>36.4650411546</text:p>
          </table:table-cell>
          <table:table-cell table:formula="of:=(SIN([.B34]+PI())+0.7)*30" office:value-type="float" office:value="5.53495884535606">
            <text:p>5.5349588454</text:p>
          </table:table-cell>
          <table:table-cell table:formula="of:=0.7 *30" office:value-type="float" office:value="21">
            <text:p>21</text:p>
          </table:table-cell>
          <table:table-cell table:formula="of:=SIN([.B34])*30" office:value-type="float" office:value="15.4650411546439">
            <text:p>15.4650411546</text:p>
          </table:table-cell>
          <table:table-cell table:formula="of:=0.6*SIN(2*[.B34])*30" office:value-type="float" office:value="-15.9021838029628">
            <text:p>-15.902183803</text:p>
          </table:table-cell>
          <table:table-cell table:formula="of:=0.5*COS([.B34])*30" office:value-type="float" office:value="-12.8533313005342">
            <text:p>-12.8533313005</text:p>
          </table:table-cell>
          <table:table-cell table:formula="of:=0.25*COS([.B34]*2)*30" office:value-type="float" office:value="3.51387503475283">
            <text:p>3.5138750348</text:p>
          </table:table-cell>
          <table:table-cell table:formula="of:=SUM([.F34:.J34])" office:value-type="float" office:value="11.2234010858998">
            <text:p>11.2234010859</text:p>
          </table:table-cell>
          <table:table-cell table:formula="of:=SIN([.B26]*2)*30" office:value-type="float" office:value="-13.2756132988456">
            <text:p>-13.275613298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7">
            <text:p>2.7</text:p>
          </table:table-cell>
          <table:table-cell table:formula="of:=(SIN([.B35])+0.7)*30" office:value-type="float" office:value="33.8213964070149">
            <text:p>33.821396407</text:p>
          </table:table-cell>
          <table:table-cell table:formula="of:=(SIN([.B35]*2)+0.5)*30" office:value-type="float" office:value="-8.18293462667961">
            <text:p>-8.1829346267</text:p>
          </table:table-cell>
          <table:table-cell table:formula="of:=(SIN([.B35]+PI())+0.7)*30" office:value-type="float" office:value="8.17860359298511">
            <text:p>8.178603593</text:p>
          </table:table-cell>
          <table:table-cell table:formula="of:=0.7 *30" office:value-type="float" office:value="21">
            <text:p>21</text:p>
          </table:table-cell>
          <table:table-cell table:formula="of:=SIN([.B35])*30" office:value-type="float" office:value="12.8213964070149">
            <text:p>12.821396407</text:p>
          </table:table-cell>
          <table:table-cell table:formula="of:=0.6*SIN(2*[.B35])*30" office:value-type="float" office:value="-13.9097607760078">
            <text:p>-13.909760776</text:p>
          </table:table-cell>
          <table:table-cell table:formula="of:=0.5*COS([.B35])*30" office:value-type="float" office:value="-13.5610821302559">
            <text:p>-13.5610821303</text:p>
          </table:table-cell>
          <table:table-cell table:formula="of:=0.25*COS([.B35]*2)*30" office:value-type="float" office:value="4.76019656956976">
            <text:p>4.7601965696</text:p>
          </table:table-cell>
          <table:table-cell table:formula="of:=SUM([.F35:.J35])" office:value-type="float" office:value="11.110750070321">
            <text:p>11.1107500703</text:p>
          </table:table-cell>
          <table:table-cell table:formula="of:=SIN([.B27]*2)*30" office:value-type="float" office:value="-18.3557367282816">
            <text:p>-18.355736728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(SIN([.B36])+0.7)*30" office:value-type="float" office:value="31.0496445046772">
            <text:p>31.0496445047</text:p>
          </table:table-cell>
          <table:table-cell table:formula="of:=(SIN([.B36]*2)+0.5)*30" office:value-type="float" office:value="-3.93799913616965">
            <text:p>-3.9379991362</text:p>
          </table:table-cell>
          <table:table-cell table:formula="of:=(SIN([.B36]+PI())+0.7)*30" office:value-type="float" office:value="10.9503554953228">
            <text:p>10.9503554953</text:p>
          </table:table-cell>
          <table:table-cell table:formula="of:=0.7 *30" office:value-type="float" office:value="21">
            <text:p>21</text:p>
          </table:table-cell>
          <table:table-cell table:formula="of:=SIN([.B36])*30" office:value-type="float" office:value="10.0496445046772">
            <text:p>10.0496445047</text:p>
          </table:table-cell>
          <table:table-cell table:formula="of:=0.6*SIN(2*[.B36])*30" office:value-type="float" office:value="-11.3627994817018">
            <text:p>-11.3627994817</text:p>
          </table:table-cell>
          <table:table-cell table:formula="of:=0.5*COS([.B36])*30" office:value-type="float" office:value="-14.1333351100299">
            <text:p>-14.13333511</text:p>
          </table:table-cell>
          <table:table-cell table:formula="of:=0.25*COS([.B36]*2)*30" office:value-type="float" office:value="5.81674408882687">
            <text:p>5.8167440888</text:p>
          </table:table-cell>
          <table:table-cell table:formula="of:=SUM([.F36:.J36])" office:value-type="float" office:value="11.3702540017724">
            <text:p>11.3702540018</text:p>
          </table:table-cell>
          <table:table-cell table:formula="of:=SIN([.B28]*2)*30" office:value-type="float" office:value="-22.7040748592378">
            <text:p>-22.704074859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.9">
            <text:p>2.9</text:p>
          </table:table-cell>
          <table:table-cell table:formula="of:=(SIN([.B37])+0.7)*30" office:value-type="float" office:value="28.1774798764195">
            <text:p>28.1774798764</text:p>
          </table:table-cell>
          <table:table-cell table:formula="of:=(SIN([.B37]*2)+0.5)*30" office:value-type="float" office:value="1.06193461758728">
            <text:p>1.0619346176</text:p>
          </table:table-cell>
          <table:table-cell table:formula="of:=(SIN([.B37]+PI())+0.7)*30" office:value-type="float" office:value="13.8225201235805">
            <text:p>13.8225201236</text:p>
          </table:table-cell>
          <table:table-cell table:formula="of:=0.7 *30" office:value-type="float" office:value="21">
            <text:p>21</text:p>
          </table:table-cell>
          <table:table-cell table:formula="of:=SIN([.B37])*30" office:value-type="float" office:value="7.17747987641947">
            <text:p>7.1774798764</text:p>
          </table:table-cell>
          <table:table-cell table:formula="of:=0.6*SIN(2*[.B37])*30" office:value-type="float" office:value="-8.36283922944763">
            <text:p>-8.3628392294</text:p>
          </table:table-cell>
          <table:table-cell table:formula="of:=0.5*COS([.B37])*30" office:value-type="float" office:value="-14.5643724772439">
            <text:p>-14.5643724772</text:p>
          </table:table-cell>
          <table:table-cell table:formula="of:=0.25*COS([.B37]*2)*30" office:value-type="float" office:value="6.64139637705989">
            <text:p>6.6413963771</text:p>
          </table:table-cell>
          <table:table-cell table:formula="of:=SUM([.F37:.J37])" office:value-type="float" office:value="11.8916645467879">
            <text:p>11.8916645468</text:p>
          </table:table-cell>
          <table:table-cell table:formula="of:=SIN([.B29]*2)*30" office:value-type="float" office:value="-26.1472731724076">
            <text:p>-26.1472731724</text:p>
          </table:table-cell>
          <table:table-cell table:number-columns-repeated="2"/>
          <table:table-cell>
            <draw:frame table:end-cell-address="Hoja1.U54" table:end-x="1.964cm" table:end-y="0.319cm" draw:z-index="2" draw:style-name="gr1" draw:text-style-name="P1" svg:width="14.717cm" svg:height="7.97cm" svg:x="0.194cm" svg:y="0.027cm">
              <draw:object draw:notify-on-update-of-ranges="Hoja1.A3:Hoja1.A103 Hoja1.K3:Hoja1.K10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SIN([.B38])+0.7)*30" office:value-type="float" office:value="25.233600241796">
            <text:p>25.2336002418</text:p>
          </table:table-cell>
          <table:table-cell table:formula="of:=(SIN([.B38]*2)+0.5)*30" office:value-type="float" office:value="6.61753505403222">
            <text:p>6.617535054</text:p>
          </table:table-cell>
          <table:table-cell table:formula="of:=(SIN([.B38]+PI())+0.7)*30" office:value-type="float" office:value="16.766399758204">
            <text:p>16.7663997582</text:p>
          </table:table-cell>
          <table:table-cell table:formula="of:=0.7 *30" office:value-type="float" office:value="21">
            <text:p>21</text:p>
          </table:table-cell>
          <table:table-cell table:formula="of:=SIN([.B38])*30" office:value-type="float" office:value="4.23360024179602">
            <text:p>4.2336002418</text:p>
          </table:table-cell>
          <table:table-cell table:formula="of:=0.6*SIN(2*[.B38])*30" office:value-type="float" office:value="-5.02947896758067">
            <text:p>-5.0294789676</text:p>
          </table:table-cell>
          <table:table-cell table:formula="of:=0.5*COS([.B38])*30" office:value-type="float" office:value="-14.8498874490067">
            <text:p>-14.849887449</text:p>
          </table:table-cell>
          <table:table-cell table:formula="of:=0.25*COS([.B38]*2)*30" office:value-type="float" office:value="7.20127714987775">
            <text:p>7.2012771499</text:p>
          </table:table-cell>
          <table:table-cell table:formula="of:=SUM([.F38:.J38])" office:value-type="float" office:value="12.5555109750864">
            <text:p>12.5555109751</text:p>
          </table:table-cell>
          <table:table-cell table:formula="of:=SIN([.B30]*2)*30" office:value-type="float" office:value="-28.5480622166855">
            <text:p>-28.54806221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1">
            <text:p>3.1</text:p>
          </table:table-cell>
          <table:table-cell table:formula="of:=(SIN([.B39])+0.7)*30" office:value-type="float" office:value="22.2474198729987">
            <text:p>22.247419873</text:p>
          </table:table-cell>
          <table:table-cell table:formula="of:=(SIN([.B39]*2)+0.5)*30" office:value-type="float" office:value="12.5073179154751">
            <text:p>12.5073179155</text:p>
          </table:table-cell>
          <table:table-cell table:formula="of:=(SIN([.B39]+PI())+0.7)*30" office:value-type="float" office:value="19.7525801270013">
            <text:p>19.752580127</text:p>
          </table:table-cell>
          <table:table-cell table:formula="of:=0.7 *30" office:value-type="float" office:value="21">
            <text:p>21</text:p>
          </table:table-cell>
          <table:table-cell table:formula="of:=SIN([.B39])*30" office:value-type="float" office:value="1.24741987299871">
            <text:p>1.247419873</text:p>
          </table:table-cell>
          <table:table-cell table:formula="of:=0.6*SIN(2*[.B39])*30" office:value-type="float" office:value="-1.49560925071494">
            <text:p>-1.4956092507</text:p>
          </table:table-cell>
          <table:table-cell table:formula="of:=0.5*COS([.B39])*30" office:value-type="float" office:value="-14.9870272540992">
            <text:p>-14.9870272541</text:p>
          </table:table-cell>
          <table:table-cell table:formula="of:=0.25*COS([.B39]*2)*30" office:value-type="float" office:value="7.47406572767413">
            <text:p>7.4740657277</text:p>
          </table:table-cell>
          <table:table-cell table:formula="of:=SUM([.F39:.J39])" office:value-type="float" office:value="13.2388490958587">
            <text:p>13.2388490959</text:p>
          </table:table-cell>
          <table:table-cell table:formula="of:=SIN([.B31]*2)*30" office:value-type="float" office:value="-29.8107301090039">
            <text:p>-29.81073010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2">
            <text:p>3.2</text:p>
          </table:table-cell>
          <table:table-cell table:formula="of:=(SIN([.B40])+0.7)*30" office:value-type="float" office:value="19.2487756971726">
            <text:p>19.2487756972</text:p>
          </table:table-cell>
          <table:table-cell table:formula="of:=(SIN([.B40]*2)+0.5)*30" office:value-type="float" office:value="18.4964761455148">
            <text:p>18.4964761455</text:p>
          </table:table-cell>
          <table:table-cell table:formula="of:=(SIN([.B40]+PI())+0.7)*30" office:value-type="float" office:value="22.7512243028274">
            <text:p>22.7512243028</text:p>
          </table:table-cell>
          <table:table-cell table:formula="of:=0.7 *30" office:value-type="float" office:value="21">
            <text:p>21</text:p>
          </table:table-cell>
          <table:table-cell table:formula="of:=SIN([.B40])*30" office:value-type="float" office:value="-1.7512243028274">
            <text:p>-1.7512243028</text:p>
          </table:table-cell>
          <table:table-cell table:formula="of:=0.6*SIN(2*[.B40])*30" office:value-type="float" office:value="2.09788568730889">
            <text:p>2.0978856873</text:p>
          </table:table-cell>
          <table:table-cell table:formula="of:=0.5*COS([.B40])*30" office:value-type="float" office:value="-14.9744216369213">
            <text:p>-14.9744216369</text:p>
          </table:table-cell>
          <table:table-cell table:formula="of:=0.25*COS([.B40]*2)*30" office:value-type="float" office:value="7.44888689068644">
            <text:p>7.4488868907</text:p>
          </table:table-cell>
          <table:table-cell table:formula="of:=SUM([.F40:.J40])" office:value-type="float" office:value="13.8211266382466">
            <text:p>13.8211266382</text:p>
          </table:table-cell>
          <table:table-cell table:formula="of:=SIN([.B55])*30" office:value-type="float" office:value="-29.997697726923">
            <text:p>-29.997697726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3">
            <text:p>3.3</text:p>
          </table:table-cell>
          <table:table-cell table:formula="of:=(SIN([.B41])+0.7)*30" office:value-type="float" office:value="16.2676291757026">
            <text:p>16.2676291757</text:p>
          </table:table-cell>
          <table:table-cell table:formula="of:=(SIN([.B41]*2)+0.5)*30" office:value-type="float" office:value="24.3462409054013">
            <text:p>24.3462409054</text:p>
          </table:table-cell>
          <table:table-cell table:formula="of:=(SIN([.B41]+PI())+0.7)*30" office:value-type="float" office:value="25.7323708242974">
            <text:p>25.7323708243</text:p>
          </table:table-cell>
          <table:table-cell table:formula="of:=0.7 *30" office:value-type="float" office:value="21">
            <text:p>21</text:p>
          </table:table-cell>
          <table:table-cell table:formula="of:=SIN([.B41])*30" office:value-type="float" office:value="-4.73237082429745">
            <text:p>-4.7323708243</text:p>
          </table:table-cell>
          <table:table-cell table:formula="of:=0.6*SIN(2*[.B41])*30" office:value-type="float" office:value="5.6077445432408">
            <text:p>5.6077445432</text:p>
          </table:table-cell>
          <table:table-cell table:formula="of:=0.5*COS([.B41])*30" office:value-type="float" office:value="-14.812196548633">
            <text:p>-14.8121965486</text:p>
          </table:table-cell>
          <table:table-cell table:formula="of:=0.25*COS([.B41]*2)*30" office:value-type="float" office:value="7.12674443968897">
            <text:p>7.1267444397</text:p>
          </table:table-cell>
          <table:table-cell table:formula="of:=SUM([.F41:.J41])" office:value-type="float" office:value="14.1899216099994">
            <text:p>14.18992161</text:p>
          </table:table-cell>
          <table:table-cell table:formula="of:=SIN([.B56])*30" office:value-type="float" office:value="-29.8849382650752">
            <text:p>-29.884938265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4">
            <text:p>3.4</text:p>
          </table:table-cell>
          <table:table-cell table:formula="of:=(SIN([.B42])+0.7)*30" office:value-type="float" office:value="13.3337669391951">
            <text:p>13.3337669392</text:p>
          </table:table-cell>
          <table:table-cell table:formula="of:=(SIN([.B42]*2)+0.5)*30" office:value-type="float" office:value="29.8234005341582">
            <text:p>29.8234005342</text:p>
          </table:table-cell>
          <table:table-cell table:formula="of:=(SIN([.B42]+PI())+0.7)*30" office:value-type="float" office:value="28.6662330608049">
            <text:p>28.6662330608</text:p>
          </table:table-cell>
          <table:table-cell table:formula="of:=0.7 *30" office:value-type="float" office:value="21">
            <text:p>21</text:p>
          </table:table-cell>
          <table:table-cell table:formula="of:=SIN([.B42])*30" office:value-type="float" office:value="-7.66623306080494">
            <text:p>-7.6662330608</text:p>
          </table:table-cell>
          <table:table-cell table:formula="of:=0.6*SIN(2*[.B42])*30" office:value-type="float" office:value="8.89404032049495">
            <text:p>8.8940403205</text:p>
          </table:table-cell>
          <table:table-cell table:formula="of:=0.5*COS([.B42])*30" office:value-type="float" office:value="-14.5019728886919">
            <text:p>-14.5019728887</text:p>
          </table:table-cell>
          <table:table-cell table:formula="of:=0.25*COS([.B42]*2)*30" office:value-type="float" office:value="6.52048117762369">
            <text:p>6.5204811776</text:p>
          </table:table-cell>
          <table:table-cell table:formula="of:=SUM([.F42:.J42])" office:value-type="float" office:value="14.2463155486218">
            <text:p>14.2463155486</text:p>
          </table:table-cell>
          <table:table-cell table:formula="of:=SIN([.B57])*30" office:value-type="float" office:value="-29.47357837873">
            <text:p>-29.473578378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5">
            <text:p>3.5</text:p>
          </table:table-cell>
          <table:table-cell table:formula="of:=(SIN([.B43])+0.7)*30" office:value-type="float" office:value="10.4765031693114">
            <text:p>10.4765031693</text:p>
          </table:table-cell>
          <table:table-cell table:formula="of:=(SIN([.B43]*2)+0.5)*30" office:value-type="float" office:value="34.7095979615637">
            <text:p>34.7095979616</text:p>
          </table:table-cell>
          <table:table-cell table:formula="of:=(SIN([.B43]+PI())+0.7)*30" office:value-type="float" office:value="31.5234968306886">
            <text:p>31.5234968307</text:p>
          </table:table-cell>
          <table:table-cell table:formula="of:=0.7 *30" office:value-type="float" office:value="21">
            <text:p>21</text:p>
          </table:table-cell>
          <table:table-cell table:formula="of:=SIN([.B43])*30" office:value-type="float" office:value="-10.5234968306886">
            <text:p>-10.5234968307</text:p>
          </table:table-cell>
          <table:table-cell table:formula="of:=0.6*SIN(2*[.B43])*30" office:value-type="float" office:value="11.8257587769382">
            <text:p>11.8257587769</text:p>
          </table:table-cell>
          <table:table-cell table:formula="of:=0.5*COS([.B43])*30" office:value-type="float" office:value="-14.0468503093619">
            <text:p>-14.0468503094</text:p>
          </table:table-cell>
          <table:table-cell table:formula="of:=0.25*COS([.B43]*2)*30" office:value-type="float" office:value="5.65426690757479">
            <text:p>5.6542669076</text:p>
          </table:table-cell>
          <table:table-cell table:formula="of:=SUM([.F43:.J43])" office:value-type="float" office:value="13.9096785444625">
            <text:p>13.9096785445</text:p>
          </table:table-cell>
          <table:table-cell table:formula="of:=SIN([.B58])*30" office:value-type="float" office:value="-28.7677282398942">
            <text:p>-28.767728239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6">
            <text:p>3.6</text:p>
          </table:table-cell>
          <table:table-cell table:formula="of:=(SIN([.B44])+0.7)*30" office:value-type="float" office:value="7.72438670115443">
            <text:p>7.7243867012</text:p>
          </table:table-cell>
          <table:table-cell table:formula="of:=(SIN([.B44]*2)+0.5)*30" office:value-type="float" office:value="38.8100359154746">
            <text:p>38.8100359155</text:p>
          </table:table-cell>
          <table:table-cell table:formula="of:=(SIN([.B44]+PI())+0.7)*30" office:value-type="float" office:value="34.2756132988456">
            <text:p>34.2756132988</text:p>
          </table:table-cell>
          <table:table-cell table:formula="of:=0.7 *30" office:value-type="float" office:value="21">
            <text:p>21</text:p>
          </table:table-cell>
          <table:table-cell table:formula="of:=SIN([.B44])*30" office:value-type="float" office:value="-13.2756132988456">
            <text:p>-13.2756132988</text:p>
          </table:table-cell>
          <table:table-cell table:formula="of:=0.6*SIN(2*[.B44])*30" office:value-type="float" office:value="14.2860215492848">
            <text:p>14.2860215493</text:p>
          </table:table-cell>
          <table:table-cell table:formula="of:=0.5*COS([.B44])*30" office:value-type="float" office:value="-13.4513762450122">
            <text:p>-13.451376245</text:p>
          </table:table-cell>
          <table:table-cell table:formula="of:=0.25*COS([.B44]*2)*30" office:value-type="float" office:value="4.56263485899191">
            <text:p>4.562634859</text:p>
          </table:table-cell>
          <table:table-cell table:formula="of:=SUM([.F44:.J44])" office:value-type="float" office:value="13.1216668644189">
            <text:p>13.1216668644</text:p>
          </table:table-cell>
          <table:table-cell table:formula="of:=SIN([.B59])*30" office:value-type="float" office:value="-27.774440469832">
            <text:p>-27.774440469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7">
            <text:p>3.7</text:p>
          </table:table-cell>
          <table:table-cell table:formula="of:=(SIN([.B45])+0.7)*30" office:value-type="float" office:value="5.1049157727452">
            <text:p>5.1049157727</text:p>
          </table:table-cell>
          <table:table-cell table:formula="of:=(SIN([.B45]*2)+0.5)*30" office:value-type="float" office:value="41.9612428743488">
            <text:p>41.9612428743</text:p>
          </table:table-cell>
          <table:table-cell table:formula="of:=(SIN([.B45]+PI())+0.7)*30" office:value-type="float" office:value="36.8950842272548">
            <text:p>36.8950842273</text:p>
          </table:table-cell>
          <table:table-cell table:formula="of:=0.7 *30" office:value-type="float" office:value="21">
            <text:p>21</text:p>
          </table:table-cell>
          <table:table-cell table:formula="of:=SIN([.B45])*30" office:value-type="float" office:value="-15.8950842272548">
            <text:p>-15.8950842273</text:p>
          </table:table-cell>
          <table:table-cell table:formula="of:=0.6*SIN(2*[.B45])*30" office:value-type="float" office:value="16.1767457246093">
            <text:p>16.1767457246</text:p>
          </table:table-cell>
          <table:table-cell table:formula="of:=0.5*COS([.B45])*30" office:value-type="float" office:value="-12.7215004756561">
            <text:p>-12.7215004757</text:p>
          </table:table-cell>
          <table:table-cell table:formula="of:=0.25*COS([.B45]*2)*30" office:value-type="float" office:value="3.28910495680793">
            <text:p>3.2891049568</text:p>
          </table:table-cell>
          <table:table-cell table:formula="of:=SUM([.F45:.J45])" office:value-type="float" office:value="11.8492659785063">
            <text:p>11.8492659785</text:p>
          </table:table-cell>
          <table:table-cell table:formula="of:=SIN([.B60])*30" office:value-type="float" office:value="-26.5036396716046">
            <text:p>-26.503639671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8">
            <text:p>3.8</text:p>
          </table:table-cell>
          <table:table-cell table:formula="of:=(SIN([.B46])+0.7)*30" office:value-type="float" office:value="2.64426327171843">
            <text:p>2.6442632717</text:p>
          </table:table-cell>
          <table:table-cell table:formula="of:=(SIN([.B46]*2)+0.5)*30" office:value-type="float" office:value="44.0375901609446">
            <text:p>44.0375901609</text:p>
          </table:table-cell>
          <table:table-cell table:formula="of:=(SIN([.B46]+PI())+0.7)*30" office:value-type="float" office:value="39.3557367282816">
            <text:p>39.3557367283</text:p>
          </table:table-cell>
          <table:table-cell table:formula="of:=0.7 *30" office:value-type="float" office:value="21">
            <text:p>21</text:p>
          </table:table-cell>
          <table:table-cell table:formula="of:=SIN([.B46])*30" office:value-type="float" office:value="-18.3557367282816">
            <text:p>-18.3557367283</text:p>
          </table:table-cell>
          <table:table-cell table:formula="of:=0.6*SIN(2*[.B46])*30" office:value-type="float" office:value="17.4225540965668">
            <text:p>17.4225540966</text:p>
          </table:table-cell>
          <table:table-cell table:formula="of:=0.5*COS([.B46])*30" office:value-type="float" office:value="-11.8645156787163">
            <text:p>-11.8645156787</text:p>
          </table:table-cell>
          <table:table-cell table:formula="of:=0.25*COS([.B46]*2)*30" office:value-type="float" office:value="1.88444881936692">
            <text:p>1.8844488194</text:p>
          </table:table-cell>
          <table:table-cell table:formula="of:=SUM([.F46:.J46])" office:value-type="float" office:value="10.0867505089359">
            <text:p>10.0867505089</text:p>
          </table:table-cell>
          <table:table-cell table:formula="of:=SIN([.B61])*30" office:value-type="float" office:value="-24.968023266717">
            <text:p>-24.96802326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.9">
            <text:p>3.9</text:p>
          </table:table-cell>
          <table:table-cell table:formula="of:=(SIN([.B47])+0.7)*30" office:value-type="float" office:value="0.367015224480789">
            <text:p>0.3670152245</text:p>
          </table:table-cell>
          <table:table-cell table:formula="of:=(SIN([.B47]*2)+0.5)*30" office:value-type="float" office:value="44.9563003612382">
            <text:p>44.9563003612</text:p>
          </table:table-cell>
          <table:table-cell table:formula="of:=(SIN([.B47]+PI())+0.7)*30" office:value-type="float" office:value="41.6329847755192">
            <text:p>41.6329847755</text:p>
          </table:table-cell>
          <table:table-cell table:formula="of:=0.7 *30" office:value-type="float" office:value="21">
            <text:p>21</text:p>
          </table:table-cell>
          <table:table-cell table:formula="of:=SIN([.B47])*30" office:value-type="float" office:value="-20.6329847755192">
            <text:p>-20.6329847755</text:p>
          </table:table-cell>
          <table:table-cell table:formula="of:=0.6*SIN(2*[.B47])*30" office:value-type="float" office:value="17.9737802167429">
            <text:p>17.9737802167</text:p>
          </table:table-cell>
          <table:table-cell table:formula="of:=0.5*COS([.B47])*30" office:value-type="float" office:value="-10.8889845630021">
            <text:p>-10.888984563</text:p>
          </table:table-cell>
          <table:table-cell table:formula="of:=0.25*COS([.B47]*2)*30" office:value-type="float" office:value="0.404665654219873">
            <text:p>0.4046656542</text:p>
          </table:table-cell>
          <table:table-cell table:formula="of:=SUM([.F47:.J47])" office:value-type="float" office:value="7.85647653244145">
            <text:p>7.8564765324</text:p>
          </table:table-cell>
          <table:table-cell table:formula="of:=SIN([.B62])*30" office:value-type="float" office:value="-23.1829346266796">
            <text:p>-23.18293462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SIN([.B48])+0.7)*30" office:value-type="float" office:value="-1.70407485923784">
            <text:p>-1.7040748592</text:p>
          </table:table-cell>
          <table:table-cell table:formula="of:=(SIN([.B48]*2)+0.5)*30" office:value-type="float" office:value="44.6807473987015">
            <text:p>44.6807473987</text:p>
          </table:table-cell>
          <table:table-cell table:formula="of:=(SIN([.B48]+PI())+0.7)*30" office:value-type="float" office:value="43.7040748592378">
            <text:p>43.7040748592</text:p>
          </table:table-cell>
          <table:table-cell table:formula="of:=0.7 *30" office:value-type="float" office:value="21">
            <text:p>21</text:p>
          </table:table-cell>
          <table:table-cell table:formula="of:=SIN([.B48])*30" office:value-type="float" office:value="-22.7040748592378">
            <text:p>-22.7040748592</text:p>
          </table:table-cell>
          <table:table-cell table:formula="of:=0.6*SIN(2*[.B48])*30" office:value-type="float" office:value="17.8084484392209">
            <text:p>17.8084484392</text:p>
          </table:table-cell>
          <table:table-cell table:formula="of:=0.5*COS([.B48])*30" office:value-type="float" office:value="-9.80465431295418">
            <text:p>-9.804654313</text:p>
          </table:table-cell>
          <table:table-cell table:formula="of:=0.25*COS([.B48]*2)*30" office:value-type="float" office:value="-1.0912502535646">
            <text:p>-1.0912502536</text:p>
          </table:table-cell>
          <table:table-cell table:formula="of:=SUM([.F48:.J48])" office:value-type="float" office:value="5.20846901346425">
            <text:p>5.2084690135</text:p>
          </table:table-cell>
          <table:table-cell table:formula="of:=SIN([.B63])*30" office:value-type="float" office:value="-21.1662097671118">
            <text:p>-21.166209767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1">
            <text:p>4.1</text:p>
          </table:table-cell>
          <table:table-cell table:formula="of:=(SIN([.B49])+0.7)*30" office:value-type="float" office:value="-3.54831333193231">
            <text:p>-3.5483133319</text:p>
          </table:table-cell>
          <table:table-cell table:formula="of:=(SIN([.B49]*2)+0.5)*30" office:value-type="float" office:value="43.2219167003932">
            <text:p>43.2219167004</text:p>
          </table:table-cell>
          <table:table-cell table:formula="of:=(SIN([.B49]+PI())+0.7)*30" office:value-type="float" office:value="45.5483133319323">
            <text:p>45.5483133319</text:p>
          </table:table-cell>
          <table:table-cell table:formula="of:=0.7 *30" office:value-type="float" office:value="21">
            <text:p>21</text:p>
          </table:table-cell>
          <table:table-cell table:formula="of:=SIN([.B49])*30" office:value-type="float" office:value="-24.5483133319323">
            <text:p>-24.5483133319</text:p>
          </table:table-cell>
          <table:table-cell table:formula="of:=0.6*SIN(2*[.B49])*30" office:value-type="float" office:value="16.9331500202359">
            <text:p>16.9331500202</text:p>
          </table:table-cell>
          <table:table-cell table:formula="of:=0.5*COS([.B49])*30" office:value-type="float" office:value="-8.62235919799904">
            <text:p>-8.622359198</text:p>
          </table:table-cell>
          <table:table-cell table:formula="of:=0.25*COS([.B49]*2)*30" office:value-type="float" office:value="-2.54366145737876">
            <text:p>-2.5436614574</text:p>
          </table:table-cell>
          <table:table-cell table:formula="of:=SUM([.F49:.J49])" office:value-type="float" office:value="2.21881603292582">
            <text:p>2.2188160329</text:p>
          </table:table-cell>
          <table:table-cell table:formula="of:=SIN([.B64])*30" office:value-type="float" office:value="-18.9379991361696">
            <text:p>-18.937999136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2">
            <text:p>4.2</text:p>
          </table:table-cell>
          <table:table-cell table:formula="of:=(SIN([.B50])+0.7)*30" office:value-type="float" office:value="-5.14727317240764">
            <text:p>-5.1472731724</text:p>
          </table:table-cell>
          <table:table-cell table:formula="of:=(SIN([.B50]*2)+0.5)*30" office:value-type="float" office:value="40.6379672426484">
            <text:p>40.6379672426</text:p>
          </table:table-cell>
          <table:table-cell table:formula="of:=(SIN([.B50]+PI())+0.7)*30" office:value-type="float" office:value="47.1472731724076">
            <text:p>47.1472731724</text:p>
          </table:table-cell>
          <table:table-cell table:formula="of:=0.7 *30" office:value-type="float" office:value="21">
            <text:p>21</text:p>
          </table:table-cell>
          <table:table-cell table:formula="of:=SIN([.B50])*30" office:value-type="float" office:value="-26.1472731724076">
            <text:p>-26.1472731724</text:p>
          </table:table-cell>
          <table:table-cell table:formula="of:=0.6*SIN(2*[.B50])*30" office:value-type="float" office:value="15.3827803455891">
            <text:p>15.3827803456</text:p>
          </table:table-cell>
          <table:table-cell table:formula="of:=0.5*COS([.B50])*30" office:value-type="float" office:value="-7.35391232011049">
            <text:p>-7.3539123201</text:p>
          </table:table-cell>
          <table:table-cell table:formula="of:=0.25*COS([.B50]*2)*30" office:value-type="float" office:value="-3.89466490587514">
            <text:p>-3.8946649059</text:p>
          </table:table-cell>
          <table:table-cell table:formula="of:=SUM([.F50:.J50])" office:value-type="float" office:value="-1.01307005280422">
            <text:p>-1.0130700528</text:p>
          </table:table-cell>
          <table:table-cell table:formula="of:=SIN([.B65])*30" office:value-type="float" office:value="-16.5205662779291">
            <text:p>-16.520566277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3">
            <text:p>4.3</text:p>
          </table:table-cell>
          <table:table-cell table:formula="of:=(SIN([.B51])+0.7)*30" office:value-type="float" office:value="-6.48497810248364">
            <text:p>-6.4849781025</text:p>
          </table:table-cell>
          <table:table-cell table:formula="of:=(SIN([.B51]*2)+0.5)*30" office:value-type="float" office:value="37.0319129362234">
            <text:p>37.0319129362</text:p>
          </table:table-cell>
          <table:table-cell table:formula="of:=(SIN([.B51]+PI())+0.7)*30" office:value-type="float" office:value="48.4849781024837">
            <text:p>48.4849781025</text:p>
          </table:table-cell>
          <table:table-cell table:formula="of:=0.7 *30" office:value-type="float" office:value="21">
            <text:p>21</text:p>
          </table:table-cell>
          <table:table-cell table:formula="of:=SIN([.B51])*30" office:value-type="float" office:value="-27.4849781024836">
            <text:p>-27.4849781025</text:p>
          </table:table-cell>
          <table:table-cell table:formula="of:=0.6*SIN(2*[.B51])*30" office:value-type="float" office:value="13.219147761734">
            <text:p>13.2191477617</text:p>
          </table:table-cell>
          <table:table-cell table:formula="of:=0.5*COS([.B51])*30" office:value-type="float" office:value="-6.01198758119963">
            <text:p>-6.0119875812</text:p>
          </table:table-cell>
          <table:table-cell table:formula="of:=0.25*COS([.B51]*2)*30" office:value-type="float" office:value="-5.09040035490009">
            <text:p>-5.0904003549</text:p>
          </table:table-cell>
          <table:table-cell table:formula="of:=SUM([.F51:.J51])" office:value-type="float" office:value="-4.36821827684933">
            <text:p>-4.3682182768</text:p>
          </table:table-cell>
          <table:table-cell table:formula="of:=SIN([.B66])*30" office:value-type="float" office:value="-13.9380653824127">
            <text:p>-13.938065382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4">
            <text:p>4.4</text:p>
          </table:table-cell>
          <table:table-cell table:formula="of:=(SIN([.B52])+0.7)*30" office:value-type="float" office:value="-7.54806221668548">
            <text:p>-7.5480622167</text:p>
          </table:table-cell>
          <table:table-cell table:formula="of:=(SIN([.B52]*2)+0.5)*30" office:value-type="float" office:value="32.5475157867528">
            <text:p>32.5475157868</text:p>
          </table:table-cell>
          <table:table-cell table:formula="of:=(SIN([.B52]+PI())+0.7)*30" office:value-type="float" office:value="49.5480622166855">
            <text:p>49.5480622167</text:p>
          </table:table-cell>
          <table:table-cell table:formula="of:=0.7 *30" office:value-type="float" office:value="21">
            <text:p>21</text:p>
          </table:table-cell>
          <table:table-cell table:formula="of:=SIN([.B52])*30" office:value-type="float" office:value="-28.5480622166855">
            <text:p>-28.5480622167</text:p>
          </table:table-cell>
          <table:table-cell table:formula="of:=0.6*SIN(2*[.B52])*30" office:value-type="float" office:value="10.5285094720517">
            <text:p>10.5285094721</text:p>
          </table:table-cell>
          <table:table-cell table:formula="of:=0.5*COS([.B52])*30" office:value-type="float" office:value="-4.60999304967629">
            <text:p>-4.6099930497</text:p>
          </table:table-cell>
          <table:table-cell table:formula="of:=0.25*COS([.B52]*2)*30" office:value-type="float" office:value="-6.08319760546242">
            <text:p>-6.0831976055</text:p>
          </table:table-cell>
          <table:table-cell table:formula="of:=SUM([.F52:.J52])" office:value-type="float" office:value="-7.71274339977247">
            <text:p>-7.7127433998</text:p>
          </table:table-cell>
          <table:table-cell table:formula="of:=SIN([.B67])*30" office:value-type="float" office:value="-11.2162999449071">
            <text:p>-11.216299944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5">
            <text:p>4.5</text:p>
          </table:table-cell>
          <table:table-cell table:formula="of:=(SIN([.B53])+0.7)*30" office:value-type="float" office:value="-8.32590352995291">
            <text:p>-8.32590353</text:p>
          </table:table-cell>
          <table:table-cell table:formula="of:=(SIN([.B53]*2)+0.5)*30" office:value-type="float" office:value="27.3635545572527">
            <text:p>27.3635545573</text:p>
          </table:table-cell>
          <table:table-cell table:formula="of:=(SIN([.B53]+PI())+0.7)*30" office:value-type="float" office:value="50.3259035299529">
            <text:p>50.32590353</text:p>
          </table:table-cell>
          <table:table-cell table:formula="of:=0.7 *30" office:value-type="float" office:value="21">
            <text:p>21</text:p>
          </table:table-cell>
          <table:table-cell table:formula="of:=SIN([.B53])*30" office:value-type="float" office:value="-29.3259035299529">
            <text:p>-29.32590353</text:p>
          </table:table-cell>
          <table:table-cell table:formula="of:=0.6*SIN(2*[.B53])*30" office:value-type="float" office:value="7.41813273435162">
            <text:p>7.4181327344</text:p>
          </table:table-cell>
          <table:table-cell table:formula="of:=0.5*COS([.B53])*30" office:value-type="float" office:value="-3.1619369914617">
            <text:p>-3.1619369915</text:p>
          </table:table-cell>
          <table:table-cell table:formula="of:=0.25*COS([.B53]*2)*30" office:value-type="float" office:value="-6.83347696413508">
            <text:p>-6.8334769641</text:p>
          </table:table-cell>
          <table:table-cell table:formula="of:=SUM([.F53:.J53])" office:value-type="float" office:value="-10.9031847511981">
            <text:p>-10.9031847512</text:p>
          </table:table-cell>
          <table:table-cell table:formula="of:=SIN([.B68])*30" office:value-type="float" office:value="-8.38246494596778">
            <text:p>-8.3824649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6">
            <text:p>4.6</text:p>
          </table:table-cell>
          <table:table-cell table:formula="of:=(SIN([.B54])+0.7)*30" office:value-type="float" office:value="-8.81073010900393">
            <text:p>-8.810730109</text:p>
          </table:table-cell>
          <table:table-cell table:formula="of:=(SIN([.B54]*2)+0.5)*30" office:value-type="float" office:value="21.6866974230074">
            <text:p>21.686697423</text:p>
          </table:table-cell>
          <table:table-cell table:formula="of:=(SIN([.B54]+PI())+0.7)*30" office:value-type="float" office:value="50.8107301090039">
            <text:p>50.810730109</text:p>
          </table:table-cell>
          <table:table-cell table:formula="of:=0.7 *30" office:value-type="float" office:value="21">
            <text:p>21</text:p>
          </table:table-cell>
          <table:table-cell table:formula="of:=SIN([.B54])*30" office:value-type="float" office:value="-29.8107301090039">
            <text:p>-29.810730109</text:p>
          </table:table-cell>
          <table:table-cell table:formula="of:=0.6*SIN(2*[.B54])*30" office:value-type="float" office:value="4.01201845380446">
            <text:p>4.0120184538</text:p>
          </table:table-cell>
          <table:table-cell table:formula="of:=0.5*COS([.B54])*30" office:value-type="float" office:value="-1.68228790402582">
            <text:p>-1.682287904</text:p>
          </table:table-cell>
          <table:table-cell table:formula="of:=0.25*COS([.B54]*2)*30" office:value-type="float" office:value="-7.31132716053123">
            <text:p>-7.3113271605</text:p>
          </table:table-cell>
          <table:table-cell table:formula="of:=SUM([.F54:.J54])" office:value-type="float" office:value="-13.7923267197565">
            <text:p>-13.7923267198</text:p>
          </table:table-cell>
          <table:table-cell table:formula="of:=SIN([.B69])*30" office:value-type="float" office:value="-5.46487512816288">
            <text:p>-5.464875128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7">
            <text:p>4.7</text:p>
          </table:table-cell>
          <table:table-cell table:formula="of:=(SIN([.B55])+0.7)*30" office:value-type="float" office:value="-8.99769772692302">
            <text:p>-8.9976977269</text:p>
          </table:table-cell>
          <table:table-cell table:formula="of:=(SIN([.B55]*2)+0.5)*30" office:value-type="float" office:value="15.7432627636007">
            <text:p>15.7432627636</text:p>
          </table:table-cell>
          <table:table-cell table:formula="of:=(SIN([.B55]+PI())+0.7)*30" office:value-type="float" office:value="50.997697726923">
            <text:p>50.9976977269</text:p>
          </table:table-cell>
          <table:table-cell table:formula="of:=0.7 *30" office:value-type="float" office:value="21">
            <text:p>21</text:p>
          </table:table-cell>
          <table:table-cell table:formula="of:=SIN([.B55])*30" office:value-type="float" office:value="-29.997697726923">
            <text:p>-29.9976977269</text:p>
          </table:table-cell>
          <table:table-cell table:formula="of:=0.6*SIN(2*[.B55])*30" office:value-type="float" office:value="0.44595765816044">
            <text:p>0.4459576582</text:p>
          </table:table-cell>
          <table:table-cell table:formula="of:=0.5*COS([.B55])*30" office:value-type="float" office:value="-0.185829951943358">
            <text:p>-0.1858299519</text:p>
          </table:table-cell>
          <table:table-cell table:formula="of:=0.25*COS([.B55]*2)*30" office:value-type="float" office:value="-7.49769781526405">
            <text:p>-7.4976978153</text:p>
          </table:table-cell>
          <table:table-cell table:formula="of:=SUM([.F55:.J55])" office:value-type="float" office:value="-16.23526783597">
            <text:p>-16.235267836</text:p>
          </table:table-cell>
          <table:table-cell table:formula="of:=SIN([.B70])*30" office:value-type="float" office:value="-2.49268208452489">
            <text:p>-2.492682084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8">
            <text:p>4.8</text:p>
          </table:table-cell>
          <table:table-cell table:formula="of:=(SIN([.B56])+0.7)*30" office:value-type="float" office:value="-8.88493826507522">
            <text:p>-8.8849382651</text:p>
          </table:table-cell>
          <table:table-cell table:formula="of:=(SIN([.B56]*2)+0.5)*30" office:value-type="float" office:value="9.77019656331061">
            <text:p>9.7701965633</text:p>
          </table:table-cell>
          <table:table-cell table:formula="of:=(SIN([.B56]+PI())+0.7)*30" office:value-type="float" office:value="50.8849382650752">
            <text:p>50.8849382651</text:p>
          </table:table-cell>
          <table:table-cell table:formula="of:=0.7 *30" office:value-type="float" office:value="21">
            <text:p>21</text:p>
          </table:table-cell>
          <table:table-cell table:formula="of:=SIN([.B56])*30" office:value-type="float" office:value="-29.8849382650752">
            <text:p>-29.8849382651</text:p>
          </table:table-cell>
          <table:table-cell table:formula="of:=0.6*SIN(2*[.B56])*30" office:value-type="float" office:value="-3.13788206201363">
            <text:p>-3.137882062</text:p>
          </table:table-cell>
          <table:table-cell table:formula="of:=0.5*COS([.B56])*30" office:value-type="float" office:value="1.3124847515917">
            <text:p>1.3124847516</text:p>
          </table:table-cell>
          <table:table-cell table:formula="of:=0.25*COS([.B56]*2)*30" office:value-type="float" office:value="-7.38515891845595">
            <text:p>-7.3851589185</text:p>
          </table:table-cell>
          <table:table-cell table:formula="of:=SUM([.F56:.J56])" office:value-type="float" office:value="-18.0954944939531">
            <text:p>-18.095494494</text:p>
          </table:table-cell>
          <table:table-cell table:formula="of:=SIN([.B71])*30" office:value-type="float" office:value="0.504417014530491">
            <text:p>0.504417014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.9">
            <text:p>4.9</text:p>
          </table:table-cell>
          <table:table-cell table:formula="of:=(SIN([.B57])+0.7)*30" office:value-type="float" office:value="-8.47357837872997">
            <text:p>-8.4735783787</text:p>
          </table:table-cell>
          <table:table-cell table:formula="of:=(SIN([.B57]*2)+0.5)*30" office:value-type="float" office:value="4.00562612244215">
            <text:p>4.0056261224</text:p>
          </table:table-cell>
          <table:table-cell table:formula="of:=(SIN([.B57]+PI())+0.7)*30" office:value-type="float" office:value="50.47357837873">
            <text:p>50.4735783787</text:p>
          </table:table-cell>
          <table:table-cell table:formula="of:=0.7 *30" office:value-type="float" office:value="21">
            <text:p>21</text:p>
          </table:table-cell>
          <table:table-cell table:formula="of:=SIN([.B57])*30" office:value-type="float" office:value="-29.47357837873">
            <text:p>-29.4735783787</text:p>
          </table:table-cell>
          <table:table-cell table:formula="of:=0.6*SIN(2*[.B57])*30" office:value-type="float" office:value="-6.59662432653471">
            <text:p>-6.5966243265</text:p>
          </table:table-cell>
          <table:table-cell table:formula="of:=0.5*COS([.B57])*30" office:value-type="float" office:value="2.79768554133864">
            <text:p>2.7976855413</text:p>
          </table:table-cell>
          <table:table-cell table:formula="of:=0.25*COS([.B57]*2)*30" office:value-type="float" office:value="-6.97819704078565">
            <text:p>-6.9781970408</text:p>
          </table:table-cell>
          <table:table-cell table:formula="of:=SUM([.F57:.J57])" office:value-type="float" office:value="-19.2507142047117">
            <text:p>-19.2507142047</text:p>
          </table:table-cell>
          <table:table-cell table:formula="of:=SIN([.B72])*30" office:value-type="float" office:value="3.49647614551481">
            <text:p>3.496476145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SIN([.B58])+0.7)*30" office:value-type="float" office:value="-7.76772823989415">
            <text:p>-7.7677282399</text:p>
          </table:table-cell>
          <table:table-cell table:formula="of:=(SIN([.B58]*2)+0.5)*30" office:value-type="float" office:value="-1.32063332668109">
            <text:p>-1.3206333267</text:p>
          </table:table-cell>
          <table:table-cell table:formula="of:=(SIN([.B58]+PI())+0.7)*30" office:value-type="float" office:value="49.7677282398942">
            <text:p>49.7677282399</text:p>
          </table:table-cell>
          <table:table-cell table:formula="of:=0.7 *30" office:value-type="float" office:value="21">
            <text:p>21</text:p>
          </table:table-cell>
          <table:table-cell table:formula="of:=SIN([.B58])*30" office:value-type="float" office:value="-28.7677282398942">
            <text:p>-28.7677282399</text:p>
          </table:table-cell>
          <table:table-cell table:formula="of:=0.6*SIN(2*[.B58])*30" office:value-type="float" office:value="-9.79237999600866">
            <text:p>-9.792379996</text:p>
          </table:table-cell>
          <table:table-cell table:formula="of:=0.5*COS([.B58])*30" office:value-type="float" office:value="4.25493278194839">
            <text:p>4.2549327819</text:p>
          </table:table-cell>
          <table:table-cell table:formula="of:=0.25*COS([.B58]*2)*30" office:value-type="float" office:value="-6.29303646807339">
            <text:p>-6.2930364681</text:p>
          </table:table-cell>
          <table:table-cell table:formula="of:=SUM([.F58:.J58])" office:value-type="float" office:value="-19.5982119220278">
            <text:p>-19.598211922</text:p>
          </table:table-cell>
          <table:table-cell table:formula="of:=SIN([.B73])*30" office:value-type="float" office:value="6.45359964263447">
            <text:p>6.453599642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1">
            <text:p>5.1</text:p>
          </table:table-cell>
          <table:table-cell table:formula="of:=(SIN([.B59])+0.7)*30" office:value-type="float" office:value="-6.77444046983197">
            <text:p>-6.7744404698</text:p>
          </table:table-cell>
          <table:table-cell table:formula="of:=(SIN([.B59]*2)+0.5)*30" office:value-type="float" office:value="-5.99624062780627">
            <text:p>-5.9962406278</text:p>
          </table:table-cell>
          <table:table-cell table:formula="of:=(SIN([.B59]+PI())+0.7)*30" office:value-type="float" office:value="48.774440469832">
            <text:p>48.7744404698</text:p>
          </table:table-cell>
          <table:table-cell table:formula="of:=0.7 *30" office:value-type="float" office:value="21">
            <text:p>21</text:p>
          </table:table-cell>
          <table:table-cell table:formula="of:=SIN([.B59])*30" office:value-type="float" office:value="-27.774440469832">
            <text:p>-27.7744404698</text:p>
          </table:table-cell>
          <table:table-cell table:formula="of:=0.6*SIN(2*[.B59])*30" office:value-type="float" office:value="-12.5977443766838">
            <text:p>-12.5977443767</text:p>
          </table:table-cell>
          <table:table-cell table:formula="of:=0.5*COS([.B59])*30" office:value-type="float" office:value="5.6696661406947">
            <text:p>5.6696661407</text:p>
          </table:table-cell>
          <table:table-cell table:formula="of:=0.25*COS([.B59]*2)*30" office:value-type="float" office:value="-5.356992390204">
            <text:p>-5.3569923902</text:p>
          </table:table-cell>
          <table:table-cell table:formula="of:=SUM([.F59:.J59])" office:value-type="float" office:value="-19.059511096025">
            <text:p>-19.059511096</text:p>
          </table:table-cell>
          <table:table-cell table:formula="of:=SIN([.B74])*30" office:value-type="float" office:value="9.34624090540134">
            <text:p>9.346240905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2">
            <text:p>5.2</text:p>
          </table:table-cell>
          <table:table-cell table:formula="of:=(SIN([.B60])+0.7)*30" office:value-type="float" office:value="-5.50363967160459">
            <text:p>-5.5036396716</text:p>
          </table:table-cell>
          <table:table-cell table:formula="of:=(SIN([.B60]*2)+0.5)*30" office:value-type="float" office:value="-9.83479407256961">
            <text:p>-9.8347940726</text:p>
          </table:table-cell>
          <table:table-cell table:formula="of:=(SIN([.B60]+PI())+0.7)*30" office:value-type="float" office:value="47.5036396716046">
            <text:p>47.5036396716</text:p>
          </table:table-cell>
          <table:table-cell table:formula="of:=0.7 *30" office:value-type="float" office:value="21">
            <text:p>21</text:p>
          </table:table-cell>
          <table:table-cell table:formula="of:=SIN([.B60])*30" office:value-type="float" office:value="-26.5036396716046">
            <text:p>-26.5036396716</text:p>
          </table:table-cell>
          <table:table-cell table:formula="of:=0.6*SIN(2*[.B60])*30" office:value-type="float" office:value="-14.9008764435418">
            <text:p>-14.9008764435</text:p>
          </table:table-cell>
          <table:table-cell table:formula="of:=0.5*COS([.B60])*30" office:value-type="float" office:value="7.02775006950566">
            <text:p>7.0277500695</text:p>
          </table:table-cell>
          <table:table-cell table:formula="of:=0.25*COS([.B60]*2)*30" office:value-type="float" office:value="-4.20738193070422">
            <text:p>-4.2073819307</text:p>
          </table:table-cell>
          <table:table-cell table:formula="of:=SUM([.F60:.J60])" office:value-type="float" office:value="-17.5841479763449">
            <text:p>-17.5841479763</text:p>
          </table:table-cell>
          <table:table-cell table:formula="of:=SIN([.B75])*30" office:value-type="float" office:value="12.145497618498">
            <text:p>12.145497618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3">
            <text:p>5.3</text:p>
          </table:table-cell>
          <table:table-cell table:formula="of:=(SIN([.B61])+0.7)*30" office:value-type="float" office:value="-3.96802326671704">
            <text:p>-3.9680232667</text:p>
          </table:table-cell>
          <table:table-cell table:formula="of:=(SIN([.B61]*2)+0.5)*30" office:value-type="float" office:value="-12.6832626483842">
            <text:p>-12.6832626484</text:p>
          </table:table-cell>
          <table:table-cell table:formula="of:=(SIN([.B61]+PI())+0.7)*30" office:value-type="float" office:value="45.968023266717">
            <text:p>45.9680232667</text:p>
          </table:table-cell>
          <table:table-cell table:formula="of:=0.7 *30" office:value-type="float" office:value="21">
            <text:p>21</text:p>
          </table:table-cell>
          <table:table-cell table:formula="of:=SIN([.B61])*30" office:value-type="float" office:value="-24.968023266717">
            <text:p>-24.9680232667</text:p>
          </table:table-cell>
          <table:table-cell table:formula="of:=0.6*SIN(2*[.B61])*30" office:value-type="float" office:value="-16.6099575890305">
            <text:p>-16.609957589</text:p>
          </table:table-cell>
          <table:table-cell table:formula="of:=0.5*COS([.B61])*30" office:value-type="float" office:value="8.31561504268741">
            <text:p>8.3156150427</text:p>
          </table:table-cell>
          <table:table-cell table:formula="of:=0.25*COS([.B61]*2)*30" office:value-type="float" office:value="-2.89003643078872">
            <text:p>-2.8900364308</text:p>
          </table:table-cell>
          <table:table-cell table:formula="of:=SUM([.F61:.J61])" office:value-type="float" office:value="-15.1524022438489">
            <text:p>-15.1524022438</text:p>
          </table:table-cell>
          <table:table-cell table:formula="of:=SIN([.B76])*30" office:value-type="float" office:value="14.8234005341582">
            <text:p>14.823400534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4">
            <text:p>5.4</text:p>
          </table:table-cell>
          <table:table-cell table:formula="of:=(SIN([.B62])+0.7)*30" office:value-type="float" office:value="-2.18293462667961">
            <text:p>-2.1829346267</text:p>
          </table:table-cell>
          <table:table-cell table:formula="of:=(SIN([.B62]*2)+0.5)*30" office:value-type="float" office:value="-14.4280869019947">
            <text:p>-14.428086902</text:p>
          </table:table-cell>
          <table:table-cell table:formula="of:=(SIN([.B62]+PI())+0.7)*30" office:value-type="float" office:value="44.1829346266796">
            <text:p>44.1829346267</text:p>
          </table:table-cell>
          <table:table-cell table:formula="of:=0.7 *30" office:value-type="float" office:value="21">
            <text:p>21</text:p>
          </table:table-cell>
          <table:table-cell table:formula="of:=SIN([.B62])*30" office:value-type="float" office:value="-23.1829346266796">
            <text:p>-23.1829346267</text:p>
          </table:table-cell>
          <table:table-cell table:formula="of:=0.6*SIN(2*[.B62])*30" office:value-type="float" office:value="-17.6568521411969">
            <text:p>-17.6568521412</text:p>
          </table:table-cell>
          <table:table-cell table:formula="of:=0.5*COS([.B62])*30" office:value-type="float" office:value="9.52039313913952">
            <text:p>9.5203931391</text:p>
          </table:table-cell>
          <table:table-cell table:formula="of:=0.25*COS([.B62]*2)*30" office:value-type="float" office:value="-1.45747429841501">
            <text:p>-1.4574742984</text:p>
          </table:table-cell>
          <table:table-cell table:formula="of:=SUM([.F62:.J62])" office:value-type="float" office:value="-11.7768679271519">
            <text:p>-11.7768679272</text:p>
          </table:table-cell>
          <table:table-cell table:formula="of:=SIN([.B77])*30" office:value-type="float" office:value="17.353192931646">
            <text:p>17.3531929316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table:formula="of:=(SIN([.B63])+0.7)*30" office:value-type="float" office:value="-0.166209767111756">
            <text:p>-0.1662097671</text:p>
          </table:table-cell>
          <table:table-cell table:formula="of:=(SIN([.B63]*2)+0.5)*30" office:value-type="float" office:value="-14.9997061965211">
            <text:p>-14.9997061965</text:p>
          </table:table-cell>
          <table:table-cell table:formula="of:=(SIN([.B63]+PI())+0.7)*30" office:value-type="float" office:value="42.1662097671118">
            <text:p>42.1662097671</text:p>
          </table:table-cell>
          <table:table-cell table:formula="of:=0.7 *30" office:value-type="float" office:value="21">
            <text:p>21</text:p>
          </table:table-cell>
          <table:table-cell table:formula="of:=SIN([.B63])*30" office:value-type="float" office:value="-21.1662097671118">
            <text:p>-21.1662097671</text:p>
          </table:table-cell>
          <table:table-cell table:formula="of:=0.6*SIN(2*[.B63])*30" office:value-type="float" office:value="-17.9998237179127">
            <text:p>-17.9998237179</text:p>
          </table:table-cell>
          <table:table-cell table:formula="of:=0.5*COS([.B63])*30" office:value-type="float" office:value="10.6300466143689">
            <text:p>10.6300466144</text:p>
          </table:table-cell>
          <table:table-cell table:formula="of:=0.25*COS([.B63]*2)*30" office:value-type="float" office:value="0.0331927349103809">
            <text:p>0.0331927349</text:p>
          </table:table-cell>
          <table:table-cell table:formula="of:=SUM([.F63:.J63])" office:value-type="float" office:value="-7.50279413574514">
            <text:p>-7.5027941357</text:p>
          </table:table-cell>
          <table:table-cell table:formula="of:=SIN([.B78])*30" office:value-type="float" office:value="19.7095979615637">
            <text:p>19.709597961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(SIN([.B64])+0.7)*30" office:value-type="float" office:value="2.06200086383035">
            <text:p>2.0620008638</text:p>
          </table:table-cell>
          <table:table-cell table:formula="of:=(SIN([.B64]*2)+0.5)*30" office:value-type="float" office:value="-14.3753318745395">
            <text:p>-14.3753318745</text:p>
          </table:table-cell>
          <table:table-cell table:formula="of:=(SIN([.B64]+PI())+0.7)*30" office:value-type="float" office:value="39.9379991361697">
            <text:p>39.9379991362</text:p>
          </table:table-cell>
          <table:table-cell table:formula="of:=0.7 *30" office:value-type="float" office:value="21">
            <text:p>21</text:p>
          </table:table-cell>
          <table:table-cell table:formula="of:=SIN([.B64])*30" office:value-type="float" office:value="-18.9379991361696">
            <text:p>-18.9379991362</text:p>
          </table:table-cell>
          <table:table-cell table:formula="of:=0.6*SIN(2*[.B64])*30" office:value-type="float" office:value="-17.6251991247237">
            <text:p>-17.6251991247</text:p>
          </table:table-cell>
          <table:table-cell table:formula="of:=0.5*COS([.B64])*30" office:value-type="float" office:value="11.6334881776537">
            <text:p>11.6334881777</text:p>
          </table:table-cell>
          <table:table-cell table:formula="of:=0.25*COS([.B64]*2)*30" office:value-type="float" office:value="1.52253647864063">
            <text:p>1.5225364786</text:p>
          </table:table-cell>
          <table:table-cell table:formula="of:=SUM([.F64:.J64])" office:value-type="float" office:value="-2.40717360459899">
            <text:p>-2.4071736046</text:p>
          </table:table-cell>
          <table:table-cell table:formula="of:=SIN([.B79])*30" office:value-type="float" office:value="21.8690712037763">
            <text:p>21.869071203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7">
            <text:p>5.7</text:p>
          </table:table-cell>
          <table:table-cell table:formula="of:=(SIN([.B65])+0.7)*30" office:value-type="float" office:value="4.47943372207087">
            <text:p>4.4794337221</text:p>
          </table:table-cell>
          <table:table-cell table:formula="of:=(SIN([.B65]*2)+0.5)*30" office:value-type="float" office:value="-12.5798557699403">
            <text:p>-12.5798557699</text:p>
          </table:table-cell>
          <table:table-cell table:formula="of:=(SIN([.B65]+PI())+0.7)*30" office:value-type="float" office:value="37.5205662779292">
            <text:p>37.5205662779</text:p>
          </table:table-cell>
          <table:table-cell table:formula="of:=0.7 *30" office:value-type="float" office:value="21">
            <text:p>21</text:p>
          </table:table-cell>
          <table:table-cell table:formula="of:=SIN([.B65])*30" office:value-type="float" office:value="-16.5205662779291">
            <text:p>-16.5205662779</text:p>
          </table:table-cell>
          <table:table-cell table:formula="of:=0.6*SIN(2*[.B65])*30" office:value-type="float" office:value="-16.5479134619642">
            <text:p>-16.547913462</text:p>
          </table:table-cell>
          <table:table-cell table:formula="of:=0.5*COS([.B65])*30" office:value-type="float" office:value="12.5206917725874">
            <text:p>12.5206917726</text:p>
          </table:table-cell>
          <table:table-cell table:formula="of:=0.25*COS([.B65]*2)*30" office:value-type="float" office:value="2.95118149760918">
            <text:p>2.9511814976</text:p>
          </table:table-cell>
          <table:table-cell table:formula="of:=SUM([.F65:.J65])" office:value-type="float" office:value="3.40339353030329">
            <text:p>3.4033935303</text:p>
          </table:table-cell>
          <table:table-cell table:formula="of:=SIN([.B80])*30" office:value-type="float" office:value="23.8100359154746">
            <text:p>23.810035915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8">
            <text:p>5.8</text:p>
          </table:table-cell>
          <table:table-cell table:formula="of:=(SIN([.B66])+0.7)*30" office:value-type="float" office:value="7.06193461758728">
            <text:p>7.0619346176</text:p>
          </table:table-cell>
          <table:table-cell table:formula="of:=(SIN([.B66]*2)+0.5)*30" office:value-type="float" office:value="-9.68485784906127">
            <text:p>-9.6848578491</text:p>
          </table:table-cell>
          <table:table-cell table:formula="of:=(SIN([.B66]+PI())+0.7)*30" office:value-type="float" office:value="34.9380653824127">
            <text:p>34.9380653824</text:p>
          </table:table-cell>
          <table:table-cell table:formula="of:=0.7 *30" office:value-type="float" office:value="21">
            <text:p>21</text:p>
          </table:table-cell>
          <table:table-cell table:formula="of:=SIN([.B66])*30" office:value-type="float" office:value="-13.9380653824127">
            <text:p>-13.9380653824</text:p>
          </table:table-cell>
          <table:table-cell table:formula="of:=0.6*SIN(2*[.B66])*30" office:value-type="float" office:value="-14.8109147094368">
            <text:p>-14.8109147094</text:p>
          </table:table-cell>
          <table:table-cell table:formula="of:=0.5*COS([.B66])*30" office:value-type="float" office:value="13.2827927541198">
            <text:p>13.2827927541</text:p>
          </table:table-cell>
          <table:table-cell table:formula="of:=0.25*COS([.B66]*2)*30" office:value-type="float" office:value="4.2621722232598">
            <text:p>4.2621722233</text:p>
          </table:table-cell>
          <table:table-cell table:formula="of:=SUM([.F66:.J66])" office:value-type="float" office:value="9.79598488553011">
            <text:p>9.7959848855</text:p>
          </table:table-cell>
          <table:table-cell table:formula="of:=SIN([.B81])*30" office:value-type="float" office:value="25.5130986188569">
            <text:p>25.513098618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.9">
            <text:p>5.9</text:p>
          </table:table-cell>
          <table:table-cell table:formula="of:=(SIN([.B67])+0.7)*30" office:value-type="float" office:value="9.78370005509292">
            <text:p>9.7837000551</text:p>
          </table:table-cell>
          <table:table-cell table:formula="of:=(SIN([.B67]*2)+0.5)*30" office:value-type="float" office:value="-5.80575254331367">
            <text:p>-5.8057525433</text:p>
          </table:table-cell>
          <table:table-cell table:formula="of:=(SIN([.B67]+PI())+0.7)*30" office:value-type="float" office:value="32.2162999449071">
            <text:p>32.2162999449</text:p>
          </table:table-cell>
          <table:table-cell table:formula="of:=0.7 *30" office:value-type="float" office:value="21">
            <text:p>21</text:p>
          </table:table-cell>
          <table:table-cell table:formula="of:=SIN([.B67])*30" office:value-type="float" office:value="-11.2162999449071">
            <text:p>-11.2162999449</text:p>
          </table:table-cell>
          <table:table-cell table:formula="of:=0.6*SIN(2*[.B67])*30" office:value-type="float" office:value="-12.4834515259882">
            <text:p>-12.483451526</text:p>
          </table:table-cell>
          <table:table-cell table:formula="of:=0.5*COS([.B67])*30" office:value-type="float" office:value="13.9121764611605">
            <text:p>13.9121764612</text:p>
          </table:table-cell>
          <table:table-cell table:formula="of:=0.25*COS([.B67]*2)*30" office:value-type="float" office:value="5.40324359243129">
            <text:p>5.4032435924</text:p>
          </table:table-cell>
          <table:table-cell table:formula="of:=SUM([.F67:.J67])" office:value-type="float" office:value="16.6156685826965">
            <text:p>16.6156685827</text:p>
          </table:table-cell>
          <table:table-cell table:formula="of:=SIN([.B82])*30" office:value-type="float" office:value="26.9612428743488">
            <text:p>26.961242874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SIN([.B68])+0.7)*30" office:value-type="float" office:value="12.6175350540322">
            <text:p>12.617535054</text:p>
          </table:table-cell>
          <table:table-cell table:formula="of:=(SIN([.B68]*2)+0.5)*30" office:value-type="float" office:value="-1.09718754001305">
            <text:p>-1.09718754</text:p>
          </table:table-cell>
          <table:table-cell table:formula="of:=(SIN([.B68]+PI())+0.7)*30" office:value-type="float" office:value="29.3824649459678">
            <text:p>29.382464946</text:p>
          </table:table-cell>
          <table:table-cell table:formula="of:=0.7 *30" office:value-type="float" office:value="21">
            <text:p>21</text:p>
          </table:table-cell>
          <table:table-cell table:formula="of:=SIN([.B68])*30" office:value-type="float" office:value="-8.38246494596778">
            <text:p>-8.382464946</text:p>
          </table:table-cell>
          <table:table-cell table:formula="of:=0.6*SIN(2*[.B68])*30" office:value-type="float" office:value="-9.65831252400783">
            <text:p>-9.658312524</text:p>
          </table:table-cell>
          <table:table-cell table:formula="of:=0.5*COS([.B68])*30" office:value-type="float" office:value="14.4025542997555">
            <text:p>14.4025542998</text:p>
          </table:table-cell>
          <table:table-cell table:formula="of:=0.25*COS([.B68]*2)*30" office:value-type="float" office:value="6.32890469049369">
            <text:p>6.3289046905</text:p>
          </table:table-cell>
          <table:table-cell table:formula="of:=SUM([.F68:.J68])" office:value-type="float" office:value="23.6906815202736">
            <text:p>23.6906815203</text:p>
          </table:table-cell>
          <table:table-cell table:formula="of:=SIN([.B83])*30" office:value-type="float" office:value="28.1399993032422">
            <text:p>28.139999303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1">
            <text:p>6.1</text:p>
          </table:table-cell>
          <table:table-cell table:formula="of:=(SIN([.B69])+0.7)*30" office:value-type="float" office:value="15.5351248718371">
            <text:p>15.5351248718</text:p>
          </table:table-cell>
          <table:table-cell table:formula="of:=(SIN([.B69]*2)+0.5)*30" office:value-type="float" office:value="4.25312153289514">
            <text:p>4.2531215329</text:p>
          </table:table-cell>
          <table:table-cell table:formula="of:=(SIN([.B69]+PI())+0.7)*30" office:value-type="float" office:value="26.4648751281629">
            <text:p>26.4648751282</text:p>
          </table:table-cell>
          <table:table-cell table:formula="of:=0.7 *30" office:value-type="float" office:value="21">
            <text:p>21</text:p>
          </table:table-cell>
          <table:table-cell table:formula="of:=SIN([.B69])*30" office:value-type="float" office:value="-5.46487512816288">
            <text:p>-5.4648751282</text:p>
          </table:table-cell>
          <table:table-cell table:formula="of:=0.6*SIN(2*[.B69])*30" office:value-type="float" office:value="-6.44812708026292">
            <text:p>-6.4481270803</text:p>
          </table:table-cell>
          <table:table-cell table:formula="of:=0.5*COS([.B69])*30" office:value-type="float" office:value="14.7490265766388">
            <text:p>14.7490265766</text:p>
          </table:table-cell>
          <table:table-cell table:formula="of:=0.25*COS([.B69]*2)*30" office:value-type="float" office:value="7.00225233055978">
            <text:p>7.0022523306</text:p>
          </table:table-cell>
          <table:table-cell table:formula="of:=SUM([.F69:.J69])" office:value-type="float" office:value="30.8382766987728">
            <text:p>30.8382766988</text:p>
          </table:table-cell>
          <table:table-cell table:formula="of:=SIN([.B84])*30" office:value-type="float" office:value="29.0375901609446">
            <text:p>29.037590160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2">
            <text:p>6.2</text:p>
          </table:table-cell>
          <table:table-cell table:formula="of:=(SIN([.B70])+0.7)*30" office:value-type="float" office:value="18.5073179154751">
            <text:p>18.5073179155</text:p>
          </table:table-cell>
          <table:table-cell table:formula="of:=(SIN([.B70]*2)+0.5)*30" office:value-type="float" office:value="10.0318747365507">
            <text:p>10.0318747366</text:p>
          </table:table-cell>
          <table:table-cell table:formula="of:=(SIN([.B70]+PI())+0.7)*30" office:value-type="float" office:value="23.4926820845249">
            <text:p>23.4926820845</text:p>
          </table:table-cell>
          <table:table-cell table:formula="of:=0.7 *30" office:value-type="float" office:value="21">
            <text:p>21</text:p>
          </table:table-cell>
          <table:table-cell table:formula="of:=SIN([.B70])*30" office:value-type="float" office:value="-2.49268208452489">
            <text:p>-2.4926820845</text:p>
          </table:table-cell>
          <table:table-cell table:formula="of:=0.6*SIN(2*[.B70])*30" office:value-type="float" office:value="-2.98087515806957">
            <text:p>-2.9808751581</text:p>
          </table:table-cell>
          <table:table-cell table:formula="of:=0.5*COS([.B70])*30" office:value-type="float" office:value="14.9481314553483">
            <text:p>14.9481314553</text:p>
          </table:table-cell>
          <table:table-cell table:formula="of:=0.25*COS([.B70]*2)*30" office:value-type="float" office:value="7.39644226709148">
            <text:p>7.3964422671</text:p>
          </table:table-cell>
          <table:table-cell table:formula="of:=SUM([.F70:.J70])" office:value-type="float" office:value="37.8710164798453">
            <text:p>37.8710164798</text:p>
          </table:table-cell>
          <table:table-cell table:formula="of:=SIN([.B85])*30" office:value-type="float" office:value="29.64504701631">
            <text:p>29.645047016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3">
            <text:p>6.3</text:p>
          </table:table-cell>
          <table:table-cell table:formula="of:=(SIN([.B71])+0.7)*30" office:value-type="float" office:value="21.5044170145305">
            <text:p>21.5044170145</text:p>
          </table:table-cell>
          <table:table-cell table:formula="of:=(SIN([.B71]*2)+0.5)*30" office:value-type="float" office:value="16.0086914166341">
            <text:p>16.0086914166</text:p>
          </table:table-cell>
          <table:table-cell table:formula="of:=(SIN([.B71]+PI())+0.7)*30" office:value-type="float" office:value="20.4955829854695">
            <text:p>20.4955829855</text:p>
          </table:table-cell>
          <table:table-cell table:formula="of:=0.7 *30" office:value-type="float" office:value="21">
            <text:p>21</text:p>
          </table:table-cell>
          <table:table-cell table:formula="of:=SIN([.B71])*30" office:value-type="float" office:value="0.504417014530491">
            <text:p>0.5044170145</text:p>
          </table:table-cell>
          <table:table-cell table:formula="of:=0.6*SIN(2*[.B71])*30" office:value-type="float" office:value="0.605214849980461">
            <text:p>0.60521485</text:p>
          </table:table-cell>
          <table:table-cell table:formula="of:=0.5*COS([.B71])*30" office:value-type="float" office:value="14.9978795457512">
            <text:p>14.9978795458</text:p>
          </table:table-cell>
          <table:table-cell table:formula="of:=0.25*COS([.B71]*2)*30" office:value-type="float" office:value="7.49575939125754">
            <text:p>7.4957593913</text:p>
          </table:table-cell>
          <table:table-cell table:formula="of:=SUM([.F71:.J71])" office:value-type="float" office:value="44.6032708015197">
            <text:p>44.6032708015</text:p>
          </table:table-cell>
          <table:table-cell table:formula="of:=SIN([.B86])*30" office:value-type="float" office:value="29.9563003612381">
            <text:p>29.956300361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4">
            <text:p>6.4</text:p>
          </table:table-cell>
          <table:table-cell table:formula="of:=(SIN([.B72])+0.7)*30" office:value-type="float" office:value="24.4964761455148">
            <text:p>24.4964761455</text:p>
          </table:table-cell>
          <table:table-cell table:formula="of:=(SIN([.B72]*2)+0.5)*30" office:value-type="float" office:value="21.9452947530462">
            <text:p>21.945294753</text:p>
          </table:table-cell>
          <table:table-cell table:formula="of:=(SIN([.B72]+PI())+0.7)*30" office:value-type="float" office:value="17.5035238544852">
            <text:p>17.5035238545</text:p>
          </table:table-cell>
          <table:table-cell table:formula="of:=0.7 *30" office:value-type="float" office:value="21">
            <text:p>21</text:p>
          </table:table-cell>
          <table:table-cell table:formula="of:=SIN([.B72])*30" office:value-type="float" office:value="3.49647614551481">
            <text:p>3.4964761455</text:p>
          </table:table-cell>
          <table:table-cell table:formula="of:=0.6*SIN(2*[.B72])*30" office:value-type="float" office:value="4.1671768518277">
            <text:p>4.1671768518</text:p>
          </table:table-cell>
          <table:table-cell table:formula="of:=0.5*COS([.B72])*30" office:value-type="float" office:value="14.8977737813729">
            <text:p>14.8977737814</text:p>
          </table:table-cell>
          <table:table-cell table:formula="of:=0.25*COS([.B72]*2)*30" office:value-type="float" office:value="7.29624424273077">
            <text:p>7.2962442427</text:p>
          </table:table-cell>
          <table:table-cell table:formula="of:=SUM([.F72:.J72])" office:value-type="float" office:value="50.8576710214462">
            <text:p>50.8576710214</text:p>
          </table:table-cell>
          <table:table-cell table:formula="of:=SIN([.B87])*30" office:value-type="float" office:value="29.9682402551932">
            <text:p>29.968240255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5">
            <text:p>6.5</text:p>
          </table:table-cell>
          <table:table-cell table:formula="of:=(SIN([.B73])+0.7)*30" office:value-type="float" office:value="27.4535996426345">
            <text:p>27.4535996426</text:p>
          </table:table-cell>
          <table:table-cell table:formula="of:=(SIN([.B73]*2)+0.5)*30" office:value-type="float" office:value="27.6050111047992">
            <text:p>27.6050111048</text:p>
          </table:table-cell>
          <table:table-cell table:formula="of:=(SIN([.B73]+PI())+0.7)*30" office:value-type="float" office:value="14.5464003573655">
            <text:p>14.5464003574</text:p>
          </table:table-cell>
          <table:table-cell table:formula="of:=0.7 *30" office:value-type="float" office:value="21">
            <text:p>21</text:p>
          </table:table-cell>
          <table:table-cell table:formula="of:=SIN([.B73])*30" office:value-type="float" office:value="6.45359964263447">
            <text:p>6.4535996426</text:p>
          </table:table-cell>
          <table:table-cell table:formula="of:=0.6*SIN(2*[.B73])*30" office:value-type="float" office:value="7.56300666287954">
            <text:p>7.5630066629</text:p>
          </table:table-cell>
          <table:table-cell table:formula="of:=0.5*COS([.B73])*30" office:value-type="float" office:value="14.6488143859204">
            <text:p>14.6488143859</text:p>
          </table:table-cell>
          <table:table-cell table:formula="of:=0.25*COS([.B73]*2)*30" office:value-type="float" office:value="6.80585086087647">
            <text:p>6.8058508609</text:p>
          </table:table-cell>
          <table:table-cell table:formula="of:=SUM([.F73:.J73])" office:value-type="float" office:value="56.4712715523108">
            <text:p>56.4712715523</text:p>
          </table:table-cell>
          <table:table-cell office:value-type="float" office:value="29.2154289263459">
            <text:p>29.215428926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6">
            <text:p>6.6</text:p>
          </table:table-cell>
          <table:table-cell table:formula="of:=(SIN([.B74])+0.7)*30" office:value-type="float" office:value="30.3462409054013">
            <text:p>30.3462409054</text:p>
          </table:table-cell>
          <table:table-cell table:formula="of:=(SIN([.B74]*2)+0.5)*30" office:value-type="float" office:value="32.7622054412167">
            <text:p>32.7622054412</text:p>
          </table:table-cell>
          <table:table-cell table:formula="of:=(SIN([.B74]+PI())+0.7)*30" office:value-type="float" office:value="11.6537590945987">
            <text:p>11.6537590946</text:p>
          </table:table-cell>
          <table:table-cell table:formula="of:=0.7 *30" office:value-type="float" office:value="21">
            <text:p>21</text:p>
          </table:table-cell>
          <table:table-cell table:formula="of:=SIN([.B74])*30" office:value-type="float" office:value="9.34624090540134">
            <text:p>9.3462409054</text:p>
          </table:table-cell>
          <table:table-cell table:formula="of:=0.6*SIN(2*[.B74])*30" office:value-type="float" office:value="10.65732326473">
            <text:p>10.6573232647</text:p>
          </table:table-cell>
          <table:table-cell table:formula="of:=0.5*COS([.B74])*30" office:value-type="float" office:value="14.2534888793779">
            <text:p>14.2534888794</text:p>
          </table:table-cell>
          <table:table-cell table:formula="of:=0.25*COS([.B74]*2)*30" office:value-type="float" office:value="6.04412968230338">
            <text:p>6.0441296823</text:p>
          </table:table-cell>
          <table:table-cell table:formula="of:=SUM([.F74:.J74])" office:value-type="float" office:value="61.3011827318127">
            <text:p>61.3011827318</text:p>
          </table:table-cell>
          <table:table-cell office:value-type="float" office:value="27.2789228047705">
            <text:p>27.278922804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7">
            <text:p>6.7</text:p>
          </table:table-cell>
          <table:table-cell table:formula="of:=(SIN([.B75])+0.7)*30" office:value-type="float" office:value="33.1454976184979">
            <text:p>33.1454976185</text:p>
          </table:table-cell>
          <table:table-cell table:formula="of:=(SIN([.B75]*2)+0.5)*30" office:value-type="float" office:value="37.2112766985735">
            <text:p>37.2112766986</text:p>
          </table:table-cell>
          <table:table-cell table:formula="of:=(SIN([.B75]+PI())+0.7)*30" office:value-type="float" office:value="8.85450238150208">
            <text:p>8.8545023815</text:p>
          </table:table-cell>
          <table:table-cell table:formula="of:=0.7 *30" office:value-type="float" office:value="21">
            <text:p>21</text:p>
          </table:table-cell>
          <table:table-cell table:formula="of:=SIN([.B75])*30" office:value-type="float" office:value="12.145497618498">
            <text:p>12.1454976185</text:p>
          </table:table-cell>
          <table:table-cell table:formula="of:=0.6*SIN(2*[.B75])*30" office:value-type="float" office:value="13.3267660191441">
            <text:p>13.3267660191</text:p>
          </table:table-cell>
          <table:table-cell table:formula="of:=0.5*COS([.B75])*30" office:value-type="float" office:value="13.7157472235298">
            <text:p>13.7157472235</text:p>
          </table:table-cell>
          <table:table-cell table:formula="of:=0.25*COS([.B75]*2)*30" office:value-type="float" office:value="5.04144812665101">
            <text:p>5.0414481267</text:p>
          </table:table-cell>
          <table:table-cell table:formula="of:=SUM([.F75:.J75])" office:value-type="float" office:value="65.2294589878228">
            <text:p>65.2294589878</text:p>
          </table:table-cell>
          <table:table-cell office:value-type="float" office:value="24.2548921145877">
            <text:p>24.25489211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8">
            <text:p>6.8</text:p>
          </table:table-cell>
          <table:table-cell table:formula="of:=(SIN([.B76])+0.7)*30" office:value-type="float" office:value="35.8234005341582">
            <text:p>35.8234005342</text:p>
          </table:table-cell>
          <table:table-cell table:formula="of:=(SIN([.B76]*2)+0.5)*30" office:value-type="float" office:value="40.7748544456949">
            <text:p>40.7748544457</text:p>
          </table:table-cell>
          <table:table-cell table:formula="of:=(SIN([.B76]+PI())+0.7)*30" office:value-type="float" office:value="6.17659946584174">
            <text:p>6.1765994658</text:p>
          </table:table-cell>
          <table:table-cell table:formula="of:=0.7 *30" office:value-type="float" office:value="21">
            <text:p>21</text:p>
          </table:table-cell>
          <table:table-cell table:formula="of:=SIN([.B76])*30" office:value-type="float" office:value="14.8234005341582">
            <text:p>14.8234005342</text:p>
          </table:table-cell>
          <table:table-cell table:formula="of:=0.6*SIN(2*[.B76])*30" office:value-type="float" office:value="15.4649126674169">
            <text:p>15.4649126674</text:p>
          </table:table-cell>
          <table:table-cell table:formula="of:=0.5*COS([.B76])*30" office:value-type="float" office:value="13.0409623552474">
            <text:p>13.0409623552</text:p>
          </table:table-cell>
          <table:table-cell table:formula="of:=0.25*COS([.B76]*2)*30" office:value-type="float" office:value="3.83777994339862">
            <text:p>3.8377799434</text:p>
          </table:table-cell>
          <table:table-cell table:formula="of:=SUM([.F76:.J76])" office:value-type="float" office:value="68.1670555002212">
            <text:p>68.1670555002</text:p>
          </table:table-cell>
          <table:table-cell office:value-type="float" office:value="20.2638954165345">
            <text:p>20.263895416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.9">
            <text:p>6.9</text:p>
          </table:table-cell>
          <table:table-cell table:formula="of:=(SIN([.B77])+0.7)*30" office:value-type="float" office:value="38.353192931646">
            <text:p>38.3531929316</text:p>
          </table:table-cell>
          <table:table-cell table:formula="of:=(SIN([.B77]*2)+0.5)*30" office:value-type="float" office:value="43.3108700833231">
            <text:p>43.3108700833</text:p>
          </table:table-cell>
          <table:table-cell table:formula="of:=(SIN([.B77]+PI())+0.7)*30" office:value-type="float" office:value="3.646807068354">
            <text:p>3.6468070684</text:p>
          </table:table-cell>
          <table:table-cell table:formula="of:=0.7 *30" office:value-type="float" office:value="21">
            <text:p>21</text:p>
          </table:table-cell>
          <table:table-cell table:formula="of:=SIN([.B77])*30" office:value-type="float" office:value="17.353192931646">
            <text:p>17.3531929316</text:p>
          </table:table-cell>
          <table:table-cell table:formula="of:=0.6*SIN(2*[.B77])*30" office:value-type="float" office:value="16.9865220499939">
            <text:p>16.98652205</text:p>
          </table:table-cell>
          <table:table-cell table:formula="of:=0.5*COS([.B77])*30" office:value-type="float" office:value="12.2358765018804">
            <text:p>12.2358765019</text:p>
          </table:table-cell>
          <table:table-cell table:formula="of:=0.25*COS([.B77]*2)*30" office:value-type="float" office:value="2.48111158461785">
            <text:p>2.4811115846</text:p>
          </table:table-cell>
          <table:table-cell table:formula="of:=SUM([.F77:.J77])" office:value-type="float" office:value="70.0567030681381">
            <text:p>70.0567030681</text:p>
          </table:table-cell>
          <table:table-cell office:value-type="float" office:value="15.4650411546439">
            <text:p>15.46504115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SIN([.B78])+0.7)*30" office:value-type="float" office:value="40.7095979615637">
            <text:p>40.7095979616</text:p>
          </table:table-cell>
          <table:table-cell table:formula="of:=(SIN([.B78]*2)+0.5)*30" office:value-type="float" office:value="44.7182206708461">
            <text:p>44.7182206708</text:p>
          </table:table-cell>
          <table:table-cell table:formula="of:=(SIN([.B78]+PI())+0.7)*30" office:value-type="float" office:value="1.29040203843633">
            <text:p>1.2904020384</text:p>
          </table:table-cell>
          <table:table-cell table:formula="of:=0.7 *30" office:value-type="float" office:value="21">
            <text:p>21</text:p>
          </table:table-cell>
          <table:table-cell table:formula="of:=SIN([.B78])*30" office:value-type="float" office:value="19.7095979615637">
            <text:p>19.7095979616</text:p>
          </table:table-cell>
          <table:table-cell table:formula="of:=0.6*SIN(2*[.B78])*30" office:value-type="float" office:value="17.8309324025077">
            <text:p>17.8309324025</text:p>
          </table:table-cell>
          <table:table-cell table:formula="of:=0.5*COS([.B78])*30" office:value-type="float" office:value="11.3085338151496">
            <text:p>11.3085338151</text:p>
          </table:table-cell>
          <table:table-cell table:formula="of:=0.25*COS([.B78]*2)*30" office:value-type="float" office:value="1.02552913655875">
            <text:p>1.0255291366</text:p>
          </table:table-cell>
          <table:table-cell table:formula="of:=SUM([.F78:.J78])" office:value-type="float" office:value="70.8745933157797">
            <text:p>70.8745933158</text:p>
          </table:table-cell>
          <table:table-cell office:value-type="float" office:value="10.0496445046772">
            <text:p>10.049644504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1">
            <text:p>7.1</text:p>
          </table:table-cell>
          <table:table-cell table:formula="of:=(SIN([.B79])+0.7)*30" office:value-type="float" office:value="42.8690712037763">
            <text:p>42.8690712038</text:p>
          </table:table-cell>
          <table:table-cell table:formula="of:=(SIN([.B79]*2)+0.5)*30" office:value-type="float" office:value="44.9407995814909">
            <text:p>44.9407995815</text:p>
          </table:table-cell>
          <table:table-cell table:formula="of:=(SIN([.B79]+PI())+0.7)*30" office:value-type="float" office:value="-0.869071203776273">
            <text:p>-0.8690712038</text:p>
          </table:table-cell>
          <table:table-cell table:formula="of:=0.7 *30" office:value-type="float" office:value="21">
            <text:p>21</text:p>
          </table:table-cell>
          <table:table-cell table:formula="of:=SIN([.B79])*30" office:value-type="float" office:value="21.8690712037763">
            <text:p>21.8690712038</text:p>
          </table:table-cell>
          <table:table-cell table:formula="of:=0.6*SIN(2*[.B79])*30" office:value-type="float" office:value="17.9644797488945">
            <text:p>17.9644797489</text:p>
          </table:table-cell>
          <table:table-cell table:formula="of:=0.5*COS([.B79])*30" office:value-type="float" office:value="10.2681999966421">
            <text:p>10.2681999966</text:p>
          </table:table-cell>
          <table:table-cell table:formula="of:=0.25*COS([.B79]*2)*30" office:value-type="float" office:value="-0.470937921930613">
            <text:p>-0.4709379219</text:p>
          </table:table-cell>
          <table:table-cell table:formula="of:=SUM([.F79:.J79])" office:value-type="float" office:value="70.6308130273823">
            <text:p>70.6308130274</text:p>
          </table:table-cell>
          <table:table-cell office:value-type="float" office:value="4.23360024179602">
            <text:p>4.233600241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2">
            <text:p>7.2</text:p>
          </table:table-cell>
          <table:table-cell table:formula="of:=(SIN([.B80])+0.7)*30" office:value-type="float" office:value="44.8100359154746">
            <text:p>44.8100359155</text:p>
          </table:table-cell>
          <table:table-cell table:formula="of:=(SIN([.B80]*2)+0.5)*30" office:value-type="float" office:value="43.9697332964783">
            <text:p>43.9697332965</text:p>
          </table:table-cell>
          <table:table-cell table:formula="of:=(SIN([.B80]+PI())+0.7)*30" office:value-type="float" office:value="-2.81003591547457">
            <text:p>-2.8100359155</text:p>
          </table:table-cell>
          <table:table-cell table:formula="of:=0.7 *30" office:value-type="float" office:value="21">
            <text:p>21</text:p>
          </table:table-cell>
          <table:table-cell table:formula="of:=SIN([.B80])*30" office:value-type="float" office:value="23.8100359154746">
            <text:p>23.8100359155</text:p>
          </table:table-cell>
          <table:table-cell table:formula="of:=0.6*SIN(2*[.B80])*30" office:value-type="float" office:value="17.381839977887">
            <text:p>17.3818399779</text:p>
          </table:table-cell>
          <table:table-cell table:formula="of:=0.5*COS([.B80])*30" office:value-type="float" office:value="9.12526971798382">
            <text:p>9.125269718</text:p>
          </table:table-cell>
          <table:table-cell table:formula="of:=0.25*COS([.B80]*2)*30" office:value-type="float" office:value="-1.94863017160317">
            <text:p>-1.9486301716</text:p>
          </table:table-cell>
          <table:table-cell table:formula="of:=SUM([.F80:.J80])" office:value-type="float" office:value="69.3685154397422">
            <text:p>69.3685154397</text:p>
          </table:table-cell>
          <table:table-cell office:value-type="float" office:value="-1.7512243028274">
            <text:p>-1.751224302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3">
            <text:p>7.3</text:p>
          </table:table-cell>
          <table:table-cell table:formula="of:=(SIN([.B81])+0.7)*30" office:value-type="float" office:value="46.5130986188569">
            <text:p>46.5130986189</text:p>
          </table:table-cell>
          <table:table-cell table:formula="of:=(SIN([.B81]*2)+0.5)*30" office:value-type="float" office:value="41.8437351642151">
            <text:p>41.8437351642</text:p>
          </table:table-cell>
          <table:table-cell table:formula="of:=(SIN([.B81]+PI())+0.7)*30" office:value-type="float" office:value="-4.51309861885694">
            <text:p>-4.5130986189</text:p>
          </table:table-cell>
          <table:table-cell table:formula="of:=0.7 *30" office:value-type="float" office:value="21">
            <text:p>21</text:p>
          </table:table-cell>
          <table:table-cell table:formula="of:=SIN([.B81])*30" office:value-type="float" office:value="25.5130986188569">
            <text:p>25.5130986189</text:p>
          </table:table-cell>
          <table:table-cell table:formula="of:=0.6*SIN(2*[.B81])*30" office:value-type="float" office:value="16.1062410985291">
            <text:p>16.1062410985</text:p>
          </table:table-cell>
          <table:table-cell table:formula="of:=0.5*COS([.B81])*30" office:value-type="float" office:value="7.89116276071658">
            <text:p>7.8911627607</text:p>
          </table:table-cell>
          <table:table-cell table:formula="of:=0.25*COS([.B81]*2)*30" office:value-type="float" office:value="-3.34863668559199">
            <text:p>-3.3486366856</text:p>
          </table:table-cell>
          <table:table-cell table:formula="of:=SUM([.F81:.J81])" office:value-type="float" office:value="67.1618657925106">
            <text:p>67.1618657925</text:p>
          </table:table-cell>
          <table:table-cell office:value-type="float" office:value="-7.66623306080495">
            <text:p>-7.666233060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4">
            <text:p>7.4</text:p>
          </table:table-cell>
          <table:table-cell table:formula="of:=(SIN([.B82])+0.7)*30" office:value-type="float" office:value="47.9612428743488">
            <text:p>47.9612428743</text:p>
          </table:table-cell>
          <table:table-cell table:formula="of:=(SIN([.B82]*2)+0.5)*30" office:value-type="float" office:value="38.6475620212595">
            <text:p>38.6475620213</text:p>
          </table:table-cell>
          <table:table-cell table:formula="of:=(SIN([.B82]+PI())+0.7)*30" office:value-type="float" office:value="-5.9612428743488">
            <text:p>-5.9612428743</text:p>
          </table:table-cell>
          <table:table-cell table:formula="of:=0.7 *30" office:value-type="float" office:value="21">
            <text:p>21</text:p>
          </table:table-cell>
          <table:table-cell table:formula="of:=SIN([.B82])*30" office:value-type="float" office:value="26.9612428743488">
            <text:p>26.9612428743</text:p>
          </table:table-cell>
          <table:table-cell table:formula="of:=0.6*SIN(2*[.B82])*30" office:value-type="float" office:value="14.1885372127557">
            <text:p>14.1885372128</text:p>
          </table:table-cell>
          <table:table-cell table:formula="of:=0.5*COS([.B82])*30" office:value-type="float" office:value="6.57820991361586">
            <text:p>6.5782099136</text:p>
          </table:table-cell>
          <table:table-cell table:formula="of:=0.25*COS([.B82]*2)*30" office:value-type="float" office:value="-4.61514362216041">
            <text:p>-4.6151436222</text:p>
          </table:table-cell>
          <table:table-cell table:formula="of:=SUM([.F82:.J82])" office:value-type="float" office:value="64.11284637856">
            <text:p>64.1128463786</text:p>
          </table:table-cell>
          <table:table-cell office:value-type="float" office:value="-13.2756132988456">
            <text:p>-13.275613298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5">
            <text:p>7.5</text:p>
          </table:table-cell>
          <table:table-cell table:formula="of:=(SIN([.B83])+0.7)*30" office:value-type="float" office:value="49.1399993032422">
            <text:p>49.1399993032</text:p>
          </table:table-cell>
          <table:table-cell table:formula="of:=(SIN([.B83]*2)+0.5)*30" office:value-type="float" office:value="34.5086352047135">
            <text:p>34.5086352047</text:p>
          </table:table-cell>
          <table:table-cell table:formula="of:=(SIN([.B83]+PI())+0.7)*30" office:value-type="float" office:value="-7.13999930324216">
            <text:p>-7.1399993032</text:p>
          </table:table-cell>
          <table:table-cell table:formula="of:=0.7 *30" office:value-type="float" office:value="21">
            <text:p>21</text:p>
          </table:table-cell>
          <table:table-cell table:formula="of:=SIN([.B83])*30" office:value-type="float" office:value="28.1399993032422">
            <text:p>28.1399993032</text:p>
          </table:table-cell>
          <table:table-cell table:formula="of:=0.6*SIN(2*[.B83])*30" office:value-type="float" office:value="11.7051811228281">
            <text:p>11.7051811228</text:p>
          </table:table-cell>
          <table:table-cell table:formula="of:=0.5*COS([.B83])*30" office:value-type="float" office:value="5.19952976752539">
            <text:p>5.1995297675</text:p>
          </table:table-cell>
          <table:table-cell table:formula="of:=0.25*COS([.B83]*2)*30" office:value-type="float" office:value="-5.69765934644116">
            <text:p>-5.6976593464</text:p>
          </table:table-cell>
          <table:table-cell table:formula="of:=SUM([.F83:.J83])" office:value-type="float" office:value="60.3470508471545">
            <text:p>60.3470508472</text:p>
          </table:table-cell>
          <table:table-cell office:value-type="float" office:value="-18.3557367282816">
            <text:p>-18.355736728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6">
            <text:p>7.6</text:p>
          </table:table-cell>
          <table:table-cell table:formula="of:=(SIN([.B84])+0.7)*30" office:value-type="float" office:value="50.0375901609446">
            <text:p>50.0375901609</text:p>
          </table:table-cell>
          <table:table-cell table:formula="of:=(SIN([.B84]*2)+0.5)*30" office:value-type="float" office:value="29.591960665614">
            <text:p>29.5919606656</text:p>
          </table:table-cell>
          <table:table-cell table:formula="of:=(SIN([.B84]+PI())+0.7)*30" office:value-type="float" office:value="-8.03759016094459">
            <text:p>-8.0375901609</text:p>
          </table:table-cell>
          <table:table-cell table:formula="of:=0.7 *30" office:value-type="float" office:value="21">
            <text:p>21</text:p>
          </table:table-cell>
          <table:table-cell table:formula="of:=SIN([.B84])*30" office:value-type="float" office:value="29.0375901609446">
            <text:p>29.0375901609</text:p>
          </table:table-cell>
          <table:table-cell table:formula="of:=0.6*SIN(2*[.B84])*30" office:value-type="float" office:value="8.7551763993684">
            <text:p>8.7551763994</text:p>
          </table:table-cell>
          <table:table-cell table:formula="of:=0.5*COS([.B84])*30" office:value-type="float" office:value="3.76889763873384">
            <text:p>3.7688976387</text:p>
          </table:table-cell>
          <table:table-cell table:formula="of:=0.25*COS([.B84]*2)*30" office:value-type="float" office:value="-6.5530273725831">
            <text:p>-6.5530273726</text:p>
          </table:table-cell>
          <table:table-cell table:formula="of:=SUM([.F84:.J84])" office:value-type="float" office:value="56.0086368264637">
            <text:p>56.0086368265</text:p>
          </table:table-cell>
          <table:table-cell office:value-type="float" office:value="-22.7040748592378">
            <text:p>-22.704074859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7">
            <text:p>7.7</text:p>
          </table:table-cell>
          <table:table-cell table:formula="of:=(SIN([.B85])+0.7)*30" office:value-type="float" office:value="50.64504701631">
            <text:p>50.6450470163</text:p>
          </table:table-cell>
          <table:table-cell table:formula="of:=(SIN([.B85]*2)+0.5)*30" office:value-type="float" office:value="24.0935507023711">
            <text:p>24.0935507024</text:p>
          </table:table-cell>
          <table:table-cell table:formula="of:=(SIN([.B85]+PI())+0.7)*30" office:value-type="float" office:value="-8.64504701631001">
            <text:p>-8.6450470163</text:p>
          </table:table-cell>
          <table:table-cell table:formula="of:=0.7 *30" office:value-type="float" office:value="21">
            <text:p>21</text:p>
          </table:table-cell>
          <table:table-cell table:formula="of:=SIN([.B85])*30" office:value-type="float" office:value="29.64504701631">
            <text:p>29.6450470163</text:p>
          </table:table-cell>
          <table:table-cell table:formula="of:=0.6*SIN(2*[.B85])*30" office:value-type="float" office:value="5.45613042142264">
            <text:p>5.4561304214</text:p>
          </table:table-cell>
          <table:table-cell table:formula="of:=0.5*COS([.B85])*30" office:value-type="float" office:value="2.30060793056797">
            <text:p>2.3006079306</text:p>
          </table:table-cell>
          <table:table-cell table:formula="of:=0.25*COS([.B85]*2)*30" office:value-type="float" office:value="-7.14714687665385">
            <text:p>-7.1471468767</text:p>
          </table:table-cell>
          <table:table-cell table:formula="of:=SUM([.F85:.J85])" office:value-type="float" office:value="51.2546384916468">
            <text:p>51.2546384916</text:p>
          </table:table-cell>
          <table:table-cell office:value-type="float" office:value="-26.1472731724076">
            <text:p>-26.147273172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8">
            <text:p>7.8</text:p>
          </table:table-cell>
          <table:table-cell table:formula="of:=(SIN([.B86])+0.7)*30" office:value-type="float" office:value="50.9563003612382">
            <text:p>50.9563003612</text:p>
          </table:table-cell>
          <table:table-cell table:formula="of:=(SIN([.B86]*2)+0.5)*30" office:value-type="float" office:value="18.2326095689833">
            <text:p>18.232609569</text:p>
          </table:table-cell>
          <table:table-cell table:formula="of:=(SIN([.B86]+PI())+0.7)*30" office:value-type="float" office:value="-8.95630036123815">
            <text:p>-8.9563003612</text:p>
          </table:table-cell>
          <table:table-cell table:formula="of:=0.7 *30" office:value-type="float" office:value="21">
            <text:p>21</text:p>
          </table:table-cell>
          <table:table-cell table:formula="of:=SIN([.B86])*30" office:value-type="float" office:value="29.9563003612381">
            <text:p>29.9563003612</text:p>
          </table:table-cell>
          <table:table-cell table:formula="of:=0.6*SIN(2*[.B86])*30" office:value-type="float" office:value="1.93956574138999">
            <text:p>1.9395657414</text:p>
          </table:table-cell>
          <table:table-cell table:formula="of:=0.5*COS([.B86])*30" office:value-type="float" office:value="0.809331308439746">
            <text:p>0.8093313084</text:p>
          </table:table-cell>
          <table:table-cell table:formula="of:=0.25*COS([.B86]*2)*30" office:value-type="float" office:value="-7.45633218887861">
            <text:p>-7.4563321889</text:p>
          </table:table-cell>
          <table:table-cell table:formula="of:=SUM([.F86:.J86])" office:value-type="float" office:value="46.2488652221893">
            <text:p>46.2488652222</text:p>
          </table:table-cell>
          <table:table-cell office:value-type="float" office:value="-28.5480622166855">
            <text:p>-28.54806221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.9">
            <text:p>7.9</text:p>
          </table:table-cell>
          <table:table-cell table:formula="of:=(SIN([.B87])+0.7)*30" office:value-type="float" office:value="50.9682402551932">
            <text:p>50.9682402552</text:p>
          </table:table-cell>
          <table:table-cell table:formula="of:=(SIN([.B87]*2)+0.5)*30" office:value-type="float" office:value="12.2427944931696">
            <text:p>12.2427944932</text:p>
          </table:table-cell>
          <table:table-cell table:formula="of:=(SIN([.B87]+PI())+0.7)*30" office:value-type="float" office:value="-8.96824025519316">
            <text:p>-8.9682402552</text:p>
          </table:table-cell>
          <table:table-cell table:formula="of:=0.7 *30" office:value-type="float" office:value="21">
            <text:p>21</text:p>
          </table:table-cell>
          <table:table-cell table:formula="of:=SIN([.B87])*30" office:value-type="float" office:value="29.9682402551932">
            <text:p>29.9682402552</text:p>
          </table:table-cell>
          <table:table-cell table:formula="of:=0.6*SIN(2*[.B87])*30" office:value-type="float" office:value="-1.65432330409827">
            <text:p>-1.6543233041</text:p>
          </table:table-cell>
          <table:table-cell table:formula="of:=0.5*COS([.B87])*30" office:value-type="float" office:value="-0.690031884593054">
            <text:p>-0.6900318846</text:p>
          </table:table-cell>
          <table:table-cell table:formula="of:=0.25*COS([.B87]*2)*30" office:value-type="float" office:value="-7.46825706654966">
            <text:p>-7.4682570665</text:p>
          </table:table-cell>
          <table:table-cell table:formula="of:=SUM([.F87:.J87])" office:value-type="float" office:value="41.1556279999522">
            <text:p>41.155628</text:p>
          </table:table-cell>
          <table:table-cell office:value-type="float" office:value="-29.8107301090039">
            <text:p>-29.81073010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SIN([.B88])+0.7)*30" office:value-type="float" office:value="50.6807473987015">
            <text:p>50.6807473987</text:p>
          </table:table-cell>
          <table:table-cell table:formula="of:=(SIN([.B88]*2)+0.5)*30" office:value-type="float" office:value="6.36290050004804">
            <text:p>6.3629005</text:p>
          </table:table-cell>
          <table:table-cell table:formula="of:=(SIN([.B88]+PI())+0.7)*30" office:value-type="float" office:value="-8.68074739870145">
            <text:p>-8.6807473987</text:p>
          </table:table-cell>
          <table:table-cell table:formula="of:=0.7 *30" office:value-type="float" office:value="21">
            <text:p>21</text:p>
          </table:table-cell>
          <table:table-cell table:formula="of:=SIN([.B88])*30" office:value-type="float" office:value="29.6807473987015">
            <text:p>29.6807473987</text:p>
          </table:table-cell>
          <table:table-cell table:formula="of:=0.6*SIN(2*[.B88])*30" office:value-type="float" office:value="-5.18225969997118">
            <text:p>-5.1822597</text:p>
          </table:table-cell>
          <table:table-cell table:formula="of:=0.5*COS([.B88])*30" office:value-type="float" office:value="-2.1825005071292">
            <text:p>-2.1825005071</text:p>
          </table:table-cell>
          <table:table-cell table:formula="of:=0.25*COS([.B88]*2)*30" office:value-type="float" office:value="-7.18244610242539">
            <text:p>-7.1824461024</text:p>
          </table:table-cell>
          <table:table-cell table:formula="of:=SUM([.F88:.J88])" office:value-type="float" office:value="36.1335410891757">
            <text:p>36.1335410892</text:p>
          </table:table-cell>
          <table:table-cell office:value-type="float" office:value="-29.997697726923">
            <text:p>-29.997697726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1">
            <text:p>8.1</text:p>
          </table:table-cell>
          <table:table-cell table:formula="of:=(SIN([.B89])+0.7)*30" office:value-type="float" office:value="50.0966943253526">
            <text:p>50.0966943254</text:p>
          </table:table-cell>
          <table:table-cell table:formula="of:=(SIN([.B89]*2)+0.5)*30" office:value-type="float" office:value="0.827340408046015">
            <text:p>0.827340408</text:p>
          </table:table-cell>
          <table:table-cell table:formula="of:=(SIN([.B89]+PI())+0.7)*30" office:value-type="float" office:value="-8.09669432535259">
            <text:p>-8.0966943254</text:p>
          </table:table-cell>
          <table:table-cell table:formula="of:=0.7 *30" office:value-type="float" office:value="21">
            <text:p>21</text:p>
          </table:table-cell>
          <table:table-cell table:formula="of:=SIN([.B89])*30" office:value-type="float" office:value="29.0966943253526">
            <text:p>29.0966943254</text:p>
          </table:table-cell>
          <table:table-cell table:formula="of:=0.6*SIN(2*[.B89])*30" office:value-type="float" office:value="-8.50359575517239">
            <text:p>-8.5035957552</text:p>
          </table:table-cell>
          <table:table-cell table:formula="of:=0.5*COS([.B89])*30" office:value-type="float" office:value="-3.65316230603687">
            <text:p>-3.653162306</text:p>
          </table:table-cell>
          <table:table-cell table:formula="of:=0.25*COS([.B89]*2)*30" office:value-type="float" office:value="-6.61029367771676">
            <text:p>-6.6102936777</text:p>
          </table:table-cell>
          <table:table-cell table:formula="of:=SUM([.F89:.J89])" office:value-type="float" office:value="31.3296425864266">
            <text:p>31.3296425864</text:p>
          </table:table-cell>
          <table:table-cell office:value-type="float" office:value="-29.8849382650752">
            <text:p>-29.884938265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2">
            <text:p>8.2</text:p>
          </table:table-cell>
          <table:table-cell table:formula="of:=(SIN([.B90])+0.7)*30" office:value-type="float" office:value="49.2219167003932">
            <text:p>49.2219167004</text:p>
          </table:table-cell>
          <table:table-cell table:formula="of:=(SIN([.B90]*2)+0.5)*30" office:value-type="float" office:value="-4.14320047043842">
            <text:p>-4.1432004704</text:p>
          </table:table-cell>
          <table:table-cell table:formula="of:=(SIN([.B90]+PI())+0.7)*30" office:value-type="float" office:value="-7.2219167003932">
            <text:p>-7.2219167004</text:p>
          </table:table-cell>
          <table:table-cell table:formula="of:=0.7 *30" office:value-type="float" office:value="21">
            <text:p>21</text:p>
          </table:table-cell>
          <table:table-cell table:formula="of:=SIN([.B90])*30" office:value-type="float" office:value="28.2219167003932">
            <text:p>28.2219167004</text:p>
          </table:table-cell>
          <table:table-cell table:formula="of:=0.6*SIN(2*[.B90])*30" office:value-type="float" office:value="-11.4859202822631">
            <text:p>-11.4859202823</text:p>
          </table:table-cell>
          <table:table-cell table:formula="of:=0.5*COS([.B90])*30" office:value-type="float" office:value="-5.08732291475752">
            <text:p>-5.0873229148</text:p>
          </table:table-cell>
          <table:table-cell table:formula="of:=0.25*COS([.B90]*2)*30" office:value-type="float" office:value="-5.77460970406554">
            <text:p>-5.7746097041</text:p>
          </table:table-cell>
          <table:table-cell table:formula="of:=SUM([.F90:.J90])" office:value-type="float" office:value="26.8740637993071">
            <text:p>26.8740637993</text:p>
          </table:table-cell>
          <table:table-cell office:value-type="float" office:value="-29.47357837873">
            <text:p>-29.473578378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3">
            <text:p>8.3</text:p>
          </table:table-cell>
          <table:table-cell table:formula="of:=(SIN([.B91])+0.7)*30" office:value-type="float" office:value="48.0651550126888">
            <text:p>48.0651550127</text:p>
          </table:table-cell>
          <table:table-cell table:formula="of:=(SIN([.B91]*2)+0.5)*30" office:value-type="float" office:value="-8.35056235602895">
            <text:p>-8.350562356</text:p>
          </table:table-cell>
          <table:table-cell table:formula="of:=(SIN([.B91]+PI())+0.7)*30" office:value-type="float" office:value="-6.0651550126888">
            <text:p>-6.0651550127</text:p>
          </table:table-cell>
          <table:table-cell table:formula="of:=0.7 *30" office:value-type="float" office:value="21">
            <text:p>21</text:p>
          </table:table-cell>
          <table:table-cell table:formula="of:=SIN([.B91])*30" office:value-type="float" office:value="27.0651550126888">
            <text:p>27.0651550127</text:p>
          </table:table-cell>
          <table:table-cell table:formula="of:=0.6*SIN(2*[.B91])*30" office:value-type="float" office:value="-14.0103374136174">
            <text:p>-14.0103374136</text:p>
          </table:table-cell>
          <table:table-cell table:formula="of:=0.5*COS([.B91])*30" office:value-type="float" office:value="-6.47065267455931">
            <text:p>-6.4706526746</text:p>
          </table:table-cell>
          <table:table-cell table:formula="of:=0.25*COS([.B91]*2)*30" office:value-type="float" office:value="-4.70871026434789">
            <text:p>-4.7087102643</text:p>
          </table:table-cell>
          <table:table-cell table:formula="of:=SUM([.F91:.J91])" office:value-type="float" office:value="22.8754546601642">
            <text:p>22.8754546602</text:p>
          </table:table-cell>
          <table:table-cell office:value-type="float" office:value="-28.7677282398942">
            <text:p>-28.767728239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4">
            <text:p>8.4</text:p>
          </table:table-cell>
          <table:table-cell table:formula="of:=(SIN([.B92])+0.7)*30" office:value-type="float" office:value="46.6379672426484">
            <text:p>46.6379672426</text:p>
          </table:table-cell>
          <table:table-cell table:formula="of:=(SIN([.B92]*2)+0.5)*30" office:value-type="float" office:value="-11.6270110074451">
            <text:p>-11.6270110074</text:p>
          </table:table-cell>
          <table:table-cell table:formula="of:=(SIN([.B92]+PI())+0.7)*30" office:value-type="float" office:value="-4.63796724264841">
            <text:p>-4.6379672426</text:p>
          </table:table-cell>
          <table:table-cell table:formula="of:=0.7 *30" office:value-type="float" office:value="21">
            <text:p>21</text:p>
          </table:table-cell>
          <table:table-cell table:formula="of:=SIN([.B92])*30" office:value-type="float" office:value="25.6379672426484">
            <text:p>25.6379672426</text:p>
          </table:table-cell>
          <table:table-cell table:formula="of:=0.6*SIN(2*[.B92])*30" office:value-type="float" office:value="-15.9762066044671">
            <text:p>-15.9762066045</text:p>
          </table:table-cell>
          <table:table-cell table:formula="of:=0.5*COS([.B92])*30" office:value-type="float" office:value="-7.78932981175028">
            <text:p>-7.7893298118</text:p>
          </table:table-cell>
          <table:table-cell table:formula="of:=0.25*COS([.B92]*2)*30" office:value-type="float" office:value="-3.45508940558522">
            <text:p>-3.4550894056</text:p>
          </table:table-cell>
          <table:table-cell table:formula="of:=SUM([.F92:.J92])" office:value-type="float" office:value="19.4173414208458">
            <text:p>19.4173414208</text:p>
          </table:table-cell>
          <table:table-cell office:value-type="float" office:value="-27.774440469832">
            <text:p>-27.7744404698</text:p>
          </table:table-cell>
          <table:table-cell table:number-columns-repeated="245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.5">
            <text:p>8.5</text:p>
          </table:table-cell>
          <table:table-cell table:formula="of:=(SIN([.B93])+0.7)*30" office:value-type="float" office:value="44.9546133787047">
            <text:p>44.9546133787</text:p>
          </table:table-cell>
          <table:table-cell table:formula="of:=(SIN([.B93]*2)+0.5)*30" office:value-type="float" office:value="-13.8419247563867">
            <text:p>-13.8419247564</text:p>
          </table:table-cell>
          <table:table-cell table:formula="of:=(SIN([.B93]+PI())+0.7)*30" office:value-type="float" office:value="-2.95461337870471">
            <text:p>-2.9546133787</text:p>
          </table:table-cell>
          <table:table-cell table:formula="of:=0.7 *30" office:value-type="float" office:value="21">
            <text:p>21</text:p>
          </table:table-cell>
          <table:table-cell table:formula="of:=SIN([.B93])*30" office:value-type="float" office:value="23.9546133787047">
            <text:p>23.9546133787</text:p>
          </table:table-cell>
          <table:table-cell table:formula="of:=0.6*SIN(2*[.B93])*30" office:value-type="float" office:value="-17.305154853832">
            <text:p>-17.3051548538</text:p>
          </table:table-cell>
          <table:table-cell table:formula="of:=0.5*COS([.B93])*30" office:value-type="float" office:value="-9.03017854027235">
            <text:p>-9.0301785403</text:p>
          </table:table-cell>
          <table:table-cell table:formula="of:=0.25*COS([.B93]*2)*30" office:value-type="float" office:value="-2.06372503538698">
            <text:p>-2.0637250354</text:p>
          </table:table-cell>
          <table:table-cell table:formula="of:=SUM([.F93:.J93])" office:value-type="float" office:value="16.5555549492134">
            <text:p>16.5555549492</text:p>
          </table:table-cell>
          <table:table-cell office:value-type="float" office:value="-26.5036396716046">
            <text:p>-26.503639671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6">
            <text:p>8.6</text:p>
          </table:table-cell>
          <table:table-cell table:formula="of:=(SIN([.B94])+0.7)*30" office:value-type="float" office:value="43.0319129362234">
            <text:p>43.0319129362</text:p>
          </table:table-cell>
          <table:table-cell table:formula="of:=(SIN([.B94]*2)+0.5)*30" office:value-type="float" office:value="-14.9070019812479">
            <text:p>-14.9070019812</text:p>
          </table:table-cell>
          <table:table-cell table:formula="of:=(SIN([.B94]+PI())+0.7)*30" office:value-type="float" office:value="-1.0319129362234">
            <text:p>-1.0319129362</text:p>
          </table:table-cell>
          <table:table-cell table:formula="of:=0.7 *30" office:value-type="float" office:value="21">
            <text:p>21</text:p>
          </table:table-cell>
          <table:table-cell table:formula="of:=SIN([.B94])*30" office:value-type="float" office:value="22.0319129362234">
            <text:p>22.0319129362</text:p>
          </table:table-cell>
          <table:table-cell table:formula="of:=0.6*SIN(2*[.B94])*30" office:value-type="float" office:value="-17.9442011887487">
            <text:p>-17.9442011887</text:p>
          </table:table-cell>
          <table:table-cell table:formula="of:=0.5*COS([.B94])*30" office:value-type="float" office:value="-10.1808007098002">
            <text:p>-10.1808007098</text:p>
          </table:table-cell>
          <table:table-cell table:formula="of:=0.25*COS([.B94]*2)*30" office:value-type="float" office:value="-0.590086460488801">
            <text:p>-0.5900864605</text:p>
          </table:table-cell>
          <table:table-cell table:formula="of:=SUM([.F94:.J94])" office:value-type="float" office:value="14.3168245771857">
            <text:p>14.3168245772</text:p>
          </table:table-cell>
          <table:table-cell office:value-type="float" office:value="-24.968023266717">
            <text:p>-24.96802326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7">
            <text:p>8.7</text:p>
          </table:table-cell>
          <table:table-cell table:formula="of:=(SIN([.B95])+0.7)*30" office:value-type="float" office:value="40.8890769024655">
            <text:p>40.8890769025</text:p>
          </table:table-cell>
          <table:table-cell table:formula="of:=(SIN([.B95]*2)+0.5)*30" office:value-type="float" office:value="-14.779781414119">
            <text:p>-14.7797814141</text:p>
          </table:table-cell>
          <table:table-cell table:formula="of:=(SIN([.B95]+PI())+0.7)*30" office:value-type="float" office:value="1.1109230975345">
            <text:p>1.1109230975</text:p>
          </table:table-cell>
          <table:table-cell table:formula="of:=0.7 *30" office:value-type="float" office:value="21">
            <text:p>21</text:p>
          </table:table-cell>
          <table:table-cell table:formula="of:=SIN([.B95])*30" office:value-type="float" office:value="19.8890769024655">
            <text:p>19.8890769025</text:p>
          </table:table-cell>
          <table:table-cell table:formula="of:=0.6*SIN(2*[.B95])*30" office:value-type="float" office:value="-17.8678688484714">
            <text:p>-17.8678688485</text:p>
          </table:table-cell>
          <table:table-cell table:formula="of:=0.5*COS([.B95])*30" office:value-type="float" office:value="-11.229699683961">
            <text:p>-11.229699684</text:p>
          </table:table-cell>
          <table:table-cell table:formula="of:=0.25*COS([.B95]*2)*30" office:value-type="float" office:value="0.907076999463556">
            <text:p>0.9070769995</text:p>
          </table:table-cell>
          <table:table-cell table:formula="of:=SUM([.F95:.J95])" office:value-type="float" office:value="12.6985853694967">
            <text:p>12.6985853695</text:p>
          </table:table-cell>
          <table:table-cell office:value-type="float" office:value="-23.1829346266796">
            <text:p>-23.182934626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8">
            <text:p>8.8</text:p>
          </table:table-cell>
          <table:table-cell table:formula="of:=(SIN([.B96])+0.7)*30" office:value-type="float" office:value="38.5475157867529">
            <text:p>38.5475157868</text:p>
          </table:table-cell>
          <table:table-cell table:formula="of:=(SIN([.B96]*2)+0.5)*30" office:value-type="float" office:value="-13.4653349375437">
            <text:p>-13.4653349375</text:p>
          </table:table-cell>
          <table:table-cell table:formula="of:=(SIN([.B96]+PI())+0.7)*30" office:value-type="float" office:value="3.45248421324715">
            <text:p>3.4524842132</text:p>
          </table:table-cell>
          <table:table-cell table:formula="of:=0.7 *30" office:value-type="float" office:value="21">
            <text:p>21</text:p>
          </table:table-cell>
          <table:table-cell table:formula="of:=SIN([.B96])*30" office:value-type="float" office:value="17.5475157867529">
            <text:p>17.5475157868</text:p>
          </table:table-cell>
          <table:table-cell table:formula="of:=0.6*SIN(2*[.B96])*30" office:value-type="float" office:value="-17.0792009625262">
            <text:p>-17.0792009625</text:p>
          </table:table-cell>
          <table:table-cell table:formula="of:=0.5*COS([.B96])*30" office:value-type="float" office:value="-12.1663952109248">
            <text:p>-12.1663952109</text:p>
          </table:table-cell>
          <table:table-cell table:formula="of:=0.25*COS([.B96]*2)*30" office:value-type="float" office:value="2.36807816189433">
            <text:p>2.3680781619</text:p>
          </table:table-cell>
          <table:table-cell table:formula="of:=SUM([.F96:.J96])" office:value-type="float" office:value="11.6699977751961">
            <text:p>11.6699977752</text:p>
          </table:table-cell>
          <table:table-cell office:value-type="float" office:value="-21.1662097671118">
            <text:p>-21.166209767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8.9">
            <text:p>8.9</text:p>
          </table:table-cell>
          <table:table-cell table:formula="of:=(SIN([.B97])+0.7)*30" office:value-type="float" office:value="36.0306256937365">
            <text:p>36.0306256937</text:p>
          </table:table-cell>
          <table:table-cell table:formula="of:=(SIN([.B97]*2)+0.5)*30" office:value-type="float" office:value="-11.0160653845674">
            <text:p>-11.0160653846</text:p>
          </table:table-cell>
          <table:table-cell table:formula="of:=(SIN([.B97]+PI())+0.7)*30" office:value-type="float" office:value="5.96937430626346">
            <text:p>5.9693743063</text:p>
          </table:table-cell>
          <table:table-cell table:formula="of:=0.7 *30" office:value-type="float" office:value="21">
            <text:p>21</text:p>
          </table:table-cell>
          <table:table-cell table:formula="of:=SIN([.B97])*30" office:value-type="float" office:value="15.0306256937365">
            <text:p>15.0306256937</text:p>
          </table:table-cell>
          <table:table-cell table:formula="of:=0.6*SIN(2*[.B97])*30" office:value-type="float" office:value="-15.6096392307405">
            <text:p>-15.6096392307</text:p>
          </table:table-cell>
          <table:table-cell table:formula="of:=0.5*COS([.B97])*30" office:value-type="float" office:value="-12.9815281386167">
            <text:p>-12.9815281386</text:p>
          </table:table-cell>
          <table:table-cell table:formula="of:=0.25*COS([.B97]*2)*30" office:value-type="float" office:value="3.73467152091312">
            <text:p>3.7346715209</text:p>
          </table:table-cell>
          <table:table-cell table:formula="of:=SUM([.F97:.J97])" office:value-type="float" office:value="11.1741298452925">
            <text:p>11.1741298453</text:p>
          </table:table-cell>
          <table:table-cell office:value-type="float" office:value="-18.9379991361696">
            <text:p>-18.937999136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SIN([.B98])+0.7)*30" office:value-type="float" office:value="33.3635545572527">
            <text:p>33.3635545573</text:p>
          </table:table-cell>
          <table:table-cell table:formula="of:=(SIN([.B98]*2)+0.5)*30" office:value-type="float" office:value="-7.52961740315028">
            <text:p>-7.5296174032</text:p>
          </table:table-cell>
          <table:table-cell table:formula="of:=(SIN([.B98]+PI())+0.7)*30" office:value-type="float" office:value="8.6364454427473">
            <text:p>8.6364454427</text:p>
          </table:table-cell>
          <table:table-cell table:formula="of:=0.7 *30" office:value-type="float" office:value="21">
            <text:p>21</text:p>
          </table:table-cell>
          <table:table-cell table:formula="of:=SIN([.B98])*30" office:value-type="float" office:value="12.3635545572527">
            <text:p>12.3635545573</text:p>
          </table:table-cell>
          <table:table-cell table:formula="of:=0.6*SIN(2*[.B98])*30" office:value-type="float" office:value="-13.5177704418902">
            <text:p>-13.5177704419</text:p>
          </table:table-cell>
          <table:table-cell table:formula="of:=0.5*COS([.B98])*30" office:value-type="float" office:value="-13.6669539282702">
            <text:p>-13.6669539283</text:p>
          </table:table-cell>
          <table:table-cell table:formula="of:=0.25*COS([.B98]*2)*30" office:value-type="float" office:value="4.9523753118306">
            <text:p>4.9523753118</text:p>
          </table:table-cell>
          <table:table-cell table:formula="of:=SUM([.F98:.J98])" office:value-type="float" office:value="11.131205498923">
            <text:p>11.1312054989</text:p>
          </table:table-cell>
          <table:table-cell office:value-type="float" office:value="-16.5205662779291">
            <text:p>-16.520566277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.1">
            <text:p>9.1</text:p>
          </table:table-cell>
          <table:table-cell table:formula="of:=(SIN([.B99])+0.7)*30" office:value-type="float" office:value="30.5729508704806">
            <text:p>30.5729508705</text:p>
          </table:table-cell>
          <table:table-cell table:formula="of:=(SIN([.B99]*2)+0.5)*30" office:value-type="float" office:value="-3.14498467218852">
            <text:p>-3.1449846722</text:p>
          </table:table-cell>
          <table:table-cell table:formula="of:=(SIN([.B99]+PI())+0.7)*30" office:value-type="float" office:value="11.4270491295194">
            <text:p>11.4270491295</text:p>
          </table:table-cell>
          <table:table-cell table:formula="of:=0.7 *30" office:value-type="float" office:value="21">
            <text:p>21</text:p>
          </table:table-cell>
          <table:table-cell table:formula="of:=SIN([.B99])*30" office:value-type="float" office:value="9.57295087048056">
            <text:p>9.5729508705</text:p>
          </table:table-cell>
          <table:table-cell table:formula="of:=0.6*SIN(2*[.B99])*30" office:value-type="float" office:value="-10.8869908033131">
            <text:p>-10.8869908033</text:p>
          </table:table-cell>
          <table:table-cell table:formula="of:=0.5*COS([.B99])*30" office:value-type="float" office:value="-14.2158240319667">
            <text:p>-14.215824032</text:p>
          </table:table-cell>
          <table:table-cell table:formula="of:=0.25*COS([.B99]*2)*30" office:value-type="float" office:value="5.97264352718942">
            <text:p>5.9726435272</text:p>
          </table:table-cell>
          <table:table-cell table:formula="of:=SUM([.F99:.J99])" office:value-type="float" office:value="11.4427795623902">
            <text:p>11.4427795624</text:p>
          </table:table-cell>
          <table:table-cell office:value-type="float" office:value="-13.9380653824127">
            <text:p>-13.938065382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.2">
            <text:p>9.2</text:p>
          </table:table-cell>
          <table:table-cell table:formula="of:=(SIN([.B100])+0.7)*30" office:value-type="float" office:value="27.6866974230074">
            <text:p>27.686697423</text:p>
          </table:table-cell>
          <table:table-cell table:formula="of:=(SIN([.B100]*2)+0.5)*30" office:value-type="float" office:value="1.9630313378431">
            <text:p>1.9630313378</text:p>
          </table:table-cell>
          <table:table-cell table:formula="of:=(SIN([.B100]+PI())+0.7)*30" office:value-type="float" office:value="14.3133025769926">
            <text:p>14.313302577</text:p>
          </table:table-cell>
          <table:table-cell table:formula="of:=0.7 *30" office:value-type="float" office:value="21">
            <text:p>21</text:p>
          </table:table-cell>
          <table:table-cell table:formula="of:=SIN([.B100])*30" office:value-type="float" office:value="6.68669742300743">
            <text:p>6.686697423</text:p>
          </table:table-cell>
          <table:table-cell table:formula="of:=0.6*SIN(2*[.B100])*30" office:value-type="float" office:value="-7.82218119729414">
            <text:p>-7.8221811973</text:p>
          </table:table-cell>
          <table:table-cell table:formula="of:=0.5*COS([.B100])*30" office:value-type="float" office:value="-14.6226543210625">
            <text:p>-14.6226543211</text:p>
          </table:table-cell>
          <table:table-cell table:formula="of:=0.25*COS([.B100]*2)*30" office:value-type="float" office:value="6.75480129288576">
            <text:p>6.7548012929</text:p>
          </table:table-cell>
          <table:table-cell table:formula="of:=SUM([.F100:.J100])" office:value-type="float" office:value="11.9966631975366">
            <text:p>11.9966631975</text:p>
          </table:table-cell>
          <table:table-cell office:value-type="float" office:value="-11.2162999449071">
            <text:p>-11.216299944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.3">
            <text:p>9.3</text:p>
          </table:table-cell>
          <table:table-cell table:formula="of:=(SIN([.B101])+0.7)*30" office:value-type="float" office:value="24.7336327052119">
            <text:p>24.7336327052</text:p>
          </table:table-cell>
          <table:table-cell table:formula="of:=(SIN([.B101]*2)+0.5)*30" office:value-type="float" office:value="7.59079014790137">
            <text:p>7.5907901479</text:p>
          </table:table-cell>
          <table:table-cell table:formula="of:=(SIN([.B101]+PI())+0.7)*30" office:value-type="float" office:value="17.2663672947881">
            <text:p>17.2663672948</text:p>
          </table:table-cell>
          <table:table-cell table:formula="of:=0.7 *30" office:value-type="float" office:value="21">
            <text:p>21</text:p>
          </table:table-cell>
          <table:table-cell table:formula="of:=SIN([.B101])*30" office:value-type="float" office:value="3.73363270521185">
            <text:p>3.7336327052</text:p>
          </table:table-cell>
          <table:table-cell table:formula="of:=0.6*SIN(2*[.B101])*30" office:value-type="float" office:value="-4.44552591125918">
            <text:p>-4.4455259113</text:p>
          </table:table-cell>
          <table:table-cell table:formula="of:=0.5*COS([.B101])*30" office:value-type="float" office:value="-14.8833798817891">
            <text:p>-14.8833798818</text:p>
          </table:table-cell>
          <table:table-cell table:formula="of:=0.25*COS([.B101]*2)*30" office:value-type="float" office:value="7.26766644704287">
            <text:p>7.267666447</text:p>
          </table:table-cell>
          <table:table-cell table:formula="of:=SUM([.F101:.J101])" office:value-type="float" office:value="12.6723933592065">
            <text:p>12.6723933592</text:p>
          </table:table-cell>
          <table:table-cell office:value-type="float" office:value="-8.38246494596778">
            <text:p>-8.3824649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.4">
            <text:p>9.4</text:p>
          </table:table-cell>
          <table:table-cell table:formula="of:=(SIN([.B102])+0.7)*30" office:value-type="float" office:value="21.7432627636007">
            <text:p>21.7432627636</text:p>
          </table:table-cell>
          <table:table-cell table:formula="of:=(SIN([.B102]*2)+0.5)*30" office:value-type="float" office:value="13.513930773649">
            <text:p>13.5139307736</text:p>
          </table:table-cell>
          <table:table-cell table:formula="of:=(SIN([.B102]+PI())+0.7)*30" office:value-type="float" office:value="20.2567372363993">
            <text:p>20.2567372364</text:p>
          </table:table-cell>
          <table:table-cell table:formula="of:=0.7 *30" office:value-type="float" office:value="21">
            <text:p>21</text:p>
          </table:table-cell>
          <table:table-cell table:formula="of:=SIN([.B102])*30" office:value-type="float" office:value="0.743262763600733">
            <text:p>0.7432627636</text:p>
          </table:table-cell>
          <table:table-cell table:formula="of:=0.6*SIN(2*[.B102])*30" office:value-type="float" office:value="-0.891641535810614">
            <text:p>-0.8916415358</text:p>
          </table:table-cell>
          <table:table-cell table:formula="of:=0.5*COS([.B102])*30" office:value-type="float" office:value="-14.9953956305281">
            <text:p>-14.9953956305</text:p>
          </table:table-cell>
          <table:table-cell table:formula="of:=0.25*COS([.B102]*2)*30" office:value-type="float" office:value="7.49079267440408">
            <text:p>7.4907926744</text:p>
          </table:table-cell>
          <table:table-cell table:formula="of:=SUM([.F102:.J102])" office:value-type="float" office:value="13.3470182716661">
            <text:p>13.3470182717</text:p>
          </table:table-cell>
          <table:table-cell office:value-type="float" office:value="-5.46487512816288">
            <text:p>-5.464875128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.5">
            <text:p>9.5</text:p>
          </table:table-cell>
          <table:table-cell table:formula="of:=(SIN([.B103])+0.7)*30" office:value-type="float" office:value="18.7454663861457">
            <text:p>18.7454663861</text:p>
          </table:table-cell>
          <table:table-cell table:formula="of:=(SIN([.B103]*2)+0.5)*30" office:value-type="float" office:value="19.4963162898886">
            <text:p>19.4963162899</text:p>
          </table:table-cell>
          <table:table-cell table:formula="of:=(SIN([.B103]+PI())+0.7)*30" office:value-type="float" office:value="23.2545336138543">
            <text:p>23.2545336139</text:p>
          </table:table-cell>
          <table:table-cell table:formula="of:=0.7 *30" office:value-type="float" office:value="21">
            <text:p>21</text:p>
          </table:table-cell>
          <table:table-cell table:formula="of:=SIN([.B103])*30" office:value-type="float" office:value="-2.25453361385428">
            <text:p>-2.2545336139</text:p>
          </table:table-cell>
          <table:table-cell table:formula="of:=0.6*SIN(2*[.B103])*30" office:value-type="float" office:value="2.69778977393314">
            <text:p>2.6977897739</text:p>
          </table:table-cell>
          <table:table-cell table:formula="of:=0.5*COS([.B103])*30" office:value-type="float" office:value="-14.9575823429457">
            <text:p>-14.9575823429</text:p>
          </table:table-cell>
          <table:table-cell table:formula="of:=0.25*COS([.B103]*2)*30" office:value-type="float" office:value="7.41528463640002">
            <text:p>7.4152846364</text:p>
          </table:table-cell>
          <table:table-cell table:formula="of:=SUM([.F103:.J103])" office:value-type="float" office:value="13.9009584535332">
            <text:p>13.9009584535</text:p>
          </table:table-cell>
          <table:table-cell office:value-type="float" office:value="-2.49268208452489">
            <text:p>-2.4926820845</text:p>
          </table:table-cell>
          <table:table-cell table:number-columns-repeated="245"/>
        </table:table-row>
      </table:table>
      <table:table table:name="Hoja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17:5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</meta:initial-creator>
    <meta:creation-date>2014-05-04T21:06:40</meta:creation-date>
    <dc:creator>W W</dc:creator>
    <dc:date>2014-07-18T17:55:22.80</dc:date>
    <meta:generator>OpenOffice/4.0.1$Win32 OpenOffice.org_project/401m5$Build-9714</meta:generator>
    <meta:printed-by>W W</meta:printed-by>
    <meta:print-date>2014-07-12T15:10:47.40</meta:print-date>
    <meta:editing-duration>PT4H51M52S</meta:editing-duration>
    <meta:editing-cycles>2</meta:editing-cycles>
    <meta:document-statistic meta:table-count="3" meta:cell-count="11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31cm" svg:height="8.196cm" xlink:href=".." xlink:type="simple" chart:class="chart:line" chart:style-name="ch1">
        <chart:legend chart:legend-position="end" svg:x="12.011cm" svg:y="3.524cm" style:legend-expansion="high" chart:style-name="ch2"/>
        <chart:plot-area chart:style-name="ch3" table:cell-range-address="Hoja1.A3:Hoja1.A103 Hoja1.C1:Hoja1.C1 Hoja1.C3:Hoja1.C103 Hoja1.E1:Hoja1.E1 Hoja1.E3:Hoja1.E103" chart:data-source-has-labels="both" svg:x="1.332cm" svg:y="0.787cm" svg:width="10.091cm" svg:height="6.238cm">
          <chartooo:coordinate-region svg:x="2.059cm" svg:y="0.999cm" svg:width="9.364cm" svg:height="5.353cm"/>
          <chart:axis chart:dimension="x" chart:name="primary-x" chart:style-name="ch4" chartooo:axis-type="auto">
            <chartooo:date-scale/>
            <chart:title svg:x="4.878cm" svg:y="7.189cm" chart:style-name="ch5">
              <text:p>Tiempo (segundos)</text:p>
            </chart:title>
            <chart:categories table:cell-range-address="Hoja1.A3:Hoja1.A103"/>
          </chart:axis>
          <chart:axis chart:dimension="y" chart:name="primary-y" chart:style-name="ch6">
            <chart:title svg:x="0.451cm" svg:y="5.723cm" chart:style-name="ch7">
              <text:p>Ángulo objetivo (grados)</text:p>
            </chart:title>
            <chart:grid chart:style-name="ch8" chart:class="major"/>
          </chart:axis>
          <chart:series chart:style-name="ch9" chart:values-cell-range-address="Hoja1.C3:Hoja1.C103" chart:label-cell-address="Hoja1.C1:Hoja1.C1" chart:class="chart:line">
            <chart:data-point chart:repeated="101"/>
          </chart:series>
          <chart:series chart:style-name="ch10" chart:values-cell-range-address="Hoja1.E3:Hoja1.E103" chart:label-cell-address="Hoja1.E1:Hoja1.E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zquierda</text:p>
                <draw:g>
                  <svg:desc>Hoja1.C1:Hoja1.C1</svg:desc>
                </draw:g>
              </table:table-cell>
              <table:table-cell office:value-type="string">
                <text:p>Derecha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3</svg:desc>
                </draw:g>
              </table:table-cell>
              <table:table-cell office:value-type="float" office:value="6.61723384187391">
                <text:p>6.61723384187391</text:p>
                <draw:g>
                  <svg:desc>Hoja1.C3:Hoja1.C103</svg:desc>
                </draw:g>
              </table:table-cell>
              <table:table-cell office:value-type="float" office:value="35.3827661581261">
                <text:p>35.3827661581261</text:p>
                <draw:g>
                  <svg:desc>Hoja1.E3:Hoja1.E10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744973074049">
                <text:p>9.31744973074049</text:p>
              </table:table-cell>
              <table:table-cell office:value-type="float" office:value="32.6825502692595">
                <text:p>32.682550269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343938001598">
                <text:p>12.1343938001598</text:p>
              </table:table-cell>
              <table:table-cell office:value-type="float" office:value="29.8656061998402">
                <text:p>29.865606199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399200761482">
                <text:p>15.0399200761482</text:p>
              </table:table-cell>
              <table:table-cell office:value-type="float" office:value="26.9600799238518">
                <text:p>26.9600799238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049975005952">
                <text:p>18.0049975005952</text:p>
              </table:table-cell>
              <table:table-cell office:value-type="float" office:value="23.9950024994048">
                <text:p>23.995002499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950024994048">
                <text:p>23.9950024994048</text:p>
              </table:table-cell>
              <table:table-cell office:value-type="float" office:value="18.0049975005952">
                <text:p>18.0049975005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00799238518">
                <text:p>26.9600799238518</text:p>
              </table:table-cell>
              <table:table-cell office:value-type="float" office:value="15.0399200761482">
                <text:p>15.039920076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656061998402">
                <text:p>29.8656061998402</text:p>
              </table:table-cell>
              <table:table-cell office:value-type="float" office:value="12.1343938001598">
                <text:p>12.134393800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825502692595">
                <text:p>32.6825502692595</text:p>
              </table:table-cell>
              <table:table-cell office:value-type="float" office:value="9.31744973074049">
                <text:p>9.31744973074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3827661581261">
                <text:p>35.3827661581261</text:p>
              </table:table-cell>
              <table:table-cell office:value-type="float" office:value="6.61723384187392">
                <text:p>6.61723384187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392742018511">
                <text:p>37.9392742018511</text:p>
              </table:table-cell>
              <table:table-cell office:value-type="float" office:value="4.06072579814894">
                <text:p>4.06072579814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3265306171307">
                <text:p>40.3265306171307</text:p>
              </table:table-cell>
              <table:table-cell office:value-type="float" office:value="1.67346938286927">
                <text:p>1.6734693828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206827269857">
                <text:p>42.5206827269857</text:p>
              </table:table-cell>
              <table:table-cell office:value-type="float" office:value="-0.520682726985675">
                <text:p>-0.520682726985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4998072888245">
                <text:p>44.4998072888245</text:p>
              </table:table-cell>
              <table:table-cell office:value-type="float" office:value="-2.4998072888245">
                <text:p>-2.499807288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441295442369">
                <text:p>46.2441295442369</text:p>
              </table:table-cell>
              <table:table-cell office:value-type="float" office:value="-4.24412954423689">
                <text:p>-4.2441295442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362208018431">
                <text:p>47.7362208018431</text:p>
              </table:table-cell>
              <table:table-cell office:value-type="float" office:value="-5.73622080184305">
                <text:p>-5.73622080184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611725790168">
                <text:p>48.9611725790168</text:p>
              </table:table-cell>
              <table:table-cell office:value-type="float" office:value="-6.96117257901679">
                <text:p>-6.96117257901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9067455625158">
                <text:p>49.9067455625158</text:p>
              </table:table-cell>
              <table:table-cell office:value-type="float" office:value="-7.90674556251578">
                <text:p>-7.90674556251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5634918996538">
                <text:p>50.5634918996538</text:p>
              </table:table-cell>
              <table:table-cell office:value-type="float" office:value="-8.56349189965381">
                <text:p>-8.56349189965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248495981216">
                <text:p>50.9248495981216</text:p>
              </table:table-cell>
              <table:table-cell office:value-type="float" office:value="-8.92484959812163">
                <text:p>-8.92484959812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872080912452">
                <text:p>50.9872080912452</text:p>
              </table:table-cell>
              <table:table-cell office:value-type="float" office:value="-8.98720809124515">
                <text:p>-8.98720809124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7499443135741">
                <text:p>50.7499443135741</text:p>
              </table:table-cell>
              <table:table-cell office:value-type="float" office:value="-8.74994431357406">
                <text:p>-8.74994431357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154289263459">
                <text:p>50.2154289263459</text:p>
              </table:table-cell>
              <table:table-cell office:value-type="float" office:value="-8.21542892634586">
                <text:p>-8.21542892634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890026306224">
                <text:p>49.3890026306224</text:p>
              </table:table-cell>
              <table:table-cell office:value-type="float" office:value="-7.38900263062243">
                <text:p>-7.38900263062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2789228047705">
                <text:p>48.2789228047705</text:p>
              </table:table-cell>
              <table:table-cell office:value-type="float" office:value="-6.27892280477045">
                <text:p>-6.27892280477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8962809994662">
                <text:p>46.8962809994662</text:p>
              </table:table-cell>
              <table:table-cell office:value-type="float" office:value="-4.89628099946622">
                <text:p>-4.89628099946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2548921145877">
                <text:p>45.2548921145877</text:p>
              </table:table-cell>
              <table:table-cell office:value-type="float" office:value="-3.2548921145877">
                <text:p>-3.254892114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3711563653016">
                <text:p>43.3711563653016</text:p>
              </table:table-cell>
              <table:table-cell office:value-type="float" office:value="-1.37115636530161">
                <text:p>-1.37115636530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638954165345">
                <text:p>41.2638954165345</text:p>
              </table:table-cell>
              <table:table-cell office:value-type="float" office:value="0.73610458346548">
                <text:p>0.7361045834654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8.9541643231187">
                <text:p>38.9541643231187</text:p>
              </table:table-cell>
              <table:table-cell office:value-type="float" office:value="3.04583567688131">
                <text:p>3.04583567688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4650411546439">
                <text:p>36.4650411546439</text:p>
              </table:table-cell>
              <table:table-cell office:value-type="float" office:value="5.53495884535606">
                <text:p>5.5349588453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8213964070149">
                <text:p>33.8213964070149</text:p>
              </table:table-cell>
              <table:table-cell office:value-type="float" office:value="8.17860359298511">
                <text:p>8.1786035929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0496445046772">
                <text:p>31.0496445046772</text:p>
              </table:table-cell>
              <table:table-cell office:value-type="float" office:value="10.9503554953228">
                <text:p>10.9503554953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74798764195">
                <text:p>28.1774798764195</text:p>
              </table:table-cell>
              <table:table-cell office:value-type="float" office:value="13.8225201235805">
                <text:p>13.8225201235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33600241796">
                <text:p>25.233600241796</text:p>
              </table:table-cell>
              <table:table-cell office:value-type="float" office:value="16.766399758204">
                <text:p>16.766399758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474198729987">
                <text:p>22.2474198729987</text:p>
              </table:table-cell>
              <table:table-cell office:value-type="float" office:value="19.7525801270013">
                <text:p>19.752580127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487756971726">
                <text:p>19.2487756971726</text:p>
              </table:table-cell>
              <table:table-cell office:value-type="float" office:value="22.7512243028274">
                <text:p>22.7512243028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676291757026">
                <text:p>16.2676291757026</text:p>
              </table:table-cell>
              <table:table-cell office:value-type="float" office:value="25.7323708242974">
                <text:p>25.732370824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337669391951">
                <text:p>13.3337669391951</text:p>
              </table:table-cell>
              <table:table-cell office:value-type="float" office:value="28.6662330608049">
                <text:p>28.6662330608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765031693114">
                <text:p>10.4765031693114</text:p>
              </table:table-cell>
              <table:table-cell office:value-type="float" office:value="31.5234968306886">
                <text:p>31.523496830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2438670115443">
                <text:p>7.72438670115443</text:p>
              </table:table-cell>
              <table:table-cell office:value-type="float" office:value="34.2756132988456">
                <text:p>34.2756132988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49157727452">
                <text:p>5.1049157727452</text:p>
              </table:table-cell>
              <table:table-cell office:value-type="float" office:value="36.8950842272548">
                <text:p>36.8950842272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4426327171843">
                <text:p>2.64426327171843</text:p>
              </table:table-cell>
              <table:table-cell office:value-type="float" office:value="39.3557367282816">
                <text:p>39.355736728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7015224480789">
                <text:p>0.367015224480789</text:p>
              </table:table-cell>
              <table:table-cell office:value-type="float" office:value="41.6329847755192">
                <text:p>41.6329847755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0407485923784">
                <text:p>-1.70407485923784</text:p>
              </table:table-cell>
              <table:table-cell office:value-type="float" office:value="43.7040748592378">
                <text:p>43.704074859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4831333193231">
                <text:p>-3.54831333193231</text:p>
              </table:table-cell>
              <table:table-cell office:value-type="float" office:value="45.5483133319323">
                <text:p>45.5483133319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14727317240764">
                <text:p>-5.14727317240764</text:p>
              </table:table-cell>
              <table:table-cell office:value-type="float" office:value="47.1472731724076">
                <text:p>47.1472731724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8497810248364">
                <text:p>-6.48497810248364</text:p>
              </table:table-cell>
              <table:table-cell office:value-type="float" office:value="48.4849781024837">
                <text:p>48.484978102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54806221668548">
                <text:p>-7.54806221668548</text:p>
              </table:table-cell>
              <table:table-cell office:value-type="float" office:value="49.5480622166855">
                <text:p>49.5480622166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2590352995291">
                <text:p>-8.32590352995291</text:p>
              </table:table-cell>
              <table:table-cell office:value-type="float" office:value="50.3259035299529">
                <text:p>50.3259035299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1073010900393">
                <text:p>-8.81073010900393</text:p>
              </table:table-cell>
              <table:table-cell office:value-type="float" office:value="50.8107301090039">
                <text:p>50.810730109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9769772692302">
                <text:p>-8.99769772692302</text:p>
              </table:table-cell>
              <table:table-cell office:value-type="float" office:value="50.997697726923">
                <text:p>50.997697726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8493826507522">
                <text:p>-8.88493826507522</text:p>
              </table:table-cell>
              <table:table-cell office:value-type="float" office:value="50.8849382650752">
                <text:p>50.8849382650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7357837872997">
                <text:p>-8.47357837872997</text:p>
              </table:table-cell>
              <table:table-cell office:value-type="float" office:value="50.47357837873">
                <text:p>50.47357837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76772823989415">
                <text:p>-7.76772823989415</text:p>
              </table:table-cell>
              <table:table-cell office:value-type="float" office:value="49.7677282398942">
                <text:p>49.767728239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77444046983197">
                <text:p>-6.77444046983197</text:p>
              </table:table-cell>
              <table:table-cell office:value-type="float" office:value="48.774440469832">
                <text:p>48.774440469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50363967160459">
                <text:p>-5.50363967160459</text:p>
              </table:table-cell>
              <table:table-cell office:value-type="float" office:value="47.5036396716046">
                <text:p>47.5036396716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96802326671704">
                <text:p>-3.96802326671704</text:p>
              </table:table-cell>
              <table:table-cell office:value-type="float" office:value="45.968023266717">
                <text:p>45.96802326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8293462667961">
                <text:p>-2.18293462667961</text:p>
              </table:table-cell>
              <table:table-cell office:value-type="float" office:value="44.1829346266796">
                <text:p>44.182934626679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166209767111756">
                <text:p>-0.166209767111756</text:p>
              </table:table-cell>
              <table:table-cell office:value-type="float" office:value="42.1662097671118">
                <text:p>42.166209767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200086383035">
                <text:p>2.06200086383035</text:p>
              </table:table-cell>
              <table:table-cell office:value-type="float" office:value="39.9379991361697">
                <text:p>39.9379991361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943372207087">
                <text:p>4.47943372207087</text:p>
              </table:table-cell>
              <table:table-cell office:value-type="float" office:value="37.5205662779292">
                <text:p>37.520566277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193461758728">
                <text:p>7.06193461758728</text:p>
              </table:table-cell>
              <table:table-cell office:value-type="float" office:value="34.9380653824127">
                <text:p>34.938065382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370005509292">
                <text:p>9.78370005509292</text:p>
              </table:table-cell>
              <table:table-cell office:value-type="float" office:value="32.2162999449071">
                <text:p>32.216299944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175350540322">
                <text:p>12.6175350540322</text:p>
              </table:table-cell>
              <table:table-cell office:value-type="float" office:value="29.3824649459678">
                <text:p>29.3824649459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351248718371">
                <text:p>15.5351248718371</text:p>
              </table:table-cell>
              <table:table-cell office:value-type="float" office:value="26.4648751281629">
                <text:p>26.464875128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073179154751">
                <text:p>18.5073179154751</text:p>
              </table:table-cell>
              <table:table-cell office:value-type="float" office:value="23.4926820845249">
                <text:p>23.492682084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5044170145305">
                <text:p>21.5044170145305</text:p>
              </table:table-cell>
              <table:table-cell office:value-type="float" office:value="20.4955829854695">
                <text:p>20.4955829854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964761455148">
                <text:p>24.4964761455148</text:p>
              </table:table-cell>
              <table:table-cell office:value-type="float" office:value="17.5035238544852">
                <text:p>17.5035238544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35996426345">
                <text:p>27.4535996426345</text:p>
              </table:table-cell>
              <table:table-cell office:value-type="float" office:value="14.5464003573655">
                <text:p>14.5464003573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462409054013">
                <text:p>30.3462409054013</text:p>
              </table:table-cell>
              <table:table-cell office:value-type="float" office:value="11.6537590945987">
                <text:p>11.6537590945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454976184979">
                <text:p>33.1454976184979</text:p>
              </table:table-cell>
              <table:table-cell office:value-type="float" office:value="8.85450238150208">
                <text:p>8.85450238150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8234005341582">
                <text:p>35.8234005341582</text:p>
              </table:table-cell>
              <table:table-cell office:value-type="float" office:value="6.17659946584174">
                <text:p>6.1765994658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353192931646">
                <text:p>38.353192931646</text:p>
              </table:table-cell>
              <table:table-cell office:value-type="float" office:value="3.646807068354">
                <text:p>3.646807068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7095979615637">
                <text:p>40.7095979615637</text:p>
              </table:table-cell>
              <table:table-cell office:value-type="float" office:value="1.29040203843633">
                <text:p>1.29040203843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90712037763">
                <text:p>42.8690712037763</text:p>
              </table:table-cell>
              <table:table-cell office:value-type="float" office:value="-0.869071203776273">
                <text:p>-0.869071203776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100359154746">
                <text:p>44.8100359154746</text:p>
              </table:table-cell>
              <table:table-cell office:value-type="float" office:value="-2.81003591547457">
                <text:p>-2.81003591547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130986188569">
                <text:p>46.5130986188569</text:p>
              </table:table-cell>
              <table:table-cell office:value-type="float" office:value="-4.51309861885694">
                <text:p>-4.51309861885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612428743488">
                <text:p>47.9612428743488</text:p>
              </table:table-cell>
              <table:table-cell office:value-type="float" office:value="-5.9612428743488">
                <text:p>-5.961242874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1399993032422">
                <text:p>49.1399993032422</text:p>
              </table:table-cell>
              <table:table-cell office:value-type="float" office:value="-7.13999930324216">
                <text:p>-7.13999930324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375901609446">
                <text:p>50.0375901609446</text:p>
              </table:table-cell>
              <table:table-cell office:value-type="float" office:value="-8.03759016094459">
                <text:p>-8.03759016094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4504701631">
                <text:p>50.64504701631</text:p>
              </table:table-cell>
              <table:table-cell office:value-type="float" office:value="-8.64504701631001">
                <text:p>-8.6450470163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563003612382">
                <text:p>50.9563003612382</text:p>
              </table:table-cell>
              <table:table-cell office:value-type="float" office:value="-8.95630036123815">
                <text:p>-8.95630036123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682402551932">
                <text:p>50.9682402551932</text:p>
              </table:table-cell>
              <table:table-cell office:value-type="float" office:value="-8.96824025519316">
                <text:p>-8.96824025519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807473987015">
                <text:p>50.6807473987015</text:p>
              </table:table-cell>
              <table:table-cell office:value-type="float" office:value="-8.68074739870145">
                <text:p>-8.68074739870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966943253526">
                <text:p>50.0966943253526</text:p>
              </table:table-cell>
              <table:table-cell office:value-type="float" office:value="-8.09669432535259">
                <text:p>-8.0966943253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2219167003932">
                <text:p>49.2219167003932</text:p>
              </table:table-cell>
              <table:table-cell office:value-type="float" office:value="-7.2219167003932">
                <text:p>-7.221916700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651550126888">
                <text:p>48.0651550126888</text:p>
              </table:table-cell>
              <table:table-cell office:value-type="float" office:value="-6.0651550126888">
                <text:p>-6.065155012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6379672426484">
                <text:p>46.6379672426484</text:p>
              </table:table-cell>
              <table:table-cell office:value-type="float" office:value="-4.63796724264841">
                <text:p>-4.6379672426484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44.9546133787047">
                <text:p>44.9546133787047</text:p>
              </table:table-cell>
              <table:table-cell office:value-type="float" office:value="-2.95461337870471">
                <text:p>-2.9546133787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0319129362234">
                <text:p>43.0319129362234</text:p>
              </table:table-cell>
              <table:table-cell office:value-type="float" office:value="-1.0319129362234">
                <text:p>-1.031912936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8890769024655">
                <text:p>40.8890769024655</text:p>
              </table:table-cell>
              <table:table-cell office:value-type="float" office:value="1.1109230975345">
                <text:p>1.110923097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475157867529">
                <text:p>38.5475157867529</text:p>
              </table:table-cell>
              <table:table-cell office:value-type="float" office:value="3.45248421324715">
                <text:p>3.4524842132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0306256937365">
                <text:p>36.0306256937365</text:p>
              </table:table-cell>
              <table:table-cell office:value-type="float" office:value="5.96937430626346">
                <text:p>5.96937430626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635545572527">
                <text:p>33.3635545572527</text:p>
              </table:table-cell>
              <table:table-cell office:value-type="float" office:value="8.6364454427473">
                <text:p>8.6364454427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729508704806">
                <text:p>30.5729508704806</text:p>
              </table:table-cell>
              <table:table-cell office:value-type="float" office:value="11.4270491295194">
                <text:p>11.427049129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866974230074">
                <text:p>27.6866974230074</text:p>
              </table:table-cell>
              <table:table-cell office:value-type="float" office:value="14.3133025769926">
                <text:p>14.3133025769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36327052119">
                <text:p>24.7336327052119</text:p>
              </table:table-cell>
              <table:table-cell office:value-type="float" office:value="17.2663672947881">
                <text:p>17.2663672947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432627636007">
                <text:p>21.7432627636007</text:p>
              </table:table-cell>
              <table:table-cell office:value-type="float" office:value="20.2567372363993">
                <text:p>20.2567372363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454663861457">
                <text:p>18.7454663861457</text:p>
              </table:table-cell>
              <table:table-cell office:value-type="float" office:value="23.2545336138543">
                <text:p>23.2545336138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97cm" svg:height="7.897cm" xlink:href=".." xlink:type="simple" chart:class="chart:line" chart:style-name="ch1">
        <chart:legend chart:legend-position="end" svg:x="12.098cm" svg:y="3.374cm" style:legend-expansion="high" chart:style-name="ch2"/>
        <chart:plot-area chart:style-name="ch3" table:cell-range-address="Hoja1.A3:Hoja1.A103 Hoja1.D2:Hoja1.D103 Hoja1.C2:Hoja1.C34" chart:data-source-has-labels="both" svg:x="1.335cm" svg:y="0.763cm" svg:width="10.169cm" svg:height="5.969cm">
          <chartooo:coordinate-region svg:x="2.062cm" svg:y="0.975cm" svg:width="9.442cm" svg:height="5.084cm"/>
          <chart:axis chart:dimension="x" chart:name="primary-x" chart:style-name="ch4" chartooo:axis-type="auto">
            <chartooo:date-scale/>
            <chart:title svg:x="4.92cm" svg:y="6.89cm" chart:style-name="ch5">
              <text:p>Tiempo (segundos)</text:p>
            </chart:title>
            <chart:categories table:cell-range-address="Hoja1.A3:Hoja1.A103"/>
          </chart:axis>
          <chart:axis chart:dimension="y" chart:name="primary-y" chart:style-name="ch6">
            <chart:title svg:x="0.451cm" svg:y="5.564cm" chart:style-name="ch7">
              <text:p>Ángulo objetivo (grados)</text:p>
            </chart:title>
            <chart:grid chart:style-name="ch8" chart:class="major"/>
          </chart:axis>
          <chart:series chart:style-name="ch9" chart:values-cell-range-address="Hoja1.D3:Hoja1.D103" chart:label-cell-address="Hoja1.D2:Hoja1.D2" chart:class="chart:line">
            <chart:data-point chart:repeated="101"/>
          </chart:series>
          <chart:series chart:style-name="ch10" chart:values-cell-range-address="Hoja1.C3:Hoja1.C34" chart:label-cell-address="Hoja1.C2:Hoja1.C2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inata</text:p>
                <draw:g>
                  <svg:desc>Hoja1.D2:Hoja1.D2</svg:desc>
                </draw:g>
              </table:table-cell>
              <table:table-cell office:value-type="string">
                <text:p>Inicio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3</svg:desc>
                </draw:g>
              </table:table-cell>
              <table:table-cell office:value-type="float" office:value="6.61723384187391">
                <text:p>6.61723384187391</text:p>
                <draw:g>
                  <svg:desc>Hoja1.D3:Hoja1.D103</svg:desc>
                </draw:g>
              </table:table-cell>
              <table:table-cell office:value-type="float" office:value="6.61723384187391">
                <text:p>6.61723384187391</text:p>
                <draw:g>
                  <svg:desc>Hoja1.C3:Hoja1.C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744973074049">
                <text:p>9.31744973074049</text:p>
              </table:table-cell>
              <table:table-cell office:value-type="float" office:value="9.31744973074049">
                <text:p>9.31744973074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343938001598">
                <text:p>12.1343938001598</text:p>
              </table:table-cell>
              <table:table-cell office:value-type="float" office:value="12.1343938001598">
                <text:p>12.134393800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399200761482">
                <text:p>15.0399200761482</text:p>
              </table:table-cell>
              <table:table-cell office:value-type="float" office:value="15.0399200761482">
                <text:p>15.039920076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049975005952">
                <text:p>18.0049975005952</text:p>
              </table:table-cell>
              <table:table-cell office:value-type="float" office:value="18.0049975005952">
                <text:p>18.0049975005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950024994048">
                <text:p>23.9950024994048</text:p>
              </table:table-cell>
              <table:table-cell office:value-type="float" office:value="23.9950024994048">
                <text:p>23.995002499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00799238518">
                <text:p>26.9600799238518</text:p>
              </table:table-cell>
              <table:table-cell office:value-type="float" office:value="26.9600799238518">
                <text:p>26.9600799238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656061998402">
                <text:p>29.8656061998402</text:p>
              </table:table-cell>
              <table:table-cell office:value-type="float" office:value="29.8656061998402">
                <text:p>29.865606199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825502692595">
                <text:p>32.6825502692595</text:p>
              </table:table-cell>
              <table:table-cell office:value-type="float" office:value="32.6825502692595">
                <text:p>32.682550269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3827661581261">
                <text:p>35.3827661581261</text:p>
              </table:table-cell>
              <table:table-cell office:value-type="float" office:value="35.3827661581261">
                <text:p>35.382766158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392742018511">
                <text:p>37.9392742018511</text:p>
              </table:table-cell>
              <table:table-cell office:value-type="float" office:value="37.9392742018511">
                <text:p>37.939274201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3265306171307">
                <text:p>40.3265306171307</text:p>
              </table:table-cell>
              <table:table-cell office:value-type="float" office:value="40.3265306171307">
                <text:p>40.326530617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206827269857">
                <text:p>42.5206827269857</text:p>
              </table:table-cell>
              <table:table-cell office:value-type="float" office:value="42.5206827269857">
                <text:p>42.5206827269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4998072888245">
                <text:p>44.4998072888245</text:p>
              </table:table-cell>
              <table:table-cell office:value-type="float" office:value="44.4998072888245">
                <text:p>44.499807288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441295442369">
                <text:p>46.2441295442369</text:p>
              </table:table-cell>
              <table:table-cell office:value-type="float" office:value="46.2441295442369">
                <text:p>46.244129544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362208018431">
                <text:p>47.7362208018431</text:p>
              </table:table-cell>
              <table:table-cell office:value-type="float" office:value="47.7362208018431">
                <text:p>47.736220801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611725790168">
                <text:p>48.9611725790168</text:p>
              </table:table-cell>
              <table:table-cell office:value-type="float" office:value="48.9611725790168">
                <text:p>48.961172579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9067455625158">
                <text:p>49.9067455625158</text:p>
              </table:table-cell>
              <table:table-cell office:value-type="float" office:value="49.9067455625158">
                <text:p>49.9067455625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5634918996538">
                <text:p>50.5634918996538</text:p>
              </table:table-cell>
              <table:table-cell office:value-type="float" office:value="50.5634918996538">
                <text:p>50.5634918996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248495981216">
                <text:p>50.9248495981216</text:p>
              </table:table-cell>
              <table:table-cell office:value-type="float" office:value="50.9248495981216">
                <text:p>50.924849598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872080912452">
                <text:p>50.9872080912452</text:p>
              </table:table-cell>
              <table:table-cell office:value-type="float" office:value="50.9872080912452">
                <text:p>50.9872080912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7499443135741">
                <text:p>50.7499443135741</text:p>
              </table:table-cell>
              <table:table-cell office:value-type="float" office:value="50.7499443135741">
                <text:p>50.749944313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154289263459">
                <text:p>50.2154289263459</text:p>
              </table:table-cell>
              <table:table-cell office:value-type="float" office:value="50.2154289263459">
                <text:p>50.215428926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890026306224">
                <text:p>49.3890026306224</text:p>
              </table:table-cell>
              <table:table-cell office:value-type="float" office:value="49.3890026306224">
                <text:p>49.3890026306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2789228047705">
                <text:p>48.2789228047705</text:p>
              </table:table-cell>
              <table:table-cell office:value-type="float" office:value="48.2789228047705">
                <text:p>48.278922804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8962809994662">
                <text:p>46.8962809994662</text:p>
              </table:table-cell>
              <table:table-cell office:value-type="float" office:value="46.8962809994662">
                <text:p>46.896280999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2548921145877">
                <text:p>45.2548921145877</text:p>
              </table:table-cell>
              <table:table-cell office:value-type="float" office:value="45.2548921145877">
                <text:p>45.254892114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3711563653016">
                <text:p>43.3711563653016</text:p>
              </table:table-cell>
              <table:table-cell office:value-type="float" office:value="43.3711563653016">
                <text:p>43.371156365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638954165345">
                <text:p>41.2638954165345</text:p>
              </table:table-cell>
              <table:table-cell office:value-type="float" office:value="41.2638954165345">
                <text:p>41.263895416534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8.9541643231187">
                <text:p>38.9541643231187</text:p>
              </table:table-cell>
              <table:table-cell office:value-type="float" office:value="38.9541643231187">
                <text:p>38.954164323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4650411546439">
                <text:p>36.4650411546439</text:p>
              </table:table-cell>
              <table:table-cell office:value-type="float" office:value="36.4650411546439">
                <text:p>36.465041154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18293462667961">
                <text:p>-8.18293462667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93799913616965">
                <text:p>-3.9379991361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193461758728">
                <text:p>1.061934617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1753505403222">
                <text:p>6.6175350540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073179154751">
                <text:p>12.507317915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964761455148">
                <text:p>18.4964761455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462409054013">
                <text:p>24.346240905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234005341582">
                <text:p>29.823400534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7095979615637">
                <text:p>34.7095979615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8100359154746">
                <text:p>38.810035915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9612428743488">
                <text:p>41.96124287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0375901609446">
                <text:p>44.0375901609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563003612382">
                <text:p>44.956300361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807473987015">
                <text:p>44.68074739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219167003932">
                <text:p>43.221916700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6379672426484">
                <text:p>40.6379672426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0319129362234">
                <text:p>37.031912936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475157867528">
                <text:p>32.5475157867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35545572527">
                <text:p>27.363554557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6866974230074">
                <text:p>21.686697423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432627636007">
                <text:p>15.7432627636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7019656331061">
                <text:p>9.7701965633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0562612244215">
                <text:p>4.00562612244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2063332668109">
                <text:p>-1.32063332668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99624062780627">
                <text:p>-5.9962406278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83479407256961">
                <text:p>-9.8347940725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832626483842">
                <text:p>-12.683262648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4280869019947">
                <text:p>-14.428086901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4.9997061965211">
                <text:p>-14.9997061965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3753318745395">
                <text:p>-14.3753318745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5798557699403">
                <text:p>-12.5798557699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68485784906127">
                <text:p>-9.68485784906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80575254331367">
                <text:p>-5.8057525433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9718754001305">
                <text:p>-1.0971875400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5312153289514">
                <text:p>4.25312153289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318747365507">
                <text:p>10.031874736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086914166341">
                <text:p>16.008691416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452947530462">
                <text:p>21.9452947530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050111047992">
                <text:p>27.605011104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7622054412167">
                <text:p>32.762205441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2112766985735">
                <text:p>37.211276698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7748544456949">
                <text:p>40.7748544456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3108700833231">
                <text:p>43.310870083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182206708461">
                <text:p>44.718220670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407995814909">
                <text:p>44.940799581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9697332964783">
                <text:p>43.969733296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8437351642151">
                <text:p>41.843735164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475620212595">
                <text:p>38.647562021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5086352047135">
                <text:p>34.5086352047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91960665614">
                <text:p>29.591960665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935507023711">
                <text:p>24.0935507023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326095689833">
                <text:p>18.2326095689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427944931696">
                <text:p>12.242794493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6290050004804">
                <text:p>6.3629005000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7340408046015">
                <text:p>0.82734040804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14320047043842">
                <text:p>-4.1432004704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5056235602895">
                <text:p>-8.35056235602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270110074451">
                <text:p>-11.627011007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13.8419247563867">
                <text:p>-13.841924756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070019812479">
                <text:p>-14.9070019812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779781414119">
                <text:p>-14.779781414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4653349375437">
                <text:p>-13.465334937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0160653845674">
                <text:p>-11.0160653845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52961740315028">
                <text:p>-7.5296174031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14498467218852">
                <text:p>-3.14498467218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630313378431">
                <text:p>1.963031337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9079014790137">
                <text:p>7.59079014790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13930773649">
                <text:p>13.513930773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963162898886">
                <text:p>19.49631628988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8cm" svg:height="7.971cm" xlink:href=".." xlink:type="simple" chart:class="chart:line" chart:style-name="ch1">
        <chart:plot-area chart:style-name="ch2" table:cell-range-address="Hoja1.A3:Hoja1.A103 Hoja1.K3:Hoja1.K103" chart:data-source-has-labels="column" svg:x="1.332cm" svg:y="0.771cm" svg:width="12.798cm" svg:height="6.033cm">
          <chartooo:coordinate-region svg:x="2.059cm" svg:y="0.983cm" svg:width="12.071cm" svg:height="5.148cm"/>
          <chart:axis chart:dimension="x" chart:name="primary-x" chart:style-name="ch3" chartooo:axis-type="auto">
            <chartooo:date-scale/>
            <chart:title svg:x="6.232cm" svg:y="6.964cm" chart:style-name="ch4">
              <text:p>Tiempo (segundos)</text:p>
            </chart:title>
            <chart:categories table:cell-range-address="Hoja1.A3:Hoja1.A103"/>
          </chart:axis>
          <chart:axis chart:dimension="y" chart:name="primary-y" chart:style-name="ch5">
            <chart:title svg:x="0.451cm" svg:y="5.604cm" chart:style-name="ch6">
              <text:p>Ángulo objetivo (grados)</text:p>
            </chart:title>
            <chart:grid chart:style-name="ch7" chart:class="major"/>
          </chart:axis>
          <chart:series chart:style-name="ch8" chart:values-cell-range-address="Hoja1.K3:Hoja1.K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3</svg:desc>
                </draw:g>
              </table:table-cell>
              <table:table-cell office:value-type="float" office:value="8.68676183769841">
                <text:p>8.68676183769841</text:p>
                <draw:g>
                  <svg:desc>Hoja1.K3:Hoja1.K10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462553246961">
                <text:p>15.4462553246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908937277559">
                <text:p>22.4908937277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393460372327">
                <text:p>29.6393460372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7045113592638">
                <text:p>36.704511359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466122666956">
                <text:p>49.8466122666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785662080478">
                <text:p>55.5785662080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492351696575">
                <text:p>60.5492351696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636175135598">
                <text:p>64.636175135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7452496070349">
                <text:p>67.7452496070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8136951314814">
                <text:p>69.8136951314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8120121379422">
                <text:p>70.8120121379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7446118046806">
                <text:p>70.744611804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6491984584938">
                <text:p>69.649198458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5949165410177">
                <text:p>67.5949165410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6793395125643">
                <text:p>64.679339512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244232795283">
                <text:p>61.024423279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7715870344039">
                <text:p>56.771587034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0761181909488">
                <text:p>52.0761181909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1011240437114">
                <text:p>47.1011240437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0112698565687">
                <text:p>42.0112698565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9665506183123">
                <text:p>36.9665506183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1163414041361">
                <text:p>32.1163414041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939592513428">
                <text:p>27.5939592513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119481845435">
                <text:p>23.511948184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582693669685">
                <text:p>19.9582693669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935415009081">
                <text:p>16.9935415009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49434028689">
                <text:p>14.649434028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282691001666">
                <text:p>12.928269100166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1.8038395369524">
                <text:p>11.8038395369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234010858998">
                <text:p>11.2234010858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10750070321">
                <text:p>11.110750070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702540017724">
                <text:p>11.370254001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916645467879">
                <text:p>11.8916645467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555109750864">
                <text:p>12.5555109750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388490958587">
                <text:p>13.238849095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11266382466">
                <text:p>13.8211266382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899216099994">
                <text:p>14.189921609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463155486218">
                <text:p>14.2463155486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096785444625">
                <text:p>13.9096785444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216668644189">
                <text:p>13.1216668644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492659785063">
                <text:p>11.8492659785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867505089359">
                <text:p>10.0867505089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5647653244145">
                <text:p>7.85647653244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0846901346425">
                <text:p>5.2084690134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881603292582">
                <text:p>2.2188160329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1307005280422">
                <text:p>-1.01307005280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36821827684933">
                <text:p>-4.36821827684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71274339977247">
                <text:p>-7.71274339977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9031847511981">
                <text:p>-10.903184751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923267197565">
                <text:p>-13.7923267197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23526783597">
                <text:p>-16.23526783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0954944939531">
                <text:p>-18.095494493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2507142047117">
                <text:p>-19.2507142047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5982119220278">
                <text:p>-19.5982119220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59511096025">
                <text:p>-19.059511096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5841479763449">
                <text:p>-17.5841479763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1524022438489">
                <text:p>-15.1524022438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768679271519">
                <text:p>-11.77686792715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7.50279413574514">
                <text:p>-7.5027941357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0717360459899">
                <text:p>-2.4071736045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0339353030329">
                <text:p>3.40339353030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9598488553011">
                <text:p>9.79598488553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156685826965">
                <text:p>16.6156685826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906815202736">
                <text:p>23.6906815202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8382766987728">
                <text:p>30.8382766987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8710164798453">
                <text:p>37.871016479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032708015197">
                <text:p>44.6032708015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8576710214462">
                <text:p>50.8576710214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4712715523108">
                <text:p>56.471271552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011827318127">
                <text:p>61.3011827318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2294589878228">
                <text:p>65.229458987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1670555002212">
                <text:p>68.1670555002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0567030681381">
                <text:p>70.056703068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8745933157797">
                <text:p>70.8745933157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6308130273823">
                <text:p>70.6308130273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3685154397422">
                <text:p>69.368515439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1618657925106">
                <text:p>67.1618657925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1284637856">
                <text:p>64.11284637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470508471545">
                <text:p>60.347050847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0086368264637">
                <text:p>56.008636826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546384916468">
                <text:p>51.2546384916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488652221893">
                <text:p>46.2488652221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1556279999522">
                <text:p>41.1556279999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1335410891757">
                <text:p>36.133541089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296425864266">
                <text:p>31.3296425864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740637993071">
                <text:p>26.8740637993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754546601642">
                <text:p>22.8754546601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173414208458">
                <text:p>19.41734142084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6.5555549492134">
                <text:p>16.555554949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168245771857">
                <text:p>14.3168245771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985853694967">
                <text:p>12.698585369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699977751961">
                <text:p>11.6699977751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741298452925">
                <text:p>11.174129845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1205498923">
                <text:p>11.131205498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427795623902">
                <text:p>11.442779562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966631975366">
                <text:p>11.9966631975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723933592065">
                <text:p>12.672393359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70182716661">
                <text:p>13.3470182716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009584535332">
                <text:p>13.9009584535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draw:stroke-dash="Fine_20_Dashed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67cm" svg:height="7.759cm" xlink:href=".." xlink:type="simple" chart:class="chart:line" chart:style-name="ch1">
        <chart:plot-area chart:style-name="ch2" table:cell-range-address="Hoja1.A3:Hoja1.A103 Hoja1.C3:Hoja1.C103" chart:data-source-has-labels="column" svg:x="1.322cm" svg:y="0.707cm" svg:width="12.921cm" svg:height="6.516cm">
          <chartooo:coordinate-region svg:x="2.049cm" svg:y="0.919cm" svg:width="12.194cm" svg:height="5.631cm"/>
          <chart:axis chart:dimension="x" chart:name="primary-x" chart:style-name="ch3" chartooo:axis-type="auto">
            <chartooo:date-scale/>
            <chart:title svg:x="6.283cm" svg:y="7.172cm" chart:style-name="ch4">
              <text:p>Tiempo (segundos)</text:p>
            </chart:title>
            <chart:categories table:cell-range-address="Hoja1.A3:Hoja1.A103"/>
          </chart:axis>
          <chart:axis chart:dimension="y" chart:name="primary-y" chart:style-name="ch5">
            <chart:title svg:x="0.436cm" svg:y="5.782cm" chart:style-name="ch6">
              <text:p>Ángulo objetivo (grados)</text:p>
            </chart:title>
            <chart:grid chart:style-name="ch7" chart:class="major"/>
          </chart:axis>
          <chart:series chart:style-name="ch8" chart:values-cell-range-address="Hoja1.C3:Hoja1.C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3</svg:desc>
                </draw:g>
              </table:table-cell>
              <table:table-cell office:value-type="float" office:value="6.61723384187391">
                <text:p>6.61723384187391</text:p>
                <draw:g>
                  <svg:desc>Hoja1.C3:Hoja1.C10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744973074049">
                <text:p>9.31744973074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343938001598">
                <text:p>12.134393800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399200761482">
                <text:p>15.039920076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049975005952">
                <text:p>18.0049975005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950024994048">
                <text:p>23.995002499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00799238518">
                <text:p>26.9600799238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656061998402">
                <text:p>29.865606199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825502692595">
                <text:p>32.682550269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3827661581261">
                <text:p>35.382766158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392742018511">
                <text:p>37.939274201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3265306171307">
                <text:p>40.326530617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206827269857">
                <text:p>42.5206827269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4998072888245">
                <text:p>44.499807288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441295442369">
                <text:p>46.244129544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362208018431">
                <text:p>47.736220801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611725790168">
                <text:p>48.961172579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9067455625158">
                <text:p>49.9067455625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5634918996538">
                <text:p>50.5634918996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248495981216">
                <text:p>50.924849598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872080912452">
                <text:p>50.9872080912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7499443135741">
                <text:p>50.749944313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154289263459">
                <text:p>50.215428926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890026306224">
                <text:p>49.3890026306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2789228047705">
                <text:p>48.278922804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8962809994662">
                <text:p>46.896280999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2548921145877">
                <text:p>45.254892114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3711563653016">
                <text:p>43.371156365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638954165345">
                <text:p>41.263895416534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8.9541643231187">
                <text:p>38.954164323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4650411546439">
                <text:p>36.465041154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8213964070149">
                <text:p>33.8213964070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0496445046772">
                <text:p>31.0496445046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74798764195">
                <text:p>28.1774798764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33600241796">
                <text:p>25.23360024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474198729987">
                <text:p>22.247419872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487756971726">
                <text:p>19.248775697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676291757026">
                <text:p>16.2676291757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337669391951">
                <text:p>13.333766939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765031693114">
                <text:p>10.476503169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2438670115443">
                <text:p>7.72438670115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49157727452">
                <text:p>5.1049157727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4426327171843">
                <text:p>2.64426327171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7015224480789">
                <text:p>0.367015224480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0407485923784">
                <text:p>-1.7040748592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4831333193231">
                <text:p>-3.5483133319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14727317240764">
                <text:p>-5.14727317240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8497810248364">
                <text:p>-6.48497810248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54806221668548">
                <text:p>-7.54806221668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2590352995291">
                <text:p>-8.32590352995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1073010900393">
                <text:p>-8.81073010900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9769772692302">
                <text:p>-8.99769772692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8493826507522">
                <text:p>-8.88493826507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7357837872997">
                <text:p>-8.47357837872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76772823989415">
                <text:p>-7.76772823989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77444046983197">
                <text:p>-6.7744404698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50363967160459">
                <text:p>-5.50363967160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96802326671704">
                <text:p>-3.96802326671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8293462667961">
                <text:p>-2.1829346266796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166209767111756">
                <text:p>-0.16620976711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200086383035">
                <text:p>2.06200086383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943372207087">
                <text:p>4.47943372207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193461758728">
                <text:p>7.0619346175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370005509292">
                <text:p>9.7837000550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175350540322">
                <text:p>12.6175350540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351248718371">
                <text:p>15.5351248718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073179154751">
                <text:p>18.5073179154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5044170145305">
                <text:p>21.5044170145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964761455148">
                <text:p>24.4964761455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35996426345">
                <text:p>27.453599642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462409054013">
                <text:p>30.346240905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454976184979">
                <text:p>33.1454976184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8234005341582">
                <text:p>35.8234005341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353192931646">
                <text:p>38.35319293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7095979615637">
                <text:p>40.7095979615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90712037763">
                <text:p>42.8690712037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100359154746">
                <text:p>44.810035915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130986188569">
                <text:p>46.5130986188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612428743488">
                <text:p>47.961242874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1399993032422">
                <text:p>49.1399993032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375901609446">
                <text:p>50.037590160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4504701631">
                <text:p>50.6450470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563003612382">
                <text:p>50.9563003612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682402551932">
                <text:p>50.9682402551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807473987015">
                <text:p>50.6807473987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966943253526">
                <text:p>50.0966943253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2219167003932">
                <text:p>49.221916700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651550126888">
                <text:p>48.065155012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6379672426484">
                <text:p>46.637967242648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44.9546133787047">
                <text:p>44.9546133787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0319129362234">
                <text:p>43.031912936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8890769024655">
                <text:p>40.889076902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475157867529">
                <text:p>38.547515786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0306256937365">
                <text:p>36.0306256937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635545572527">
                <text:p>33.363554557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729508704806">
                <text:p>30.5729508704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866974230074">
                <text:p>27.6866974230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36327052119">
                <text:p>24.733632705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432627636007">
                <text:p>21.7432627636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454663861457">
                <text:p>18.74546638614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57cm" svg:height="8.03cm" xlink:href=".." xlink:type="simple" chart:class="chart:line" chart:style-name="ch1">
        <chart:plot-area chart:style-name="ch2" table:cell-range-address="Hoja1.A3:Hoja1.A103 Hoja1.L3:Hoja1.L103" chart:data-source-has-labels="column" svg:x="1.335cm" svg:y="0.775cm" svg:width="12.928cm" svg:height="6.087cm">
          <chartooo:coordinate-region svg:x="2.062cm" svg:y="0.987cm" svg:width="12.201cm" svg:height="5.202cm"/>
          <chart:axis chart:dimension="x" chart:name="primary-x" chart:style-name="ch3" chartooo:axis-type="auto">
            <chartooo:date-scale/>
            <chart:title svg:x="6.3cm" svg:y="7.023cm" chart:style-name="ch4">
              <text:p>Tiempo (segundos)</text:p>
            </chart:title>
            <chart:categories table:cell-range-address="Hoja1.A3:Hoja1.A103"/>
          </chart:axis>
          <chart:axis chart:dimension="y" chart:name="primary-y" chart:style-name="ch5">
            <chart:title svg:x="0.451cm" svg:y="5.635cm" chart:style-name="ch6">
              <text:p>Ángulo objetivo (grados)</text:p>
            </chart:title>
            <chart:grid chart:style-name="ch7" chart:class="major"/>
          </chart:axis>
          <chart:series chart:style-name="ch8" chart:values-cell-range-address="Hoja1.L3:Hoja1.L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3</svg:desc>
                </draw:g>
              </table:table-cell>
              <table:table-cell office:value-type="float" office:value="-14.3827661581261">
                <text:p>-14.3827661581261</text:p>
                <draw:g>
                  <svg:desc>Hoja1.L3:Hoja1.L10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825502692595">
                <text:p>-11.682550269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6560619984019">
                <text:p>-8.865606199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96007992385184">
                <text:p>-5.96007992385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99500249940484">
                <text:p>-2.99500249940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9500249940484">
                <text:p>2.99500249940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6007992385184">
                <text:p>5.96007992385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6560619984019">
                <text:p>8.865606199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825502692595">
                <text:p>11.682550269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827661581261">
                <text:p>14.382766158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392742018511">
                <text:p>16.939274201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265306171307">
                <text:p>19.326530617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5206827269857">
                <text:p>21.5206827269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998072888245">
                <text:p>23.499807288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441295442369">
                <text:p>25.244129544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362208018431">
                <text:p>26.736220801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11725790168">
                <text:p>27.961172579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067455625158">
                <text:p>28.9067455625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634918996538">
                <text:p>29.5634918996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248495981216">
                <text:p>29.924849598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872080912452">
                <text:p>29.9872080912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154289263459">
                <text:p>29.215428926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789228047705">
                <text:p>27.278922804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548921145877">
                <text:p>24.254892114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638954165345">
                <text:p>20.263895416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650411546439">
                <text:p>15.465041154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496445046772">
                <text:p>10.0496445046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360024179602">
                <text:p>4.23360024179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512243028274">
                <text:p>-1.751224302827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7.66623306080495">
                <text:p>-7.6662330608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2756132988456">
                <text:p>-13.2756132988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3557367282816">
                <text:p>-18.355736728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040748592378">
                <text:p>-22.704074859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472731724076">
                <text:p>-26.1472731724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5480622166855">
                <text:p>-28.5480622166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107301090039">
                <text:p>-29.810730109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997697726923">
                <text:p>-29.997697726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849382650752">
                <text:p>-29.8849382650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7357837873">
                <text:p>-29.47357837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7677282398942">
                <text:p>-28.767728239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774440469832">
                <text:p>-27.774440469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5036396716046">
                <text:p>-26.5036396716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68023266717">
                <text:p>-24.96802326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829346266796">
                <text:p>-23.1829346266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1662097671118">
                <text:p>-21.166209767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379991361696">
                <text:p>-18.9379991361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5205662779291">
                <text:p>-16.520566277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380653824127">
                <text:p>-13.938065382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162999449071">
                <text:p>-11.216299944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8246494596778">
                <text:p>-8.38246494596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46487512816288">
                <text:p>-5.46487512816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9268208452489">
                <text:p>-2.492682084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4417014530491">
                <text:p>0.504417014530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647614551481">
                <text:p>3.49647614551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359964263447">
                <text:p>6.45359964263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4624090540134">
                <text:p>9.34624090540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45497618498">
                <text:p>12.145497618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234005341582">
                <text:p>14.8234005341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53192931646">
                <text:p>17.35319293164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.7095979615637">
                <text:p>19.7095979615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8690712037763">
                <text:p>21.8690712037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100359154746">
                <text:p>23.810035915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130986188569">
                <text:p>25.5130986188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12428743488">
                <text:p>26.961242874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399993032422">
                <text:p>28.1399993032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0375901609446">
                <text:p>29.037590160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4504701631">
                <text:p>29.64504701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563003612381">
                <text:p>29.956300361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682402551932">
                <text:p>29.9682402551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154289263459">
                <text:p>29.2154289263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789228047705">
                <text:p>27.278922804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548921145877">
                <text:p>24.254892114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638954165345">
                <text:p>20.263895416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650411546439">
                <text:p>15.465041154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496445046772">
                <text:p>10.0496445046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360024179602">
                <text:p>4.23360024179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512243028274">
                <text:p>-1.7512243028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6623306080495">
                <text:p>-7.6662330608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2756132988456">
                <text:p>-13.2756132988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3557367282816">
                <text:p>-18.355736728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040748592378">
                <text:p>-22.704074859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472731724076">
                <text:p>-26.1472731724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5480622166855">
                <text:p>-28.5480622166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107301090039">
                <text:p>-29.810730109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997697726923">
                <text:p>-29.997697726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849382650752">
                <text:p>-29.8849382650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7357837873">
                <text:p>-29.47357837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7677282398942">
                <text:p>-28.767728239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774440469832">
                <text:p>-27.774440469832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26.5036396716046">
                <text:p>-26.5036396716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68023266717">
                <text:p>-24.96802326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829346266796">
                <text:p>-23.1829346266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1662097671118">
                <text:p>-21.166209767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379991361696">
                <text:p>-18.9379991361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5205662779291">
                <text:p>-16.5205662779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380653824127">
                <text:p>-13.938065382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162999449071">
                <text:p>-11.216299944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8246494596778">
                <text:p>-8.38246494596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46487512816288">
                <text:p>-5.46487512816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9268208452489">
                <text:p>-2.49268208452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